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1.2mm"/>
    </style:style>
    <style:style style:name="co8" style:family="table-column">
      <style:table-column-properties fo:break-before="auto" style:column-width="54.54mm"/>
    </style:style>
    <style:style style:name="co9" style:family="table-column">
      <style:table-column-properties fo:break-before="auto" style:column-width="77.42mm"/>
    </style:style>
    <style:style style:name="co10" style:family="table-column">
      <style:table-column-properties fo:break-before="auto" style:column-width="26.49mm"/>
    </style:style>
    <style:style style:name="co11" style:family="table-column">
      <style:table-column-properties fo:break-before="auto" style:column-width="27.59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176.04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73.06mm"/>
    </style:style>
    <style:style style:name="co24" style:family="table-column">
      <style:table-column-properties fo:break-before="auto" style:column-width="108.74mm"/>
    </style:style>
    <style:style style:name="co25" style:family="table-column">
      <style:table-column-properties fo:break-before="auto" style:column-width="146.35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83.59mm"/>
    </style:style>
    <style:style style:name="co38" style:family="table-column">
      <style:table-column-properties fo:break-before="auto" style:column-width="12.31mm"/>
    </style:style>
    <style:style style:name="co39" style:family="table-column">
      <style:table-column-properties fo:break-before="auto" style:column-width="13.71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3.02mm"/>
    </style:style>
    <style:style style:name="co43" style:family="table-column">
      <style:table-column-properties fo:break-before="auto" style:column-width="106.84mm"/>
    </style:style>
    <style:style style:name="co44" style:family="table-column">
      <style:table-column-properties fo:break-before="auto" style:column-width="120.1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17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19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6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70" style:family="table-cell" style:parent-style-name="Default">
      <style:table-cell-properties fo:padding="0.71mm"/>
    </style:style>
    <style:style style:name="ce272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27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27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7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8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280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9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292" style:family="table-cell" style:parent-style-name="Default">
      <style:table-cell-properties fo:border-bottom="none" fo:border-left="0.74pt solid #000000" fo:border-right="0.74pt solid #000000" fo:border-top="none"/>
    </style:style>
    <style:style style:name="ce28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31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74pt solid #000000" fo:padding="0.71mm"/>
    </style:style>
    <style:style style:name="ce33" style:family="table-cell" style:parent-style-name="Default">
      <style:table-cell-properties fo:border="0.74pt solid #000000"/>
    </style:style>
    <style:style style:name="ce3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47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 style:vertical-align="top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>
      <style:table-cell-properties fo:padding="0.71mm" style:vertical-align="top"/>
    </style:style>
    <style:style style:name="ce45" style:family="table-cell" style:parent-style-name="Default">
      <style:table-cell-properties fo:padding="0.71mm" style:vertical-align="top"/>
      <style:text-properties fo:color="#c9211e"/>
    </style:style>
    <style:style style:name="ce36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36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7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4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 style:vertical-align="top"/>
    </style:style>
    <style:style style:name="ce5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 style:vertical-align="top"/>
      <style:text-properties fo:color="#c9211e"/>
    </style:style>
    <style:style style:name="ce37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8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8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38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9211e"/>
    </style:style>
    <style:style style:name="ce38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8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9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8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9" style:family="table-cell" style:parent-style-name="Default">
      <style:table-cell-properties fo:border-bottom="none" fo:border-left="0.06pt solid #000000" fo:border-right="0.06pt solid #000000" fo:border-top="none"/>
    </style:style>
    <style:style style:name="ce40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9" style:family="table-cell" style:parent-style-name="Default">
      <style:table-cell-properties fo:border-bottom="none" fo:border-left="0.74pt solid #000000" fo:border-right="0.74pt solid #000000" fo:border-top="none"/>
      <style:text-properties fo:color="#ff4000"/>
    </style:style>
    <style:style style:name="ce90" style:family="table-cell" style:parent-style-name="Default">
      <style:table-cell-properties fo:border-bottom="0.74pt solid #000000" fo:border-left="0.74pt solid #000000" fo:border-right="0.74pt solid #000000" fo:border-top="none"/>
      <style:text-properties fo:color="#ff4000"/>
    </style:style>
    <style:style style:name="ce40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0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4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5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6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/>
    </style:style>
    <style:style style:name="ce417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419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Default">
      <style:table-cell-properties fo:border-bottom="none" fo:border-left="none" fo:border-right="0.31pt solid #3c3c3c" fo:border-top="0.74pt solid #000000"/>
    </style:style>
    <style:style style:name="ce421" style:family="table-cell" style:parent-style-name="Default">
      <style:table-cell-properties fo:border-bottom="none" fo:border-left="0.06pt solid #000000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2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471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/>
    </style:style>
    <style:style style:name="ce422" style:family="table-cell" style:parent-style-name="Default">
      <style:table-cell-properties fo:border-bottom="none" fo:border-left="0.06pt solid #000000" fo:border-right="0.06pt solid #000000" fo:border-top="none"/>
      <style:text-properties fo:color="#c9211e"/>
    </style:style>
    <style:style style:name="ce42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>
      <style:table-cell-properties fo:border-bottom="none" fo:border-left="0.31pt solid #3c3c3c" fo:border-right="0.31pt solid #3c3c3c" fo:border-top="0.74pt solid #000000"/>
    </style:style>
    <style:style style:name="ce426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fo:border-bottom="none" fo:border-left="none" fo:border-right="0.06pt solid #000000" fo:border-top="none"/>
    </style:style>
    <style:style style:name="ce42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0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order-bottom="none" fo:background-color="transparent" fo:border-left="0.74pt solid #000000" fo:border-right="0.74pt solid #000000" fo:border-top="none"/>
      <style:text-properties style:use-window-font-color="true"/>
    </style:style>
    <style:style style:name="ce124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style:use-window-font-color="true"/>
    </style:style>
    <style:style style:name="ce324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2" style:family="table-cell" style:parent-style-name="Default">
      <style:table-cell-properties fo:padding="0.71mm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4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fo:padding="0.71mm"/>
      <style:text-properties fo:color="#ff4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fo:padding="0.71mm"/>
      <style:text-properties fo:color="#ff4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436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43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9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445" style:family="table-cell" style:parent-style-name="Default">
      <style:table-cell-properties fo:border-bottom="none" fo:border-left="0.31pt solid #3c3c3c" fo:border-right="0.31pt solid #3c3c3c" fo:border-top="0.31pt solid #3c3c3c"/>
      <style:text-properties style:use-window-font-color="true"/>
    </style:style>
    <style:style style:name="ce446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7" style:family="table-cell" style:parent-style-name="Default">
      <style:table-cell-properties fo:border-bottom="none" fo:border-left="0.74pt solid #000000" fo:border-right="0.74pt solid #000000" fo:border-top="0.74pt solid #000000"/>
      <style:text-properties fo:color="#000000"/>
    </style:style>
    <style:style style:name="ce44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9" style:family="table-cell" style:parent-style-name="Default"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45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8" style:family="table-cell" style:parent-style-name="Default">
      <style:table-cell-properties fo:border-bottom="0.06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border-bottom="0.74pt solid #000000" fo:border-left="0.74pt solid #000000" fo:border-right="0.74pt solid #000000" fo:border-top="none"/>
      <style:text-properties fo:color="#c9211e"/>
    </style:style>
    <style:style style:name="ce155" style:family="table-cell" style:parent-style-name="Default">
      <style:table-cell-properties fo:border="none"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4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46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4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fo:border-bottom="none" fo:border-left="0.31pt solid #3c3c3c" fo:border-right="0.31pt solid #3c3c3c" fo:border-top="none"/>
    </style:style>
    <style:style style:name="ce467" style:family="table-cell" style:parent-style-name="Default">
      <style:table-cell-properties fo:border-bottom="0.31pt solid #3c3c3c" fo:border-left="0.31pt solid #3c3c3c" fo:border-right="0.31pt solid #3c3c3c" fo:border-top="none"/>
      <style:text-properties style:use-window-font-color="true" style:text-line-through-style="none" style:text-line-through-type="none" style:text-underline-style="none"/>
    </style:style>
    <style:style style:name="ce46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7" style:family="table-cell" style:parent-style-name="Default">
      <style:table-cell-properties fo:border-bottom="none" fo:border-left="0.31pt solid #3c3c3c" fo:padding="0.71mm" fo:border-right="0.31pt solid #3c3c3c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8" style:family="table-cell" style:parent-style-name="Default">
      <style:table-cell-properties fo:border-bottom="0.06pt solid #000000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479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fo:border="0.74pt solid #000000"/>
    </style:style>
    <style:style style:name="ce441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>
      <style:table-cell-properties fo:border-bottom="0.31pt solid #3c3c3c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4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5" style:family="table-cell" style:parent-style-name="Default">
      <style:text-properties fo:color="#000000"/>
    </style:style>
    <style:style style:name="ce486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7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fo:border-bottom="none" fo:border-left="0.74pt solid #000000" fo:border-right="0.74pt solid #000000" fo:border-top="0.74pt solid #000000"/>
      <style:text-properties style:use-window-font-color="true"/>
    </style:style>
    <style:style style:name="ce488" style:family="table-cell" style:parent-style-name="Default">
      <style:table-cell-properties fo:border-bottom="0.31pt solid #3c3c3c" fo:border-left="none" fo:border-right="none" fo:border-top="none"/>
    </style:style>
    <style:style style:name="ce49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7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 style:data-style-name="N100">
      <style:table-cell-properties fo:border-bottom="none" fo:border-left="0.74pt solid #000000" fo:border-right="0.74pt solid #000000" fo:border-top="0.74pt solid #000000"/>
    </style:style>
    <style:style style:name="ce500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0" style:family="table-cell" style:parent-style-name="Default">
      <style:table-cell-properties fo:border="0.31pt solid #3c3c3c"/>
    </style:style>
    <style:style style:name="ce673" style:family="table-cell" style:parent-style-name="Default">
      <style:text-properties style:use-window-font-color="true"/>
    </style:style>
    <style:style style:name="ce6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4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75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6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77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8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1" style:family="table-cell" style:parent-style-name="Default" style:data-style-name="N10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0" style:family="table-cell" style:parent-style-name="Default">
      <style:table-cell-properties fo:border-bottom="none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68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5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8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0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70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8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9" style:family="table-cell" style:parent-style-name="Default">
      <style:table-cell-properties fo:border-bottom="none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4" style:family="table-cell" style:parent-style-name="Default">
      <style:table-cell-properties fo:border-bottom="none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2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2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9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0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73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6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8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0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3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4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761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text-properties fo:color="#bf0041"/>
    </style:style>
    <style:style style:name="ce7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1" style:family="table-cell" style:parent-style-name="Default">
      <style:table-cell-properties fo:border-bottom="none" fo:border-left="0.74pt solid #000000" fo:border-right="0.74pt solid #000000" fo:border-top="none"/>
      <style:text-properties fo:color="#bf0041"/>
    </style:style>
    <style:style style:name="ce492" style:family="table-cell" style:parent-style-name="Default">
      <style:table-cell-properties fo:border-bottom="none" fo:border-left="none" fo:border-right="0.74pt solid #000000" fo:border-top="none"/>
    </style:style>
    <style:style style:name="ce7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>
      <style:table-cell-properties fo:border-bottom="none" fo:border-left="0.74pt solid #000000" fo:border-right="0.74pt solid #000000" fo:border-top="none"/>
      <style:text-properties fo:color="#000000" style:text-line-through-style="solid" style:text-line-through-type="single"/>
    </style:style>
    <style:style style:name="ce7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6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7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8" style:family="table-cell" style:parent-style-name="Default">
      <style:table-cell-properties fo:padding="0.71mm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gr1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17.59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-offset-x="1mm" draw:shadow-offset-y="1m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19.21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19.21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-offset-x="1mm" draw:shadow-offset-y="1m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20.49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270"/>
        <table:table-column table:style-name="co2" table:default-cell-style-name="ce270"/>
        <table:table-column table:style-name="co3" table:default-cell-style-name="ce270"/>
        <table:table-column table:style-name="co4" table:default-cell-style-name="ce270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170"/>
          <table:table-cell table:number-columns-repeated="63"/>
        </table:table-row>
        <table:table-row table:style-name="ro1">
          <table:table-cell table:style-name="ce171" office:value-type="string" calcext:value-type="string">
            <text:p>Bedingung</text:p>
          </table:table-cell>
          <table:table-cell table:style-name="ce171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172" office:value-type="string" calcext:value-type="string">
            <text:p>Jede Nachricht besteht nur aus einem Objekt <text:span text:style-name="T4">Message</text:span></text:p>
          </table:table-cell>
          <table:table-cell table:style-name="ce272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173" office:value-type="string" calcext:value-type="string">
            <text:p>Bei einer Nachricht handelt es sich um einen json-codierten String</text:p>
          </table:table-cell>
          <table:table-cell table:style-name="ce273" office:value-type="string" calcext:value-type="string">
            <text:p>Siehe https://www.json.org</text:p>
          </table:table-cell>
          <table:table-cell table:style-name="ce278"/>
          <table:table-cell/>
          <table:table-cell table:style-name="ce280"/>
          <table:table-cell table:number-columns-repeated="59"/>
        </table:table-row>
        <table:table-row table:style-name="ro1">
          <table:table-cell table:style-name="ce173" office:value-type="string" calcext:value-type="string">
            <text:p>Rot markierter Text im Dokument muss noch überarbeitet werden!</text:p>
          </table:table-cell>
          <table:table-cell table:style-name="ce273"/>
          <table:table-cell table:style-name="ce278"/>
          <table:table-cell/>
          <table:table-cell table:style-name="ce280"/>
          <table:table-cell table:number-columns-repeated="59"/>
        </table:table-row>
        <table:table-row table:style-name="ro1">
          <table:table-cell table:style-name="ce173" office:value-type="string" calcext:value-type="string">
            <text:p>Bei einer Fehlerhaften Nachricht beendet der Server die Verbindung</text:p>
          </table:table-cell>
          <table:table-cell table:style-name="ce274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192" office:value-type="string" calcext:value-type="string">
            <text:p>Die maximale Länge eines Strings beträgt 1024 Zeichen</text:p>
          </table:table-cell>
          <table:table-cell table:style-name="ce274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192" office:value-type="string" calcext:value-type="string">
            <text:p>Sonderzeichen (z.B. UTF-8) zählen als ein Buchstabe</text:p>
          </table:table-cell>
          <table:table-cell table:style-name="ce274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197" office:value-type="string" calcext:value-type="string">
            <text:p>Die maximale Gesamtlänge einer Nachricht beträgt 2048 Zeichen</text:p>
          </table:table-cell>
          <table:table-cell table:style-name="ce275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267"/>
          <table:table-cell table:style-name="ce276" table:number-columns-repeated="2"/>
          <table:table-cell/>
          <table:table-cell table:style-name="ce280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280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283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table:table-column table:style-name="co7" table:default-cell-style-name="ce270"/>
        <table:table-column table:style-name="co8" table:default-cell-style-name="ce270"/>
        <table:table-column table:style-name="co9" table:default-cell-style-name="ce270"/>
        <table:table-column table:style-name="co10" table:default-cell-style-name="ce270"/>
        <table:table-column table:style-name="co11" table:default-cell-style-name="ce270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8" office:value-type="string" calcext:value-type="string" table:number-columns-spanned="1" table:number-rows-spanned="2">
            <text:p>HardwareState (Enum)</text:p>
          </table:table-cell>
          <table:table-cell table:style-name="ce29" office:value-type="string" calcext:value-type="string" table:number-columns-spanned="1" table:number-rows-spanned="2">
            <text:p>Beschreibung</text:p>
          </table:table-cell>
          <table:table-cell table:style-name="ce29" office:value-type="string" calcext:value-type="string" table:number-columns-spanned="1" table:number-rows-spanned="2">
            <text:p>Beispiel</text:p>
          </table:table-cell>
          <table:table-cell table:style-name="ce31" office:value-type="string" calcext:value-type="string" table:number-columns-spanned="2" table:number-rows-spanned="1">
            <text:p>LED Hardware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LED Software</text:p>
          </table:table-cell>
          <table:covered-table-cell table:style-name="ce33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34" office:value-type="string" calcext:value-type="string">
            <text:p>rot</text:p>
          </table:table-cell>
          <table:table-cell table:style-name="ce34" office:value-type="string" calcext:value-type="string">
            <text:p>grün</text:p>
          </table:table-cell>
          <table:table-cell table:style-name="ce34" office:value-type="string" calcext:value-type="string">
            <text:p>Status HW</text:p>
          </table:table-cell>
          <table:table-cell table:style-name="ce34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272" office:value-type="string" calcext:value-type="string">
            <text:p>--</text:p>
          </table:table-cell>
          <table:table-cell table:style-name="ce272" office:value-type="string" calcext:value-type="string">
            <text:p>Keine Verbindung zum Appserver</text:p>
          </table:table-cell>
          <table:table-cell table:style-name="ce272" office:value-type="string" calcext:value-type="string">
            <text:p>Initialisierung, Netzwerkprobleme</text:p>
          </table:table-cell>
          <table:table-cell table:style-name="ce272" office:value-type="string" calcext:value-type="string">
            <text:p>blink</text:p>
          </table:table-cell>
          <table:table-cell table:style-name="ce272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35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ERROR</text:p>
          </table:table-cell>
          <table:table-cell table:style-name="ce272" office:value-type="string" calcext:value-type="string">
            <text:p>Keine Verbindung zur Hardware</text:p>
          </table:table-cell>
          <table:table-cell table:style-name="ce272" office:value-type="string" calcext:value-type="string">
            <text:p>keine Antwort der CS2 auf Ping</text:p>
          </table:table-cell>
          <table:table-cell table:style-name="ce272" office:value-type="string" calcext:value-type="string">
            <text:p>dauer</text:p>
          </table:table-cell>
          <table:table-cell table:style-name="ce272" office:value-type="string" calcext:value-type="string">
            <text:p>aus</text:p>
          </table:table-cell>
          <table:table-cell table:number-columns-repeated="2" table:style-name="ce29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STANDBY</text:p>
          </table:table-cell>
          <table:table-cell table:style-name="ce272" office:value-type="string" calcext:value-type="string">
            <text:p>Energiesparmodus</text:p>
          </table:table-cell>
          <table:table-cell table:style-name="ce272" office:value-type="string" calcext:value-type="string">
            <text:p>Licht gedämmt, Anlage stromlos, Monitore aus</text:p>
          </table:table-cell>
          <table:table-cell table:style-name="ce272" office:value-type="string" calcext:value-type="string">
            <text:p>aus</text:p>
          </table:table-cell>
          <table:table-cell table:style-name="ce272" office:value-type="string" calcext:value-type="string">
            <text:p>blitz</text:p>
          </table:table-cell>
          <table:table-cell table:number-columns-repeated="2" table:style-name="ce29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EMERGENCY_STOP</text:p>
          </table:table-cell>
          <table:table-cell table:style-name="ce292" office:value-type="string" calcext:value-type="string">
            <text:p>Anlage stromlos</text:p>
          </table:table-cell>
          <table:table-cell table:style-name="ce272" office:value-type="string" calcext:value-type="string">
            <text:p>Nothalt oder Kurzschluss</text:p>
          </table:table-cell>
          <table:table-cell table:style-name="ce272" office:value-type="string" calcext:value-type="string">
            <text:p>blitz</text:p>
          </table:table-cell>
          <table:table-cell table:style-name="ce272" office:value-type="string" calcext:value-type="string">
            <text:p>aus</text:p>
          </table:table-cell>
          <table:table-cell table:style-name="ce292" office:value-type="string" calcext:value-type="string">
            <text:p>rot</text:p>
          </table:table-cell>
          <table:table-cell table:style-name="ce29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MANUEL</text:p>
          </table:table-cell>
          <table:table-cell table:style-name="ce22" office:value-type="string" calcext:value-type="string">
            <text:p>Anlage online</text:p>
          </table:table-cell>
          <table:table-cell table:style-name="ce21" office:value-type="string" calcext:value-type="string">
            <text:p>Analge unter Strom</text:p>
          </table:table-cell>
          <table:table-cell table:style-name="ce272" office:value-type="string" calcext:value-type="string">
            <text:p>aus</text:p>
          </table:table-cell>
          <table:table-cell table:style-name="ce272" office:value-type="string" calcext:value-type="string">
            <text:p>blink</text:p>
          </table:table-cell>
          <table:table-cell table:style-name="ce292" office:value-type="string" calcext:value-type="string">
            <text:p>grün</text:p>
          </table:table-cell>
          <table:table-cell table:style-name="ce29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AUTOMATIC</text:p>
          </table:table-cell>
          <table:table-cell table:style-name="ce28" office:value-type="string" calcext:value-type="string">
            <text:p>Anlage automatisch</text:p>
          </table:table-cell>
          <table:table-cell table:style-name="ce28"/>
          <table:table-cell table:style-name="ce28" office:value-type="string" calcext:value-type="string">
            <text:p>aus</text:p>
          </table:table-cell>
          <table:table-cell table:style-name="ce28" office:value-type="string" calcext:value-type="string">
            <text:p>dauer</text:p>
          </table:table-cell>
          <table:table-cell table:number-columns-repeated="2" table:style-name="ce23" office:value-type="string" calcext:value-type="string">
            <text:p>grün</text:p>
          </table:table-cell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11">
          <table:table-cell table:style-name="Default" table:number-columns-repeated="4"/>
          <table:table-cell table:number-columns-repeated="60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table:table-column table:style-name="co12" table:default-cell-style-name="ce270"/>
        <table:table-column table:style-name="co13" table:default-cell-style-name="ce270"/>
        <table:table-column table:style-name="co14" table:default-cell-style-name="ce270"/>
        <table:table-column table:style-name="co15" table:default-cell-style-name="ce270"/>
        <table:table-column table:style-name="co16" table:default-cell-style-name="ce270"/>
        <table:table-column table:style-name="co17" table:default-cell-style-name="ce270"/>
        <table:table-column table:style-name="co18" table:default-cell-style-name="ce270"/>
        <table:table-column table:style-name="co19" table:default-cell-style-name="ce270"/>
        <table:table-column table:style-name="co20" table:default-cell-style-name="ce270"/>
        <table:table-column table:style-name="co5" table:number-columns-repeated="55" table:default-cell-style-name="Default"/>
        <table:table-row table:style-name="ro1">
          <table:table-cell table:style-name="ce1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47" office:value-type="string" calcext:value-type="string">
            <text:p>Bezeichnung</text:p>
          </table:table-cell>
          <table:table-cell table:style-name="ce347" office:value-type="string" calcext:value-type="string">
            <text:p>Datentyp (JSON)</text:p>
          </table:table-cell>
          <table:table-cell table:style-name="ce347" office:value-type="string" calcext:value-type="string">
            <text:p>Datentyp Java</text:p>
          </table:table-cell>
          <table:table-cell table:style-name="ce347" office:value-type="string" calcext:value-type="string">
            <text:p>Datentyp C++</text:p>
          </table:table-cell>
          <table:table-cell table:style-name="ce347" office:value-type="string" calcext:value-type="string">
            <text:p>Darstellung (JSON)</text:p>
          </table:table-cell>
          <table:table-cell table:style-name="ce347" office:value-type="string" calcext:value-type="string">
            <text:p>Wertebereich</text:p>
          </table:table-cell>
          <table:table-cell table:style-name="ce347" office:value-type="string" calcext:value-type="string">
            <text:p>Länge</text:p>
          </table:table-cell>
          <table:table-cell table:style-name="ce347" office:value-type="string" calcext:value-type="string">
            <text:p>Bytes</text:p>
          </table:table-cell>
          <table:table-cell table:style-name="ce347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370" office:value-type="string" calcext:value-type="string">
            <text:p>boolean</text:p>
          </table:table-cell>
          <table:table-cell table:style-name="ce370" office:value-type="string" calcext:value-type="string">
            <text:p>bool</text:p>
          </table:table-cell>
          <table:table-cell table:style-name="ce370" office:value-type="string" calcext:value-type="string">
            <text:p>true, false</text:p>
          </table:table-cell>
          <table:table-cell table:style-name="ce370" office:value-type="string" calcext:value-type="string">
            <text:p>0, 1</text:p>
          </table:table-cell>
          <table:table-cell table:number-columns-repeated="2" table:style-name="ce370" office:value-type="float" office:value="1" calcext:value-type="float">
            <text:p>1</text:p>
          </table:table-cell>
          <table:table-cell table:style-name="ce370"/>
          <table:table-cell table:number-columns-repeated="55"/>
        </table:table-row>
        <table:table-row table:style-name="ro1">
          <table:table-cell table:style-name="ce348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int</text:p>
          </table:table-cell>
          <table:table-cell table:style-name="ce370" office:value-type="string" calcext:value-type="string">
            <text:p>unsigned char</text:p>
          </table:table-cell>
          <table:table-cell table:style-name="ce370"/>
          <table:table-cell table:style-name="ce370" office:value-type="string" calcext:value-type="string">
            <text:p>0-100</text:p>
          </table:table-cell>
          <table:table-cell table:style-name="ce370" office:value-type="float" office:value="3" calcext:value-type="float">
            <text:p>3</text:p>
          </table:table-cell>
          <table:table-cell table:style-name="ce370" office:value-type="float" office:value="1" calcext:value-type="float">
            <text:p>1</text:p>
          </table:table-cell>
          <table:table-cell table:style-name="ce37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int</text:p>
          </table:table-cell>
          <table:table-cell table:style-name="ce370" office:value-type="string" calcext:value-type="string">
            <text:p>unsigned char</text:p>
          </table:table-cell>
          <table:table-cell table:style-name="ce370"/>
          <table:table-cell table:style-name="ce370" office:value-type="string" calcext:value-type="string">
            <text:p>0-255</text:p>
          </table:table-cell>
          <table:table-cell table:style-name="ce370" office:value-type="float" office:value="3" calcext:value-type="float">
            <text:p>3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long</text:p>
          </table:table-cell>
          <table:table-cell table:style-name="ce370" office:value-type="string" calcext:value-type="string">
            <text:p>int</text:p>
          </table:table-cell>
          <table:table-cell table:style-name="ce370"/>
          <table:table-cell table:style-name="ce370" office:value-type="string" calcext:value-type="string">
            <text:p>-2.147.483.648 bis 2.147.483.647</text:p>
          </table:table-cell>
          <table:table-cell table:style-name="ce370" office:value-type="float" office:value="11" calcext:value-type="float">
            <text:p>11</text:p>
          </table:table-cell>
          <table:table-cell table:style-name="ce379" office:value-type="float" office:value="4" calcext:value-type="float">
            <text:p>4</text:p>
          </table:table-cell>
          <table:table-cell table:style-name="ce370"/>
          <table:table-cell table:number-columns-repeated="55"/>
        </table:table-row>
        <table:table-row table:style-name="ro1">
          <table:table-cell table:style-name="ce348" office:value-type="string" calcext:value-type="string">
            <text:p>Float</text:p>
          </table:table-cell>
          <table:table-cell office:value-type="string" calcext:value-type="string">
            <text:p>number</text:p>
          </table:table-cell>
          <table:table-cell table:number-columns-repeated="2" table:style-name="ce370" office:value-type="string" calcext:value-type="string">
            <text:p>float</text:p>
          </table:table-cell>
          <table:table-cell table:style-name="ce370"/>
          <table:table-cell table:style-name="ce370" office:value-type="string" calcext:value-type="string">
            <text:p>+/-1.4E-45 bis +/-3.4E38</text:p>
          </table:table-cell>
          <table:table-cell table:style-name="ce370"/>
          <table:table-cell table:style-name="ce379" office:value-type="float" office:value="4" calcext:value-type="float">
            <text:p>4</text:p>
          </table:table-cell>
          <table:table-cell table:style-name="ce379"/>
          <table:table-cell table:number-columns-repeated="55"/>
        </table:table-row>
        <table:table-row table:style-name="ro1">
          <table:table-cell table:style-name="ce348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String</text:p>
          </table:table-cell>
          <table:table-cell table:style-name="ce370" office:value-type="string" calcext:value-type="string">
            <text:p>std::string</text:p>
          </table:table-cell>
          <table:table-cell table:style-name="ce370"/>
          <table:table-cell table:style-name="ce370" office:value-type="string" calcext:value-type="string">
            <text:p>*{1-1024}</text:p>
          </table:table-cell>
          <table:table-cell table:style-name="ce370"/>
          <table:table-cell table:style-name="ce380" office:value-type="string" calcext:value-type="string">
            <text:p>-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348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String</text:p>
          </table:table-cell>
          <table:table-cell table:style-name="ce370" office:value-type="string" calcext:value-type="string">
            <text:p>std::string</text:p>
          </table:table-cell>
          <table:table-cell table:style-name="ce348"/>
          <table:table-cell table:style-name="ce373" office:value-type="string" calcext:value-type="string">
            <text:p>[0-9][A-F]</text:p>
          </table:table-cell>
          <table:table-cell table:style-name="ce373" office:value-type="float" office:value="64" calcext:value-type="float">
            <text:p>64</text:p>
          </table:table-cell>
          <table:table-cell table:style-name="ce380" office:value-type="float" office:value="64" calcext:value-type="float">
            <text:p>64</text:p>
          </table:table-cell>
          <table:table-cell table:style-name="ce384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Date</text:p>
          </table:table-cell>
          <table:table-cell table:style-name="ce370" office:value-type="string" calcext:value-type="string">
            <text:p>std::string</text:p>
          </table:table-cell>
          <table:table-cell table:style-name="ce372" office:value-type="string" calcext:value-type="string">
            <text:p>dd.mm.yyyy</text:p>
          </table:table-cell>
          <table:table-cell table:style-name="ce373" office:value-type="string" calcext:value-type="string">
            <text:p>^\d{2}\.\d{2}\.\d{4}$</text:p>
          </table:table-cell>
          <table:table-cell table:style-name="ce373"/>
          <table:table-cell table:style-name="ce381" office:value-type="float" office:value="10" calcext:value-type="float">
            <text:p>10</text:p>
          </table:table-cell>
          <table:table-cell table:style-name="ce381"/>
          <table:table-cell table:number-columns-repeated="55"/>
        </table:table-row>
        <table:table-row table:style-name="ro1">
          <table:table-cell table:style-name="ce348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Date</text:p>
          </table:table-cell>
          <table:table-cell table:style-name="ce370" office:value-type="string" calcext:value-type="string">
            <text:p>std::string</text:p>
          </table:table-cell>
          <table:table-cell table:style-name="ce348" office:value-type="string" calcext:value-type="string">
            <text:p>dd.mm.yyyy hh:mm:ss</text:p>
          </table:table-cell>
          <table:table-cell table:style-name="ce373" office:value-type="string" calcext:value-type="string">
            <text:p>19 Zeichen</text:p>
          </table:table-cell>
          <table:table-cell table:style-name="ce373" office:value-type="float" office:value="19" calcext:value-type="float">
            <text:p>19</text:p>
          </table:table-cell>
          <table:table-cell table:style-name="ce380" office:value-type="float" office:value="19" calcext:value-type="float">
            <text:p>19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348" office:value-type="string" calcext:value-type="string">
            <text:p>TimeStamp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Date</text:p>
          </table:table-cell>
          <table:table-cell table:style-name="ce370" office:value-type="string" calcext:value-type="string">
            <text:p>std::string</text:p>
          </table:table-cell>
          <table:table-cell table:style-name="ce348" office:value-type="string" calcext:value-type="string">
            <text:p>yyyy-MM-dd HH:mm:ss.SSSS</text:p>
          </table:table-cell>
          <table:table-cell table:style-name="ce373" office:value-type="string" calcext:value-type="string">
            <text:p>24 Zeichen</text:p>
          </table:table-cell>
          <table:table-cell table:style-name="ce373" office:value-type="float" office:value="24" calcext:value-type="float">
            <text:p>24</text:p>
          </table:table-cell>
          <table:table-cell table:style-name="ce380" office:value-type="float" office:value="24" calcext:value-type="float">
            <text:p>24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40" office:value-type="string" calcext:value-type="string" table:number-columns-spanned="1" table:number-rows-spanned="2">
            <text:p>IPAddress</text:p>
          </table:table-cell>
          <table:table-cell table:style-name="ce44" office:value-type="string" calcext:value-type="string" table:number-columns-spanned="1" table:number-rows-spanned="2">
            <text:p>string</text:p>
          </table:table-cell>
          <table:table-cell table:style-name="ce49" office:value-type="string" calcext:value-type="string" table:number-columns-spanned="1" table:number-rows-spanned="2">
            <text:p>InetAddress</text:p>
          </table:table-cell>
          <table:table-cell table:style-name="ce49" office:value-type="string" calcext:value-type="string" table:number-columns-spanned="1" table:number-rows-spanned="2">
            <text:p>std::string</text:p>
          </table:table-cell>
          <table:table-cell table:style-name="ce373" office:value-type="string" calcext:value-type="string">
            <text:p>xxx.xxx.xxx.xxx</text:p>
          </table:table-cell>
          <table:table-cell table:style-name="ce373" office:value-type="string" calcext:value-type="string">
            <text:p>0.0.0.0 - 255.255.255.255</text:p>
          </table:table-cell>
          <table:table-cell table:style-name="ce373" office:value-type="float" office:value="15" calcext:value-type="float">
            <text:p>15</text:p>
          </table:table-cell>
          <table:table-cell table:style-name="ce380" office:value-type="float" office:value="15" calcext:value-type="float">
            <text:p>15</text:p>
          </table:table-cell>
          <table:table-cell table:style-name="ce384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covered-table-cell table:style-name="ce41"/>
          <table:covered-table-cell table:style-name="ce45"/>
          <table:covered-table-cell table:number-columns-repeated="2" table:style-name="ce50"/>
          <table:table-cell table:style-name="ce374"/>
          <table:table-cell table:style-name="ce373" office:value-type="string" calcext:value-type="string">
            <text:p>39 Zeichen</text:p>
          </table:table-cell>
          <table:table-cell table:number-columns-repeated="2" table:style-name="ce373" office:value-type="float" office:value="39" calcext:value-type="float">
            <text:p>39</text:p>
          </table:table-cell>
          <table:table-cell table:style-name="ce385" office:value-type="string" calcext:value-type="string">
            <text:p>https://stackoverflow.com/questions/166132/maximum-length-of-the-textual-representation-of-an-ipv6-address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Version</text:p>
          </table:table-cell>
          <table:table-cell table:style-name="ce370" office:value-type="string" calcext:value-type="string">
            <text:p>-</text:p>
          </table:table-cell>
          <table:table-cell table:style-name="ce375" office:value-type="string" calcext:value-type="string">
            <text:p>m.m.b.p</text:p>
          </table:table-cell>
          <table:table-cell table:style-name="ce373" office:value-type="string" calcext:value-type="string">
            <text:p>0.0.0.0 - inf</text:p>
          </table:table-cell>
          <table:table-cell table:style-name="ce373"/>
          <table:table-cell table:style-name="ce380" office:value-type="float" office:value="10" calcext:value-type="float">
            <text:p>10</text:p>
          </table:table-cell>
          <table:table-cell table:style-name="ce384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370" office:value-type="string" calcext:value-type="string">
            <text:p>null</text:p>
          </table:table-cell>
          <table:table-cell table:style-name="ce373" office:value-type="string" calcext:value-type="string">
            <text:p>null</text:p>
          </table:table-cell>
          <table:table-cell table:style-name="ce373" office:value-type="string" calcext:value-type="string">
            <text:p>{}</text:p>
          </table:table-cell>
          <table:table-cell table:style-name="ce373"/>
          <table:table-cell table:style-name="ce380" office:value-type="float" office:value="0" calcext:value-type="float">
            <text:p>0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365" office:value-type="string" calcext:value-type="string">
            <text:p>Object</text:p>
          </table:table-cell>
          <table:table-cell table:number-columns-repeated="2" table:style-name="ce368" office:value-type="string" calcext:value-type="string">
            <text:p>object</text:p>
          </table:table-cell>
          <table:table-cell table:style-name="ce368" office:value-type="string" calcext:value-type="string">
            <text:p>void*</text:p>
          </table:table-cell>
          <table:table-cell table:style-name="ce368"/>
          <table:table-cell table:style-name="ce365" office:value-type="string" calcext:value-type="string">
            <text:p>{}</text:p>
          </table:table-cell>
          <table:table-cell table:style-name="ce365"/>
          <table:table-cell table:style-name="ce383" office:value-type="string" calcext:value-type="string">
            <text:p>-</text:p>
          </table:table-cell>
          <table:table-cell table:style-name="ce386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366"/>
          <table:table-cell table:style-name="ce369"/>
          <table:table-cell table:number-columns-repeated="3"/>
          <table:table-cell table:style-name="ce377" table:number-columns-repeated="2"/>
          <table:table-cell table:number-columns-repeated="57"/>
        </table:table-row>
        <table:table-row table:style-name="ro1" table:number-rows-repeated="1048554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numerationen" table:style-name="ta4">
        <table:table-column table:style-name="co21" table:default-cell-style-name="ce407"/>
        <table:table-column table:style-name="co22" table:default-cell-style-name="ce407"/>
        <table:table-column table:style-name="co23" table:default-cell-style-name="ce407"/>
        <table:table-column table:style-name="co22" table:default-cell-style-name="ce407"/>
        <table:table-column table:style-name="co24" table:default-cell-style-name="ce407"/>
        <table:table-column table:style-name="co25" table:default-cell-style-name="ce407"/>
        <table:table-column table:style-name="co26" table:default-cell-style-name="ce407"/>
        <table:table-column table:style-name="co15" table:default-cell-style-name="ce407"/>
        <table:table-column table:style-name="co26" table:number-columns-repeated="56" table:default-cell-style-name="ce407"/>
        <table:table-row table:style-name="ro1">
          <table:table-cell table:style-name="ce1" office:value-type="string" calcext:value-type="string">
            <text:p>Enumerationen</text:p>
          </table:table-cell>
          <table:table-cell table:style-name="ce1"/>
          <table:table-cell table:style-name="ce387" table:number-columns-repeated="4"/>
          <table:table-cell table:number-columns-repeated="58"/>
        </table:table-row>
        <table:table-row table:style-name="ro1">
          <table:table-cell table:style-name="ce387" table:number-columns-repeated="6"/>
          <table:table-cell table:number-columns-repeated="58"/>
        </table:table-row>
        <table:table-row table:style-name="ro1">
          <table:table-cell table:style-name="ce388" office:value-type="string" calcext:value-type="string">
            <text:p>Name</text:p>
          </table:table-cell>
          <table:table-cell table:style-name="ce388" office:value-type="string" calcext:value-type="string">
            <office:annotation draw:style-name="gr1" draw:text-style-name="P2" svg:width="35.86mm" svg:height="19.59mm" svg:x="0mm" svg:y="1.34mm" draw:caption-point-x="60.88mm" draw:caption-point-y="9.1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47" office:value-type="string" calcext:value-type="string">
            <text:p>Name</text:p>
          </table:table-cell>
          <table:table-cell table:style-name="ce347" office:value-type="string" calcext:value-type="string">
            <text:p>Wert</text:p>
          </table:table-cell>
          <table:table-cell table:style-name="ce347" office:value-type="string" calcext:value-type="string">
            <text:p>Beschreibung</text:p>
          </table:table-cell>
          <table:table-cell table:style-name="ce347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389" office:value-type="string" calcext:value-type="string">
            <text:p>Connectivity</text:p>
          </table:table-cell>
          <table:table-cell table:style-name="ce408"/>
          <table:table-cell table:style-name="ce389" office:value-type="string" calcext:value-type="string">
            <text:p>CONNECTED</text:p>
          </table:table-cell>
          <table:table-cell table:style-name="ce389"/>
          <table:table-cell table:style-name="ce389" office:value-type="string" calcext:value-type="string">
            <text:p>Es besteht eine Verbindung zur Hardware</text:p>
          </table:table-cell>
          <table:table-cell table:style-name="ce414"/>
          <table:table-cell table:number-columns-repeated="58"/>
        </table:table-row>
        <table:table-row table:style-name="ro1">
          <table:table-cell table:style-name="ce390" table:number-columns-repeated="2"/>
          <table:table-cell table:style-name="ce415" office:value-type="string" calcext:value-type="string">
            <text:p>ERROR</text:p>
          </table:table-cell>
          <table:table-cell table:style-name="ce415"/>
          <table:table-cell table:style-name="ce415" office:value-type="string" calcext:value-type="string">
            <text:p>Es konnte keine Verbindung zur Hardware aufgebaut werden</text:p>
          </table:table-cell>
          <table:table-cell table:style-name="ce402"/>
          <table:table-cell table:number-columns-repeated="58"/>
        </table:table-row>
        <table:table-row table:style-name="ro1">
          <table:table-cell table:style-name="ce35" office:value-type="string" calcext:value-type="string">
            <text:p>ControllableFunction</text:p>
          </table:table-cell>
          <table:table-cell table:style-name="ce35"/>
          <table:table-cell table:style-name="ce35" office:value-type="string" calcext:value-type="string">
            <text:p>HEADLIGHT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Stirnbeleuchtung</text:p>
          </table:table-cell>
          <table:table-cell table:style-name="ce35"/>
          <table:table-cell table:number-columns-repeated="58"/>
        </table:table-row>
        <table:table-row table:style-name="ro1" table:number-rows-repeated="2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PANTO</text:p>
          </table:table-cell>
          <table:table-cell table:style-name="ce292" office:value-type="float" office:value="6" calcext:value-type="float">
            <text:p>6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SMOKE_UNIT</text:p>
          </table:table-cell>
          <table:table-cell table:style-name="ce292" office:value-type="float" office:value="7" calcext:value-type="float">
            <text:p>7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HORN</text:p>
          </table:table-cell>
          <table:table-cell table:style-name="ce292" office:value-type="float" office:value="10" calcext:value-type="float">
            <text:p>10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WHISTLE_LONG</text:p>
          </table:table-cell>
          <table:table-cell table:style-name="ce292" office:value-type="float" office:value="12" calcext:value-type="float">
            <text:p>12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BELL</text:p>
          </table:table-cell>
          <table:table-cell table:style-name="ce292" office:value-type="float" office:value="13" calcext:value-type="float">
            <text:p>13</text:p>
          </table:table-cell>
          <table:table-cell table:style-name="ce292" table:number-columns-repeated="2"/>
          <table:table-cell table:number-columns-repeated="58"/>
        </table:table-row>
        <table:table-row table:style-name="ro1" table:number-rows-repeated="3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OPERATING_SOUNDS</text:p>
          </table:table-cell>
          <table:table-cell table:style-name="ce292" office:value-type="float" office:value="23" calcext:value-type="float">
            <text:p>23</text:p>
          </table:table-cell>
          <table:table-cell table:style-name="ce292" office:value-type="string" calcext:value-type="string">
            <text:p>Betriebsgeräusch</text:p>
          </table:table-cell>
          <table:table-cell table:style-name="ce292"/>
          <table:table-cell table:number-columns-repeated="58"/>
        </table:table-row>
        <table:table-row table:style-name="ro1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REAR_PANTO</text:p>
          </table:table-cell>
          <table:table-cell table:style-name="ce292" table:number-columns-repeated="3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FRONT_PANTO</text:p>
          </table:table-cell>
          <table:table-cell table:style-name="ce292" table:number-columns-repeated="3"/>
          <table:table-cell table:number-columns-repeated="58"/>
        </table:table-row>
        <table:table-row table:style-name="ro1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3" table:number-columns-repeated="6"/>
          <table:table-cell table:number-columns-repeated="58"/>
        </table:table-row>
        <table:table-row table:style-name="ro1">
          <table:table-cell table:style-name="ce35" office:value-type="string" calcext:value-type="string">
            <text:p>Day</text:p>
          </table:table-cell>
          <table:table-cell table:style-name="ce35"/>
          <table:table-cell table:style-name="ce35" office:value-type="string" calcext:value-type="string">
            <text:p>SUNDA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MONDAY</text:p>
          </table:table-cell>
          <table:table-cell table:style-name="ce292" office:value-type="float" office:value="1" calcext:value-type="float">
            <text:p>1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TUESDAY</text:p>
          </table:table-cell>
          <table:table-cell table:style-name="ce292" office:value-type="float" office:value="2" calcext:value-type="float">
            <text:p>2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WEDNESDAY</text:p>
          </table:table-cell>
          <table:table-cell table:style-name="ce292" office:value-type="float" office:value="3" calcext:value-type="float">
            <text:p>3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THURSDAY</text:p>
          </table:table-cell>
          <table:table-cell table:style-name="ce292" office:value-type="float" office:value="4" calcext:value-type="float">
            <text:p>4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FRIDAY</text:p>
          </table:table-cell>
          <table:table-cell table:style-name="ce292" office:value-type="float" office:value="5" calcext:value-type="float">
            <text:p>5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3" table:number-columns-repeated="2"/>
          <table:table-cell table:style-name="ce23" office:value-type="string" calcext:value-type="string">
            <text:p>SATURDAY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number-columns-repeated="58"/>
        </table:table-row>
        <table:table-row table:style-name="ro1">
          <table:table-cell table:style-name="ce395" office:value-type="string" calcext:value-type="string">
            <text:p>EmergencyTriggerReason</text:p>
          </table:table-cell>
          <table:table-cell table:style-name="ce409"/>
          <table:table-cell table:style-name="ce409" office:value-type="string" calcext:value-type="string">
            <text:p>CENTRAL_STATION</text:p>
          </table:table-cell>
          <table:table-cell table:style-name="ce404"/>
          <table:table-cell table:style-name="ce409" office:value-type="string" calcext:value-type="string">
            <text:p>Durch die CentralStation ausgelöst</text:p>
          </table:table-cell>
          <table:table-cell table:style-name="ce428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48" table:number-columns-repeated="2"/>
          <table:table-cell table:style-name="ce348" office:value-type="string" calcext:value-type="string">
            <text:p>EXTERN</text:p>
          </table:table-cell>
          <table:table-cell table:style-name="ce114"/>
          <table:table-cell table:style-name="ce348" office:value-type="string" calcext:value-type="string">
            <text:p>Durch externe Ereignisse (z.B. Notausschalter)</text:p>
          </table:table-cell>
          <table:table-cell table:style-name="ce127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48" table:number-columns-repeated="2"/>
          <table:table-cell table:style-name="ce348" office:value-type="string" calcext:value-type="string">
            <text:p>SOFTWARE_MANUELL</text:p>
          </table:table-cell>
          <table:table-cell table:style-name="ce114"/>
          <table:table-cell table:style-name="ce348" office:value-type="string" calcext:value-type="string">
            <text:p>Manuell durch die Software (Notausbutton)</text:p>
          </table:table-cell>
          <table:table-cell table:style-name="ce127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48" table:number-columns-repeated="2"/>
          <table:table-cell table:style-name="ce348" office:value-type="string" calcext:value-type="string">
            <text:p>SELF_ACTING_BY_EXTERN_SWITCHING</text:p>
          </table:table-cell>
          <table:table-cell table:style-name="ce114"/>
          <table:table-cell table:style-name="ce348" office:value-type="string" calcext:value-type="string">
            <text:p>im Automatikmodus wenn durch die CS eine Weiche gestellt wurde</text:p>
          </table:table-cell>
          <table:table-cell table:style-name="ce127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65" table:number-columns-repeated="2"/>
          <table:table-cell table:style-name="ce365" office:value-type="string" calcext:value-type="string">
            <text:p>SOFTWARE_ERROR</text:p>
          </table:table-cell>
          <table:table-cell table:style-name="ce406"/>
          <table:table-cell table:style-name="ce365" office:value-type="string" calcext:value-type="string">
            <text:p>Fehler in der Software</text:p>
          </table:table-cell>
          <table:table-cell table:style-name="ce438" office:value-type="string" calcext:value-type="string">
            <text:p>z.B. ungültige LocalId, default-branch im switch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96" office:value-type="string" calcext:value-type="string">
            <text:p>ClientError</text:p>
          </table:table-cell>
          <table:table-cell table:style-name="ce410"/>
          <table:table-cell table:style-name="ce416" office:value-type="string" calcext:value-type="string">
            <text:p>UNKNOWN_GROUP_ID</text:p>
          </table:table-cell>
          <table:table-cell table:style-name="ce410"/>
          <table:table-cell table:style-name="ce396" office:value-type="string" calcext:value-type="string">
            <text:p>Unbekannte Gruppen-Id</text:p>
          </table:table-cell>
          <table:table-cell table:style-name="ce410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UNKNOWN_MESSAGE_ID</text:p>
          </table:table-cell>
          <table:table-cell table:style-name="ce422"/>
          <table:table-cell table:style-name="ce416" office:value-type="string" calcext:value-type="string">
            <text:p>Unbekannte Nachrichten-Id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DATASET_NOT_LOCKED</text:p>
          </table:table-cell>
          <table:table-cell table:style-name="ce417"/>
          <table:table-cell table:style-name="ce417" office:value-type="string" calcext:value-type="string">
            <text:p>Datensatzsperre ist nicht gesetz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DATASET_LOCKED</text:p>
          </table:table-cell>
          <table:table-cell table:style-name="ce417"/>
          <table:table-cell table:style-name="ce417" office:value-type="string" calcext:value-type="string">
            <text:p>Datensatz ist durch andere Applikation gesperr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DATASET_MISSING</text:p>
          </table:table-cell>
          <table:table-cell table:style-name="ce417"/>
          <table:table-cell table:style-name="ce417" office:value-type="string" calcext:value-type="string">
            <text:p>Datensatz ist im System nicht mehr vorhanden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FAULTY_MESSAGE</text:p>
          </table:table-cell>
          <table:table-cell table:style-name="ce417"/>
          <table:table-cell table:style-name="ce417" office:value-type="string" calcext:value-type="string">
            <text:p>Fehlerhafte Nachrich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INVALID_APP_ID</text:p>
          </table:table-cell>
          <table:table-cell table:style-name="ce417"/>
          <table:table-cell table:style-name="ce417" office:value-type="string" calcext:value-type="string">
            <text:p>Ungültige App-ID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INVALID_DATA_SEND</text:p>
          </table:table-cell>
          <table:table-cell table:style-name="ce417"/>
          <table:table-cell table:style-name="ce417" office:value-type="string" calcext:value-type="string">
            <text:p>Es wurden falsche / ungültige Daten übermittelt / verschick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INVALID_STATUS_CHANGE</text:p>
          </table:table-cell>
          <table:table-cell table:style-name="ce417"/>
          <table:table-cell table:style-name="ce417" office:value-type="string" calcext:value-type="string">
            <text:p>Der Status kann nicht gewechselt</text:p>
          </table:table-cell>
          <table:table-cell table:style-name="ce417" office:value-type="string" calcext:value-type="string">
            <text:p>z.B. von Error auf Automaticmodus (siehe Hardwarestate)</text:p>
          </table:table-cell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6" office:value-type="string" calcext:value-type="string">
            <text:p>NO_DEFAULT_GIVEN</text:p>
          </table:table-cell>
          <table:table-cell table:style-name="ce417"/>
          <table:table-cell table:style-name="ce416" office:value-type="string" calcext:value-type="string">
            <text:p>Es existiert kein Standard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6" office:value-type="string" calcext:value-type="string">
            <text:p>SETTING_NOT_ALLOWED</text:p>
          </table:table-cell>
          <table:table-cell table:style-name="ce416"/>
          <table:table-cell table:style-name="ce416" office:value-type="string" calcext:value-type="string">
            <text:p>Setzten der Werte (z.B. im automatic-Modus) nicht möglich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8" table:number-columns-repeated="2"/>
          <table:table-cell table:style-name="ce418" office:value-type="string" calcext:value-type="string">
            <text:p>INVALID_VALUE_GIVEN</text:p>
          </table:table-cell>
          <table:table-cell table:style-name="ce418"/>
          <table:table-cell table:style-name="ce418" office:value-type="string" calcext:value-type="string">
            <text:p>Ungültiger Wert übermittelt</text:p>
          </table:table-cell>
          <table:table-cell table:style-name="ce398"/>
          <table:table-cell table:style-name="ce432" table:number-columns-repeated="58"/>
        </table:table-row>
        <table:table-row table:style-name="ro1">
          <table:table-cell table:style-name="ce399" office:value-type="string" calcext:value-type="string">
            <text:p>HardwareState</text:p>
          </table:table-cell>
          <table:table-cell table:style-name="ce411"/>
          <table:table-cell table:style-name="ce411" office:value-type="string" calcext:value-type="string">
            <text:p>ERROR</text:p>
          </table:table-cell>
          <table:table-cell table:style-name="ce411"/>
          <table:table-cell table:style-name="ce411" office:value-type="string" calcext:value-type="string">
            <text:p>Keine Verbindung zur Harware</text:p>
          </table:table-cell>
          <table:table-cell table:style-name="ce430"/>
          <table:table-cell table:number-columns-repeated="58"/>
        </table:table-row>
        <table:table-row table:style-name="ro1">
          <table:table-cell table:style-name="ce399"/>
          <table:table-cell table:style-name="ce412"/>
          <table:table-cell table:style-name="ce419" office:value-type="string" calcext:value-type="string">
            <text:p>STANDBY</text:p>
          </table:table-cell>
          <table:table-cell table:style-name="ce419"/>
          <table:table-cell table:style-name="ce427" office:value-type="string" calcext:value-type="string">
            <text:p>Energiesparmodus</text:p>
          </table:table-cell>
          <table:table-cell table:style-name="ce430" office:value-type="string" calcext:value-type="string">
            <text:p>Licht gedämmt, Anlage stromlos, Monitore aus</text:p>
          </table:table-cell>
          <table:table-cell table:style-name="ce433"/>
          <table:table-cell table:number-columns-repeated="57"/>
        </table:table-row>
        <table:table-row table:style-name="ro1">
          <table:table-cell table:style-name="ce399"/>
          <table:table-cell table:style-name="ce412"/>
          <table:table-cell table:style-name="ce419" office:value-type="string" calcext:value-type="string">
            <text:p>EMERGENCY_STOP</text:p>
          </table:table-cell>
          <table:table-cell table:style-name="ce423"/>
          <table:table-cell table:style-name="ce419" office:value-type="string" calcext:value-type="string">
            <text:p>Analge stromlos</text:p>
          </table:table-cell>
          <table:table-cell table:style-name="ce419" office:value-type="string" calcext:value-type="string">
            <text:p>Nothalt oder Kurzschluss</text:p>
          </table:table-cell>
          <table:table-cell table:style-name="ce433"/>
          <table:table-cell table:number-columns-repeated="57"/>
        </table:table-row>
        <table:table-row table:style-name="ro1">
          <table:table-cell table:style-name="ce399"/>
          <table:table-cell table:style-name="ce412"/>
          <table:table-cell table:style-name="ce419" office:value-type="string" calcext:value-type="string">
            <text:p>MANUEL</text:p>
          </table:table-cell>
          <table:table-cell table:style-name="ce424"/>
          <table:table-cell table:style-name="ce419" office:value-type="string" calcext:value-type="string">
            <text:p>Analge im manuellen Betriebsmodus</text:p>
          </table:table-cell>
          <table:table-cell table:style-name="ce419"/>
          <table:table-cell table:style-name="ce433"/>
          <table:table-cell table:number-columns-repeated="57"/>
        </table:table-row>
        <table:table-row table:style-name="ro1">
          <table:table-cell table:style-name="ce398"/>
          <table:table-cell table:style-name="ce412"/>
          <table:table-cell table:style-name="ce419" office:value-type="string" calcext:value-type="string">
            <text:p>AUTOMATIC</text:p>
          </table:table-cell>
          <table:table-cell table:style-name="ce424"/>
          <table:table-cell table:style-name="ce419" office:value-type="string" calcext:value-type="string">
            <text:p>Anlage im automatischen Betreibsmodus</text:p>
          </table:table-cell>
          <table:table-cell table:style-name="ce419"/>
          <table:table-cell table:style-name="ce433"/>
          <table:table-cell table:number-columns-repeated="57"/>
        </table:table-row>
        <table:table-row table:style-name="ro1">
          <table:table-cell table:style-name="ce399" office:value-type="string" calcext:value-type="string">
            <text:p>IncidentLevel</text:p>
          </table:table-cell>
          <table:table-cell table:style-name="ce413"/>
          <table:table-cell table:style-name="ce420" office:value-type="string" calcext:value-type="string">
            <text:p>CRITICAL</text:p>
          </table:table-cell>
          <table:table-cell table:style-name="ce425"/>
          <table:table-cell table:style-name="ce425" office:value-type="string" calcext:value-type="string">
            <text:p>Schwerwiegende Ausnahme</text:p>
          </table:table-cell>
          <table:table-cell table:style-name="ce431" office:value-type="string" calcext:value-type="string">
            <text:p>server wird neu gestartet</text:p>
          </table:table-cell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21" office:value-type="string" calcext:value-type="string">
            <text:p>INFO</text:p>
          </table:table-cell>
          <table:table-cell table:style-name="ce426"/>
          <table:table-cell table:style-name="ce426" office:value-type="string" calcext:value-type="string">
            <text:p>Informative Nachricht</text:p>
          </table:table-cell>
          <table:table-cell table:style-name="ce412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WARNING</text:p>
          </table:table-cell>
          <table:table-cell table:style-name="ce400"/>
          <table:table-cell table:style-name="ce400" office:value-type="string" calcext:value-type="string">
            <text:p>Warnhinweis</text:p>
          </table:table-cell>
          <table:table-cell table:style-name="ce412" office:value-type="string" calcext:value-type="string">
            <text:p>Nothalt ausgelöst, Probleme im Automatikbetrieb</text:p>
          </table:table-cell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ERROR</text:p>
          </table:table-cell>
          <table:table-cell table:style-name="ce400"/>
          <table:table-cell table:style-name="ce400" office:value-type="string" calcext:value-type="string">
            <text:p>Fehlermeldung</text:p>
          </table:table-cell>
          <table:table-cell table:style-name="ce400" office:value-type="string" calcext:value-type="string">
            <text:p>Fehlerhafte Nachrichten vom Client: Ungültige Nachrichten-Id, Falscher Nachrichtenaufbau</text:p>
          </table:table-cell>
          <table:table-cell table:number-columns-repeated="58"/>
        </table:table-row>
        <table:table-row table:style-name="ro1">
          <table:table-cell table:style-name="ce389" office:value-type="string" calcext:value-type="string">
            <text:p>IncidentType</text:p>
          </table:table-cell>
          <table:table-cell table:style-name="ce389"/>
          <table:table-cell table:style-name="ce389" office:value-type="string" calcext:value-type="string">
            <text:p>EXCEPTION</text:p>
          </table:table-cell>
          <table:table-cell table:style-name="ce389"/>
          <table:table-cell table:style-name="ce389" office:value-type="string" calcext:value-type="string">
            <text:p>Ausnahme</text:p>
          </table:table-cell>
          <table:table-cell table:style-name="ce389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STATUS_CHANGED</text:p>
          </table:table-cell>
          <table:table-cell table:style-name="ce400"/>
          <table:table-cell table:style-name="ce400" office:value-type="string" calcext:value-type="string">
            <text:p>Statusänderung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NOTICE</text:p>
          </table:table-cell>
          <table:table-cell table:style-name="ce400"/>
          <table:table-cell table:style-name="ce400" office:value-type="string" calcext:value-type="string">
            <text:p>Meldung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CLIENT_ERROR</text:p>
          </table:table-cell>
          <table:table-cell table:style-name="ce400"/>
          <table:table-cell table:style-name="ce400" office:value-type="string" calcext:value-type="string">
            <text:p>Fehler verursacht durch Client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SERVER_NOTICE</text:p>
          </table:table-cell>
          <table:table-cell table:style-name="ce400"/>
          <table:table-cell table:style-name="ce400" office:value-type="string" calcext:value-type="string">
            <text:p>Meldung vom Server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389" office:value-type="string" calcext:value-type="string">
            <text:p>Switch</text:p>
          </table:table-cell>
          <table:table-cell table:style-name="ce414"/>
          <table:table-cell table:style-name="ce389" office:value-type="string" calcext:value-type="string">
            <text:p>ON</text:p>
          </table:table-cell>
          <table:table-cell table:style-name="ce389"/>
          <table:table-cell table:style-name="ce389" office:value-type="string" calcext:value-type="string">
            <text:p>An</text:p>
          </table:table-cell>
          <table:table-cell table:style-name="ce414"/>
          <table:table-cell table:number-columns-repeated="58"/>
        </table:table-row>
        <table:table-row table:style-name="ro1">
          <table:table-cell table:style-name="ce401" table:number-columns-repeated="2"/>
          <table:table-cell table:style-name="ce400" office:value-type="string" calcext:value-type="string">
            <text:p>AUTO</text:p>
          </table:table-cell>
          <table:table-cell table:style-name="ce400"/>
          <table:table-cell table:style-name="ce400" office:value-type="string" calcext:value-type="string">
            <text:p>Automatikmodus (zufällig an oder aus)</text:p>
          </table:table-cell>
          <table:table-cell table:style-name="ce401"/>
          <table:table-cell table:number-columns-repeated="58"/>
        </table:table-row>
        <table:table-row table:style-name="ro1">
          <table:table-cell table:style-name="ce401" table:number-columns-repeated="2"/>
          <table:table-cell table:style-name="ce400" office:value-type="string" calcext:value-type="string">
            <text:p>UNSET</text:p>
          </table:table-cell>
          <table:table-cell table:style-name="ce400"/>
          <table:table-cell table:style-name="ce400" office:value-type="string" calcext:value-type="string">
            <text:p>alter Wert wird beibehalten</text:p>
          </table:table-cell>
          <table:table-cell table:style-name="ce401"/>
          <table:table-cell table:number-columns-repeated="58"/>
        </table:table-row>
        <table:table-row table:style-name="ro1">
          <table:table-cell table:style-name="ce401" table:number-columns-repeated="2"/>
          <table:table-cell table:style-name="ce400" office:value-type="string" calcext:value-type="string">
            <text:p>TRIGGER</text:p>
          </table:table-cell>
          <table:table-cell table:style-name="ce400"/>
          <table:table-cell table:style-name="ce400" office:value-type="string" calcext:value-type="string">
            <text:p>Kurzer Impuls (Sequenz wird gestartet)</text:p>
          </table:table-cell>
          <table:table-cell table:style-name="ce401"/>
          <table:table-cell table:number-columns-repeated="58"/>
        </table:table-row>
        <table:table-row table:style-name="ro1">
          <table:table-cell table:style-name="ce402" table:number-columns-repeated="2"/>
          <table:table-cell table:style-name="ce415" office:value-type="string" calcext:value-type="string">
            <text:p>OFF</text:p>
          </table:table-cell>
          <table:table-cell table:style-name="ce415"/>
          <table:table-cell table:style-name="ce415" office:value-type="string" calcext:value-type="string">
            <text:p>Aus</text:p>
          </table:table-cell>
          <table:table-cell table:style-name="ce402"/>
          <table:table-cell table:number-columns-repeated="58"/>
        </table:table-row>
        <table:table-row table:style-name="ro1">
          <table:table-cell table:style-name="ce392" office:value-type="string" calcext:value-type="string">
            <text:p>ThreeState</text:p>
          </table:table-cell>
          <table:table-cell table:style-name="ce392"/>
          <table:table-cell table:style-name="ce392" office:value-type="string" calcext:value-type="string">
            <text:p>ON</text:p>
          </table:table-cell>
          <table:table-cell table:style-name="ce392"/>
          <table:table-cell table:style-name="ce392" office:value-type="string" calcext:value-type="string">
            <text:p>An</text:p>
          </table:table-cell>
          <table:table-cell table:style-name="ce392"/>
          <table:table-cell table:style-name="Default" table:number-columns-repeated="58"/>
        </table:table-row>
        <table:table-row table:style-name="ro1">
          <table:table-cell table:style-name="ce119" table:number-columns-repeated="2"/>
          <table:table-cell table:style-name="ce119" office:value-type="string" calcext:value-type="string">
            <text:p>OFF</text:p>
          </table:table-cell>
          <table:table-cell table:style-name="ce119"/>
          <table:table-cell table:style-name="ce119" office:value-type="string" calcext:value-type="string">
            <text:p>Aus</text:p>
          </table:table-cell>
          <table:table-cell table:style-name="ce119"/>
          <table:table-cell table:style-name="Default" table:number-columns-repeated="58"/>
        </table:table-row>
        <table:table-row table:style-name="ro1">
          <table:table-cell table:style-name="ce119" table:number-columns-repeated="2"/>
          <table:table-cell table:style-name="ce119" office:value-type="string" calcext:value-type="string">
            <text:p>AUTO</text:p>
          </table:table-cell>
          <table:table-cell table:style-name="ce119"/>
          <table:table-cell table:style-name="ce119" office:value-type="string" calcext:value-type="string">
            <text:p>Automatikmodus</text:p>
          </table:table-cell>
          <table:table-cell table:style-name="ce119"/>
          <table:table-cell table:style-name="Default" table:number-columns-repeated="58"/>
        </table:table-row>
        <table:table-row table:style-name="ro1">
          <table:table-cell table:style-name="ce403" table:number-columns-repeated="2"/>
          <table:table-cell table:style-name="ce403" office:value-type="string" calcext:value-type="string">
            <text:p>UNSET</text:p>
          </table:table-cell>
          <table:table-cell table:style-name="ce403"/>
          <table:table-cell table:style-name="ce403" office:value-type="string" calcext:value-type="string">
            <text:p>bisherigen Wert ignorieren</text:p>
          </table:table-cell>
          <table:table-cell table:style-name="ce403"/>
          <table:table-cell table:style-name="Default" table:number-columns-repeated="58"/>
        </table:table-row>
        <table:table-row table:style-name="ro1">
          <table:table-cell table:style-name="ce392" office:value-type="string" calcext:value-type="string">
            <text:p>ToggleState</text:p>
          </table:table-cell>
          <table:table-cell table:style-name="ce392"/>
          <table:table-cell table:style-name="ce392" office:value-type="string" calcext:value-type="string">
            <text:p>ON</text:p>
          </table:table-cell>
          <table:table-cell table:style-name="ce392"/>
          <table:table-cell table:style-name="ce392" office:value-type="string" calcext:value-type="string">
            <text:p>An</text:p>
          </table:table-cell>
          <table:table-cell table:style-name="ce392"/>
          <table:table-cell table:style-name="Default" table:number-columns-repeated="58"/>
        </table:table-row>
        <table:table-row table:style-name="ro1">
          <table:table-cell table:style-name="ce119" table:number-columns-repeated="2"/>
          <table:table-cell table:style-name="ce119" office:value-type="string" calcext:value-type="string">
            <text:p>OFF</text:p>
          </table:table-cell>
          <table:table-cell table:style-name="ce119"/>
          <table:table-cell table:style-name="ce119" office:value-type="string" calcext:value-type="string">
            <text:p>Aus</text:p>
          </table:table-cell>
          <table:table-cell table:style-name="ce119"/>
          <table:table-cell table:style-name="Default" table:number-columns-repeated="58"/>
        </table:table-row>
        <table:table-row table:style-name="ro1">
          <table:table-cell table:style-name="ce403" table:number-columns-repeated="2"/>
          <table:table-cell table:style-name="ce403" office:value-type="string" calcext:value-type="string">
            <text:p>UNSET</text:p>
          </table:table-cell>
          <table:table-cell table:style-name="ce403"/>
          <table:table-cell table:style-name="ce403" office:value-type="string" calcext:value-type="string">
            <text:p>bisherigen Wert ignorieren</text:p>
          </table:table-cell>
          <table:table-cell table:style-name="ce403"/>
          <table:table-cell table:style-name="Default" table:number-columns-repeated="58"/>
        </table:table-row>
        <table:table-row table:style-name="ro1">
          <table:table-cell table:style-name="ce35" office:value-type="string" calcext:value-type="string">
            <text:p>ActionType</text:p>
          </table:table-cell>
          <table:table-cell table:style-name="ce292"/>
          <table:table-cell table:style-name="ce292" office:value-type="string" calcext:value-type="string">
            <text:p>DELAY</text:p>
          </table:table-cell>
          <table:table-cell table:style-name="ce292"/>
          <table:table-cell table:style-name="ce292" office:value-type="string" calcext:value-type="string">
            <text:p>Verzögerung (in Millisekunden)</text:p>
          </table:table-cell>
          <table:table-cell table:style-name="ce292" office:value-type="string" calcext:value-type="string">
            <text:p>delay: Integer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HALT</text:p>
          </table:table-cell>
          <table:table-cell table:style-name="ce292"/>
          <table:table-cell table:style-name="ce292" office:value-type="string" calcext:value-type="string">
            <text:p>Lok halt (Fahrstufe 0, um durchrutschen zu unterbinden)</text:p>
          </table:table-cell>
          <table:table-cell table:style-name="ce292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SPEED</text:p>
          </table:table-cell>
          <table:table-cell table:style-name="ce292"/>
          <table:table-cell table:style-name="ce292" office:value-type="string" calcext:value-type="string">
            <text:p>Setzen der Geschwindigkeit (0-1000)</text:p>
          </table:table-cell>
          <table:table-cell table:style-name="ce292" office:value-type="string" calcext:value-type="string">
            <text:p>speed: Integer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DIRECTION_FORWARD</text:p>
          </table:table-cell>
          <table:table-cell table:style-name="ce292"/>
          <table:table-cell table:style-name="ce292" office:value-type="string" calcext:value-type="string">
            <text:p>Setzen der Fahrtrichtung auf vorwärts</text:p>
          </table:table-cell>
          <table:table-cell table:style-name="ce292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DIRECTION_BACKWARD</text:p>
          </table:table-cell>
          <table:table-cell table:style-name="ce292"/>
          <table:table-cell table:style-name="ce292" office:value-type="string" calcext:value-type="string">
            <text:p>Setzen der Fahrrichtung auf rückwärts</text:p>
          </table:table-cell>
          <table:table-cell table:style-name="ce292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FUNCTION_ON</text:p>
          </table:table-cell>
          <table:table-cell table:style-name="ce292"/>
          <table:table-cell table:style-name="ce292" office:value-type="string" calcext:value-type="string">
            <text:p>Funktion an</text:p>
          </table:table-cell>
          <table:table-cell table:style-name="ce292" office:value-type="string" calcext:value-type="string">
            <text:p>art: ControllableFunction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FUNCTION_OFF</text:p>
          </table:table-cell>
          <table:table-cell table:style-name="ce292"/>
          <table:table-cell table:style-name="ce292" office:value-type="string" calcext:value-type="string">
            <text:p>Funktion aus</text:p>
          </table:table-cell>
          <table:table-cell table:style-name="ce292" office:value-type="string" calcext:value-type="string">
            <text:p>art: ControllableFunction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SWITCHING_RED</text:p>
          </table:table-cell>
          <table:table-cell table:style-name="ce292"/>
          <table:table-cell table:style-name="ce292" office:value-type="string" calcext:value-type="string">
            <text:p>Weichen / Signale auf rot / rund schalten</text:p>
          </table:table-cell>
          <table:table-cell table:style-name="ce292" office:value-type="string" calcext:value-type="string">
            <text:p>addr: Integer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SWITCHING_GREEN</text:p>
          </table:table-cell>
          <table:table-cell table:style-name="ce292"/>
          <table:table-cell table:style-name="ce292" office:value-type="string" calcext:value-type="string">
            <text:p>Weichen / Signale auf grün / gerade schalten</text:p>
          </table:table-cell>
          <table:table-cell table:style-name="ce292" office:value-type="string" calcext:value-type="string">
            <text:p>addr: Integer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89" table:number-columns-repeated="2"/>
          <table:table-cell table:style-name="ce472" office:value-type="string" calcext:value-type="string">
            <text:p>SEND_SWITCH_ROUTE</text:p>
          </table:table-cell>
          <table:table-cell table:style-name="ce89"/>
          <table:table-cell table:style-name="ce472" office:value-type="string" calcext:value-type="string">
            <text:p>Fahrstrasse schalten</text:p>
          </table:table-cell>
          <table:table-cell table:style-name="ce123" office:value-type="string" calcext:value-type="string">
            <text:p>id: Integer</text:p>
          </table:table-cell>
          <table:table-cell table:style-name="ce128"/>
          <table:table-cell table:style-name="ce130"/>
          <table:table-cell table:style-name="ce131" table:number-columns-repeated="56"/>
        </table:table-row>
        <table:table-row table:style-name="ro1">
          <table:table-cell table:style-name="ce89" table:number-columns-repeated="2"/>
          <table:table-cell table:style-name="ce472" office:value-type="string" calcext:value-type="string">
            <text:p>SEND_ROUTE_SWITCHED</text:p>
          </table:table-cell>
          <table:table-cell table:style-name="ce89"/>
          <table:table-cell table:style-name="ce472" office:value-type="string" calcext:value-type="string">
            <text:p>Fahrstrasse wurde geschaltet</text:p>
          </table:table-cell>
          <table:table-cell table:style-name="ce123" office:value-type="string" calcext:value-type="string">
            <text:p>id: Integer</text:p>
          </table:table-cell>
          <table:table-cell table:style-name="ce128"/>
          <table:table-cell table:style-name="ce130"/>
          <table:table-cell table:style-name="ce131" table:number-columns-repeated="56"/>
        </table:table-row>
        <table:table-row table:style-name="ro1">
          <table:table-cell table:style-name="ce89" table:number-columns-repeated="2"/>
          <table:table-cell table:style-name="ce472" office:value-type="string" calcext:value-type="string">
            <text:p>SEND_ROUTE_RELEASED</text:p>
          </table:table-cell>
          <table:table-cell table:style-name="ce89"/>
          <table:table-cell table:style-name="ce472" office:value-type="string" calcext:value-type="string">
            <text:p>Fahrstrasse wurde freigegeben</text:p>
          </table:table-cell>
          <table:table-cell table:style-name="ce123" office:value-type="string" calcext:value-type="string">
            <text:p>id: Integer</text:p>
          </table:table-cell>
          <table:table-cell table:style-name="ce128"/>
          <table:table-cell table:style-name="ce130"/>
          <table:table-cell table:style-name="ce131" table:number-columns-repeated="56"/>
        </table:table-row>
        <table:table-row table:style-name="ro1">
          <table:table-cell table:style-name="ce90" table:number-columns-repeated="2"/>
          <table:table-cell table:style-name="ce471" office:value-type="string" calcext:value-type="string">
            <text:p>SEND_BLOCK_RELEASED</text:p>
          </table:table-cell>
          <table:table-cell table:style-name="ce90"/>
          <table:table-cell table:style-name="ce471" office:value-type="string" calcext:value-type="string">
            <text:p>Block wurde freigegeben</text:p>
          </table:table-cell>
          <table:table-cell table:style-name="ce124" office:value-type="string" calcext:value-type="string">
            <text:p>id: Integer</text:p>
          </table:table-cell>
          <table:table-cell table:style-name="ce128"/>
          <table:table-cell table:style-name="ce130"/>
          <table:table-cell table:style-name="ce131" table:number-columns-repeated="56"/>
        </table:table-row>
        <table:table-row table:style-name="ro1" table:number-rows-repeated="6">
          <table:table-cell table:style-name="Default" table:number-columns-repeated="6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404" office:value-type="string" calcext:value-type="string">
            <text:p>SymbolFillColor</text:p>
          </table:table-cell>
          <table:table-cell table:style-name="ce404"/>
          <table:table-cell table:style-name="ce404" office:value-type="string" calcext:value-type="string">
            <text:p>OFF</text:p>
          </table:table-cell>
          <table:table-cell table:style-name="ce404" office:value-type="float" office:value="1" calcext:value-type="float">
            <text:p>1</text:p>
          </table:table-cell>
          <table:table-cell table:style-name="ce428" office:value-type="string" calcext:value-type="string">
            <text:p>Aus</text:p>
          </table:table-cell>
          <table:table-cell table:style-name="ce404" office:value-type="string" calcext:value-type="string">
            <text:p>grau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114" table:number-columns-repeated="2"/>
          <table:table-cell table:style-name="ce114" office:value-type="string" calcext:value-type="string">
            <text:p>TAKEN</text:p>
          </table:table-cell>
          <table:table-cell table:style-name="ce114" office:value-type="float" office:value="2" calcext:value-type="float">
            <text:p>2</text:p>
          </table:table-cell>
          <table:table-cell table:style-name="ce127" office:value-type="string" calcext:value-type="string">
            <text:p>Besetzt</text:p>
          </table:table-cell>
          <table:table-cell table:style-name="ce114" office:value-type="string" calcext:value-type="string">
            <text:p>rot</text:p>
          </table:table-cell>
          <table:table-cell table:style-name="ce317"/>
          <table:table-cell table:style-name="ce377"/>
          <table:table-cell table:number-columns-repeated="56"/>
        </table:table-row>
        <table:table-row table:style-name="ro1">
          <table:table-cell table:style-name="ce114" table:number-columns-repeated="2"/>
          <table:table-cell table:style-name="ce114" office:value-type="string" calcext:value-type="string">
            <text:p>FREE</text:p>
          </table:table-cell>
          <table:table-cell table:style-name="ce114" office:value-type="float" office:value="4" calcext:value-type="float">
            <text:p>4</text:p>
          </table:table-cell>
          <table:table-cell table:style-name="ce127" office:value-type="string" calcext:value-type="string">
            <text:p>Frei</text:p>
          </table:table-cell>
          <table:table-cell table:style-name="ce114" office:value-type="string" calcext:value-type="string">
            <text:p>grün</text:p>
          </table:table-cell>
          <table:table-cell table:style-name="ce317"/>
          <table:table-cell table:style-name="ce377"/>
          <table:table-cell table:number-columns-repeated="56"/>
        </table:table-row>
        <table:table-row table:style-name="ro1">
          <table:table-cell table:style-name="ce406" table:number-columns-repeated="2"/>
          <table:table-cell table:style-name="ce406" office:value-type="string" calcext:value-type="string">
            <text:p>ROUTE</text:p>
          </table:table-cell>
          <table:table-cell table:style-name="ce406" office:value-type="float" office:value="6" calcext:value-type="float">
            <text:p>6</text:p>
          </table:table-cell>
          <table:table-cell table:style-name="ce429" office:value-type="string" calcext:value-type="string">
            <text:p>Fahrstrasse</text:p>
          </table:table-cell>
          <table:table-cell table:style-name="ce406" office:value-type="string" calcext:value-type="string">
            <text:p>blau</text:p>
          </table:table-cell>
          <table:table-cell/>
          <table:table-cell table:style-name="ce377"/>
          <table:table-cell table:number-columns-repeated="56"/>
        </table:table-row>
        <table:table-row table:style-name="ro1">
          <table:table-cell table:style-name="ce404" office:value-type="string" calcext:value-type="string">
            <text:p>SwitchStand</text:p>
          </table:table-cell>
          <table:table-cell table:style-name="ce404"/>
          <table:table-cell table:style-name="ce404" office:value-type="string" calcext:value-type="string">
            <text:p>STRAIGHT_1 </text:p>
          </table:table-cell>
          <table:table-cell table:style-name="ce404"/>
          <table:table-cell/>
          <table:table-cell table:style-name="ce404"/>
          <table:table-cell/>
          <table:table-cell table:style-name="ce377"/>
          <table:table-cell table:number-columns-repeated="56"/>
        </table:table-row>
        <table:table-row table:style-name="ro1">
          <table:table-cell table:style-name="ce114" table:number-columns-repeated="2"/>
          <table:table-cell table:style-name="ce114" office:value-type="string" calcext:value-type="string">
            <text:p>BEND_1 <text:s text:c="4"/></text:p>
          </table:table-cell>
          <table:table-cell table:style-name="ce114"/>
          <table:table-cell/>
          <table:table-cell table:style-name="ce114"/>
          <table:table-cell/>
          <table:table-cell table:style-name="ce377"/>
          <table:table-cell table:number-columns-repeated="56"/>
        </table:table-row>
        <table:table-row table:style-name="ro1">
          <table:table-cell table:style-name="ce114" table:number-columns-repeated="2"/>
          <table:table-cell table:style-name="ce114" office:value-type="string" calcext:value-type="string">
            <text:p>STRAIGHT_2 </text:p>
          </table:table-cell>
          <table:table-cell table:style-name="ce114"/>
          <table:table-cell/>
          <table:table-cell table:style-name="ce114"/>
          <table:table-cell/>
          <table:table-cell table:style-name="ce377"/>
          <table:table-cell table:number-columns-repeated="56"/>
        </table:table-row>
        <table:table-row table:style-name="ro1">
          <table:table-cell table:style-name="ce114" table:number-columns-repeated="2"/>
          <table:table-cell table:style-name="ce114" office:value-type="string" calcext:value-type="string">
            <text:p>BEND_2 <text:s text:c="4"/></text:p>
          </table:table-cell>
          <table:table-cell table:style-name="ce114"/>
          <table:table-cell/>
          <table:table-cell table:style-name="ce114"/>
          <table:table-cell/>
          <table:table-cell table:style-name="ce377"/>
          <table:table-cell table:number-columns-repeated="56"/>
        </table:table-row>
        <table:table-row table:style-name="ro1" table:number-rows-repeated="6">
          <table:table-cell table:style-name="ce114" table:number-columns-repeated="4"/>
          <table:table-cell/>
          <table:table-cell table:style-name="ce114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6" table:number-columns-repeated="4"/>
          <table:table-cell/>
          <table:table-cell table:style-name="ce406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4" office:value-type="string" calcext:value-type="string">
            <text:p>AdditionalGroup</text:p>
          </table:table-cell>
          <table:table-cell table:style-name="ce404"/>
          <table:table-cell table:style-name="ce404" office:value-type="string" calcext:value-type="string">
            <text:p>NO_ADDITIONAL</text:p>
          </table:table-cell>
          <table:table-cell table:style-name="ce404" office:value-type="float" office:value="0" calcext:value-type="float">
            <text:p>0</text:p>
          </table:table-cell>
          <table:table-cell table:style-name="ce404"/>
          <table:table-cell/>
          <table:table-cell table:style-name="ce404"/>
          <table:table-cell table:style-name="ce377"/>
          <table:table-cell table:number-columns-repeated="56"/>
        </table:table-row>
        <table:table-row table:style-name="ro1">
          <table:table-cell table:style-name="ce114" table:number-columns-repeated="2"/>
          <table:table-cell table:style-name="ce114" office:value-type="string" calcext:value-type="string">
            <text:p>ADDITIONAL_SYMBOLSymbols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14" office:value-type="string" calcext:value-type="string">
            <text:p>Prellbock und Tunnel</text:p>
          </table:table-cell>
          <table:table-cell table:style-name="ce114"/>
          <table:table-cell table:style-name="ce377"/>
          <table:table-cell table:number-columns-repeated="56"/>
        </table:table-row>
        <table:table-row table:style-name="ro1">
          <table:table-cell table:style-name="ce114" table:number-columns-repeated="2"/>
          <table:table-cell table:style-name="ce114" office:value-type="string" calcext:value-type="string">
            <text:p>DIRECTION_INDEPENDENTIndependent</text:p>
          </table:table-cell>
          <table:table-cell table:style-name="ce114" office:value-type="float" office:value="2" calcext:value-type="float">
            <text:p>2</text:p>
          </table:table-cell>
          <table:table-cell/>
          <table:table-cell table:style-name="ce114" office:value-type="string" calcext:value-type="string">
            <text:p>Fahrtrichtungsunabhängig (Bahnübergang, Entkuppler)</text:p>
          </table:table-cell>
          <table:table-cell table:style-name="ce114"/>
          <table:table-cell table:style-name="ce377"/>
          <table:table-cell table:number-columns-repeated="56"/>
        </table:table-row>
        <table:table-row table:style-name="ro1">
          <table:table-cell table:style-name="ce114" table:number-columns-repeated="2"/>
          <table:table-cell table:style-name="ce114" office:value-type="string" calcext:value-type="string">
            <text:p>DIRECTION_DEPENDENTependent</text:p>
          </table:table-cell>
          <table:table-cell table:style-name="ce114" office:value-type="float" office:value="3" calcext:value-type="float">
            <text:p>3</text:p>
          </table:table-cell>
          <table:table-cell/>
          <table:table-cell table:style-name="ce114" office:value-type="string" calcext:value-type="string">
            <text:p>Fahrtrichtungsabhängig (Signale)</text:p>
          </table:table-cell>
          <table:table-cell table:style-name="ce406"/>
          <table:table-cell table:style-name="ce377"/>
          <table:table-cell table:number-columns-repeated="56"/>
        </table:table-row>
        <table:table-row table:style-name="ro1">
          <table:table-cell table:style-name="ce406" table:number-columns-repeated="2"/>
          <table:table-cell table:style-name="ce406" office:value-type="string" calcext:value-type="string">
            <text:p>ROUTE_SELECTING_SYMBOLSymbol</text:p>
          </table:table-cell>
          <table:table-cell table:style-name="ce406" office:value-type="float" office:value="4" calcext:value-type="float">
            <text:p>4</text:p>
          </table:table-cell>
          <table:table-cell/>
          <table:table-cell table:style-name="ce406" office:value-type="string" calcext:value-type="string">
            <text:p>Symbol für die Auswahl von Fahrstrassen</text:p>
          </table:table-cell>
          <table:table-cell table:style-name="ce377" table:number-columns-repeated="2"/>
          <table:table-cell table:number-columns-repeated="56"/>
        </table:table-row>
        <table:table-row table:style-name="ro1" table:number-rows-repeated="196">
          <table:table-cell table:style-name="ce377" table:number-columns-repeated="8"/>
          <table:table-cell table:number-columns-repeated="56"/>
        </table:table-row>
        <table:table-row table:style-name="ro1" table:number-rows-repeated="1048263">
          <table:table-cell table:number-columns-repeated="64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number-columns-repeated="2" table:default-cell-style-name="ce407"/>
        <table:table-column table:style-name="co28" table:default-cell-style-name="ce407"/>
        <table:table-column table:style-name="co29" table:number-columns-repeated="2" table:default-cell-style-name="ce407"/>
        <table:table-column table:style-name="co30" table:default-cell-style-name="ce407"/>
        <table:table-column table:style-name="co31" table:default-cell-style-name="ce407"/>
        <table:table-column table:style-name="co32" table:default-cell-style-name="ce407"/>
        <table:table-column table:style-name="co26" table:number-columns-repeated="2" table:default-cell-style-name="ce407"/>
        <table:table-column table:style-name="co33" table:default-cell-style-name="ce407"/>
        <table:table-column table:style-name="co26" table:number-columns-repeated="2" table:default-cell-style-name="ce407"/>
        <table:table-column table:style-name="co34" table:default-cell-style-name="ce407"/>
        <table:table-column table:style-name="co26" table:number-columns-repeated="50" table:default-cell-style-name="ce407"/>
        <table:table-row table:style-name="ro1">
          <table:table-cell table:style-name="ce1" office:value-type="string" calcext:value-type="string">
            <text:p>Objekte</text:p>
          </table:table-cell>
          <table:table-cell table:style-name="ce387" table:number-columns-repeated="7"/>
          <table:table-cell table:number-columns-repeated="56"/>
        </table:table-row>
        <table:table-row table:style-name="ro1">
          <table:table-cell table:style-name="ce387" table:number-columns-repeated="8"/>
          <table:table-cell table:number-columns-repeated="56"/>
        </table:table-row>
        <table:table-row table:style-name="ro1">
          <table:table-cell table:style-name="ce347" office:value-type="string" calcext:value-type="string">
            <text:p>Name</text:p>
          </table:table-cell>
          <table:table-cell table:style-name="ce347" office:value-type="string" calcext:value-type="string">
            <text:p>Datentyp</text:p>
          </table:table-cell>
          <table:table-cell table:style-name="ce347" office:value-type="string" calcext:value-type="string">
            <text:p>Elementname</text:p>
          </table:table-cell>
          <table:table-cell table:style-name="ce347" office:value-type="string" calcext:value-type="string">
            <office:annotation draw:style-name="gr2" draw:text-style-name="P4" svg:width="44.52mm" svg:height="17.81mm" svg:x="129.17mm" svg:y="10.43mm" draw:caption-point-x="0.01mm" draw:caption-point-y="0.01mm">
              <dc:date>2015-12-07T00:00:00</dc:date>
              <text:p text:style-name="P3"><text:span text:style-name="T3">Feld kann den Wert „null“ </text:span><text:span text:style-name="T3">enthalten. Feld wird in einem </text:span><text:span text:style-name="T3">solchem Fall ignoriert</text:span></text:p>
            </office:annotation>
            <text:p>null</text:p>
          </table:table-cell>
          <table:table-cell table:style-name="ce347" office:value-type="string" calcext:value-type="string">
            <office:annotation draw:style-name="gr3" draw:text-style-name="P2" svg:width="35.84mm" svg:height="21.21mm" svg:x="140.59mm" svg:y="19.41mm" draw:caption-point-x="-2.75mm" draw:caption-point-y="-8.97mm">
              <dc:date>2013-06-14T00:00:00</dc:date>
              <text:p text:style-name="P1"><text:span text:style-name="T1">Admin:</text:span></text:p>
              <text:p text:style-name="P1"><text:span text:style-name="T2">mindestes </text:span><text:span text:style-name="T2">Vorkommen des </text:span><text:span text:style-name="T2">Wertes (0 =&gt; JSON-</text:span><text:span text:style-name="T2">null, Werte &gt; 1 =&gt; </text:span><text:span text:style-name="T2">JSON-Array)</text:span></text:p>
            </office:annotation>
            <text:p>min</text:p>
          </table:table-cell>
          <table:table-cell table:style-name="ce347" office:value-type="string" calcext:value-type="string">
            <office:annotation draw:style-name="gr1" draw:text-style-name="P2" svg:width="35.9mm" svg:height="19.59mm" svg:x="150.91mm" svg:y="24.7mm" draw:caption-point-x="-3.28mm" draw:caption-point-y="-14.26mm">
              <dc:date>2013-06-14T00:00:00</dc:date>
              <text:p text:style-name="P1"><text:span text:style-name="T1">Admin:</text:span></text:p>
              <text:p text:style-name="P1"><text:span text:style-name="T2">maximales </text:span><text:span text:style-name="T2">Vorkommen des </text:span><text:span text:style-name="T2">Wertes (-1 =&gt; </text:span><text:span text:style-name="T2">beliebig viele) </text:span></text:p>
            </office:annotation>
            <text:p>max</text:p>
          </table:table-cell>
          <table:table-cell table:style-name="ce347" office:value-type="string" calcext:value-type="string">
            <text:p>Beschreibung</text:p>
          </table:table-cell>
          <table:table-cell table:style-name="ce347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417" office:value-type="string" calcext:value-type="string">
            <text:p>AmbienceData</text:p>
          </table:table-cell>
          <table:table-cell table:style-name="ce461" office:value-type="string" calcext:value-type="string">
            <text:p>ToggleState</text:p>
          </table:table-cell>
          <table:table-cell table:style-name="ce461" office:value-type="string" calcext:value-type="string">
            <text:p>curtainUp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Rollo rauf</text:p>
          </table:table-cell>
          <table:table-cell table:style-name="ce461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403"/>
          <table:table-cell table:style-name="ce462" office:value-type="string" calcext:value-type="string">
            <text:p>ToggleState</text:p>
          </table:table-cell>
          <table:table-cell table:style-name="ce462" office:value-type="string" calcext:value-type="string">
            <text:p>mainLightOn</text:p>
          </table:table-cell>
          <table:table-cell table:style-name="ce462"/>
          <table:table-cell table:number-columns-repeated="2" table:style-name="ce462" office:value-type="float" office:value="1" calcext:value-type="float">
            <text:p>1</text:p>
          </table:table-cell>
          <table:table-cell table:style-name="ce462" office:value-type="string" calcext:value-type="string">
            <text:p>Schreibtischlampe an / aus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35" office:value-type="string" calcext:value-type="string">
            <text:p>AmbientLightData</text:p>
          </table:table-cell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red</text:p>
          </table:table-cell>
          <table:table-cell table:style-name="ce451"/>
          <table:table-cell table:number-columns-repeated="2"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roter Anteil (0-4095)</text:p>
          </table:table-cell>
          <table:table-cell table:style-name="ce451"/>
          <table:table-cell table:number-columns-repeated="56"/>
        </table:table-row>
        <table:table-row table:style-name="ro1">
          <table:table-cell table:style-name="ce436"/>
          <table:table-cell table:style-name="ce188" office:value-type="string" calcext:value-type="string">
            <text:p>Integer</text:p>
          </table:table-cell>
          <table:table-cell table:style-name="ce188" office:value-type="string" calcext:value-type="string">
            <text:p>blue</text:p>
          </table:table-cell>
          <table:table-cell table:style-name="ce188"/>
          <table:table-cell table:number-columns-repeated="2"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blauer Anteil (0-4095)</text:p>
          </table:table-cell>
          <table:table-cell table:style-name="ce188"/>
          <table:table-cell table:number-columns-repeated="56"/>
        </table:table-row>
        <table:table-row table:style-name="ro1">
          <table:table-cell table:style-name="ce436"/>
          <table:table-cell table:style-name="ce188" office:value-type="string" calcext:value-type="string">
            <text:p>Integer</text:p>
          </table:table-cell>
          <table:table-cell table:style-name="ce188" office:value-type="string" calcext:value-type="string">
            <text:p>green</text:p>
          </table:table-cell>
          <table:table-cell table:style-name="ce188"/>
          <table:table-cell table:number-columns-repeated="2"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grüner Anteil (0-4095)</text:p>
          </table:table-cell>
          <table:table-cell table:style-name="ce188"/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37" office:value-type="string" calcext:value-type="string">
            <text:p>white</text:p>
          </table:table-cell>
          <table:table-cell table:style-name="ce437"/>
          <table:table-cell table:number-columns-repeated="2" table:style-name="ce437" office:value-type="float" office:value="1" calcext:value-type="float">
            <text:p>1</text:p>
          </table:table-cell>
          <table:table-cell table:style-name="ce462" office:value-type="string" calcext:value-type="string">
            <text:p>weißer Anteil (0-4095)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11" office:value-type="string" calcext:value-type="string">
            <text:p>AppData</text:p>
          </table:table-cell>
          <table:table-cell table:style-name="ce463" office:value-type="string" calcext:value-type="string">
            <text:p>String</text:p>
          </table:table-cell>
          <table:table-cell table:style-name="ce411" office:value-type="string" calcext:value-type="string">
            <text:p>appName</text:p>
          </table:table-cell>
          <table:table-cell table:style-name="ce463"/>
          <table:table-cell table:number-columns-repeated="2" table:style-name="ce463" office:value-type="float" office:value="1" calcext:value-type="float">
            <text:p>1</text:p>
          </table:table-cell>
          <table:table-cell table:style-name="ce348" office:value-type="string" calcext:value-type="string">
            <text:p>Name der Anwedung</text:p>
          </table:table-cell>
          <table:table-cell table:style-name="ce41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412"/>
          <table:table-cell table:style-name="ce430" office:value-type="string" calcext:value-type="string">
            <text:p>Version</text:p>
          </table:table-cell>
          <table:table-cell table:style-name="ce412" office:value-type="string" calcext:value-type="string">
            <text:p>version</text:p>
          </table:table-cell>
          <table:table-cell table:style-name="ce430"/>
          <table:table-cell table:number-columns-repeated="2" table:style-name="ce430" office:value-type="float" office:value="1" calcext:value-type="float">
            <text:p>1</text:p>
          </table:table-cell>
          <table:table-cell table:style-name="ce412" office:value-type="string" calcext:value-type="string">
            <text:p>Versionsnummer der Anwendung</text:p>
          </table:table-cell>
          <table:table-cell table:style-name="ce412"/>
          <table:table-cell table:number-columns-repeated="56"/>
        </table:table-row>
        <table:table-row table:style-name="ro1">
          <table:table-cell table:style-name="ce438"/>
          <table:table-cell table:style-name="ce438" office:value-type="string" calcext:value-type="string">
            <text:p>MsgGroups</text:p>
          </table:table-cell>
          <table:table-cell table:style-name="ce438" office:value-type="string" calcext:value-type="string">
            <text:p>msgGroups</text:p>
          </table:table-cell>
          <table:table-cell table:style-name="ce438"/>
          <table:table-cell table:style-name="ce438" office:value-type="float" office:value="0" calcext:value-type="float">
            <text:p>0</text:p>
          </table:table-cell>
          <table:table-cell table:style-name="ce438" office:value-type="float" office:value="-1" calcext:value-type="float">
            <text:p>-1</text:p>
          </table:table-cell>
          <table:table-cell table:style-name="ce438" office:value-type="string" calcext:value-type="string">
            <text:p>Gruppe der Nachrichten die zum Client geschickt werden</text:p>
          </table:table-cell>
          <table:table-cell table:style-name="ce438"/>
          <table:table-cell table:number-columns-repeated="56"/>
        </table:table-row>
        <table:table-row table:style-name="ro1">
          <table:table-cell table:style-name="ce439" office:value-type="string" calcext:value-type="string">
            <text:p>BlockContactData</text:p>
          </table:table-cell>
          <table:table-cell table:style-name="ce464" office:value-type="string" calcext:value-type="string">
            <text:p>Integer</text:p>
          </table:table-cell>
          <table:table-cell table:style-name="ce464" office:value-type="string" calcext:value-type="string">
            <text:p>id</text:p>
          </table:table-cell>
          <table:table-cell table:style-name="ce464"/>
          <table:table-cell table:number-columns-repeated="2" table:style-name="ce464" office:value-type="float" office:value="1" calcext:value-type="float">
            <text:p>1</text:p>
          </table:table-cell>
          <table:table-cell table:style-name="ce464" office:value-type="string" calcext:value-type="string">
            <text:p>Eindeutige Id</text:p>
          </table:table-cell>
          <table:table-cell table:style-name="ce469" office:value-type="string" calcext:value-type="string">
            <text:p>wenn NULL dann BlockContact anlegen</text:p>
          </table:table-cell>
          <table:table-cell table:number-columns-repeated="56"/>
        </table:table-row>
        <table:table-row table:style-name="ro1">
          <table:table-cell table:style-name="ce127"/>
          <table:table-cell table:style-name="ce465" office:value-type="string" calcext:value-type="string">
            <text:p>PositionData</text:p>
          </table:table-cell>
          <table:table-cell table:style-name="ce465" office:value-type="string" calcext:value-type="string">
            <text:p>pos</text:p>
          </table:table-cell>
          <table:table-cell table:style-name="ce465"/>
          <table:table-cell table:number-columns-repeated="2" table:style-name="ce465" office:value-type="float" office:value="1" calcext:value-type="float">
            <text:p>1</text:p>
          </table:table-cell>
          <table:table-cell table:style-name="ce465" office:value-type="string" calcext:value-type="string">
            <text:p>Position</text:p>
          </table:table-cell>
          <table:table-cell table:style-name="ce127"/>
          <table:table-cell table:number-columns-repeated="56"/>
        </table:table-row>
        <table:table-row table:style-name="ro1">
          <table:table-cell table:style-name="ce127"/>
          <table:table-cell table:style-name="ce205" office:value-type="string" calcext:value-type="string">
            <text:p>ContactData</text:p>
          </table:table-cell>
          <table:table-cell table:style-name="ce205" office:value-type="string" calcext:value-type="string">
            <text:p>brakeTriggerContact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Rückmeldung Schaltgelis </text:p>
          </table:table-cell>
          <table:table-cell table:style-name="ce477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127"/>
          <table:table-cell table:style-name="ce205" office:value-type="string" calcext:value-type="string">
            <text:p>ContactData</text:p>
          </table:table-cell>
          <table:table-cell table:style-name="ce205" office:value-type="string" calcext:value-type="string">
            <text:p>blockContact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Rückmeldung Kontaktgleis</text:p>
          </table:table-cell>
          <table:table-cell table:style-name="ce477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429"/>
          <table:table-cell table:style-name="ce467" office:value-type="string" calcext:value-type="string">
            <text:p>Integer</text:p>
          </table:table-cell>
          <table:table-cell table:style-name="ce441" office:value-type="string" calcext:value-type="string">
            <text:p>trainId</text:p>
          </table:table-cell>
          <table:table-cell table:style-name="ce467"/>
          <table:table-cell table:style-name="ce467" office:value-type="float" office:value="0" calcext:value-type="float">
            <text:p>0</text:p>
          </table:table-cell>
          <table:table-cell table:style-name="ce467" office:value-type="float" office:value="1" calcext:value-type="float">
            <text:p>1</text:p>
          </table:table-cell>
          <table:table-cell table:style-name="ce467" office:value-type="string" calcext:value-type="string">
            <text:p>Referenz auf Zu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442" office:value-type="string" calcext:value-type="string">
            <text:p>ContactData</text:p>
          </table:table-cell>
          <table:table-cell table:style-name="ce442" office:value-type="string" calcext:value-type="string">
            <text:p>Integer</text:p>
          </table:table-cell>
          <table:table-cell table:style-name="ce482" office:value-type="string" calcext:value-type="string">
            <text:p>modulAddr</text:p>
          </table:table-cell>
          <table:table-cell table:style-name="ce486"/>
          <table:table-cell table:number-columns-repeated="2" table:style-name="ce439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486"/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83" office:value-type="string" calcext:value-type="string">
            <text:p>contactNb</text:p>
          </table:table-cell>
          <table:table-cell table:style-name="ce487"/>
          <table:table-cell table:number-columns-repeated="2" table:style-name="ce470" office:value-type="float" office:value="1" calcext:value-type="float">
            <text:p>1</text:p>
          </table:table-cell>
          <table:table-cell table:style-name="ce488" office:value-type="string" calcext:value-type="string">
            <text:p>Kontaktnummer</text:p>
          </table:table-cell>
          <table:table-cell table:style-name="ce487"/>
          <table:table-cell table:number-columns-repeated="56"/>
        </table:table-row>
        <table:table-row table:style-name="ro1">
          <table:table-cell table:style-name="ce442" office:value-type="string" calcext:value-type="string">
            <text:p>ContactTriggerData</text:p>
          </table:table-cell>
          <table:table-cell table:style-name="ce442" office:value-type="string" calcext:value-type="string">
            <text:p>ContactData</text:p>
          </table:table-cell>
          <table:table-cell table:style-name="ce482" office:value-type="string" calcext:value-type="string">
            <text:p>contact</text:p>
          </table:table-cell>
          <table:table-cell table:style-name="ce439"/>
          <table:table-cell table:number-columns-repeated="2" table:style-name="ce439" office:value-type="float" office:value="1" calcext:value-type="float">
            <text:p>1</text:p>
          </table:table-cell>
          <table:table-cell table:style-name="ce439" office:value-type="string" calcext:value-type="string">
            <text:p>Rückmeldekontakt</text:p>
          </table:table-cell>
          <table:table-cell table:style-name="ce439"/>
          <table:table-cell table:number-columns-repeated="56"/>
        </table:table-row>
        <table:table-row table:style-name="ro1">
          <table:table-cell table:style-name="ce188"/>
          <table:table-cell table:style-name="ce188" office:value-type="string" calcext:value-type="string">
            <text:p>Bool</text:p>
          </table:table-cell>
          <table:table-cell table:style-name="ce203" office:value-type="string" calcext:value-type="string">
            <text:p>state</text:p>
          </table:table-cell>
          <table:table-cell table:style-name="ce477"/>
          <table:table-cell table:number-columns-repeated="2" table:style-name="ce477" office:value-type="float" office:value="1" calcext:value-type="float">
            <text:p>1</text:p>
          </table:table-cell>
          <table:table-cell table:style-name="ce477" office:value-type="string" calcext:value-type="string">
            <text:p>Status </text:p>
          </table:table-cell>
          <table:table-cell table:style-name="ce477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83" office:value-type="string" calcext:value-type="string">
            <text:p>time</text:p>
          </table:table-cell>
          <table:table-cell table:style-name="ce470"/>
          <table:table-cell table:number-columns-repeated="2" table:style-name="ce470" office:value-type="float" office:value="1" calcext:value-type="float">
            <text:p>1</text:p>
          </table:table-cell>
          <table:table-cell table:style-name="ce470" office:value-type="string" calcext:value-type="string">
            <text:p>Zeitpunkt</text:p>
          </table:table-cell>
          <table:table-cell table:style-name="ce470"/>
          <table:table-cell table:number-columns-repeated="56"/>
        </table:table-row>
        <table:table-row table:style-name="ro1">
          <table:table-cell table:style-name="ce411" office:value-type="string" calcext:value-type="string">
            <text:p>EndPointData</text:p>
          </table:table-cell>
          <table:table-cell table:style-name="ce411" office:value-type="string" calcext:value-type="string">
            <text:p>AppData</text:p>
          </table:table-cell>
          <table:table-cell table:style-name="ce411" office:value-type="string" calcext:value-type="string">
            <text:p>appInfo</text:p>
          </table:table-cell>
          <table:table-cell table:style-name="ce411"/>
          <table:table-cell table:number-columns-repeated="2" table:style-name="ce411" office:value-type="float" office:value="1" calcext:value-type="float">
            <text:p>1</text:p>
          </table:table-cell>
          <table:table-cell table:style-name="ce411" office:value-type="string" calcext:value-type="string">
            <text:p>Informationen über die Anwendung</text:p>
          </table:table-cell>
          <table:table-cell table:style-name="ce411"/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12"/>
          <table:table-cell table:style-name="ce412" office:value-type="string" calcext:value-type="string">
            <text:p>Integer</text:p>
          </table:table-cell>
          <table:table-cell table:style-name="ce412" office:value-type="string" calcext:value-type="string">
            <text:p>appID</text:p>
          </table:table-cell>
          <table:table-cell table:style-name="ce412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Eindeutige ID </text:p>
          </table:table-cell>
          <table:table-cell table:style-name="ce412" office:value-type="string" calcext:value-type="string">
            <text:p>vom Server vergeben</text:p>
          </table:table-cell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12"/>
          <table:table-cell table:style-name="ce453" office:value-type="string" calcext:value-type="string">
            <text:p>DateTime</text:p>
          </table:table-cell>
          <table:table-cell table:style-name="ce453" office:value-type="string" calcext:value-type="string">
            <text:p>startTime</text:p>
          </table:table-cell>
          <table:table-cell table:style-name="ce412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Startzeit des Clients</text:p>
          </table:table-cell>
          <table:table-cell table:style-name="ce453" office:value-type="string" calcext:value-type="string">
            <text:p>dd.mm.yyyy hh:mm:ss</text:p>
          </table:table-cell>
          <table:table-cell table:number-columns-repeated="4"/>
          <table:table-cell table:style-name="ce500"/>
          <table:table-cell table:number-columns-repeated="51"/>
        </table:table-row>
        <table:table-row table:style-name="ro3">
          <table:table-cell table:style-name="ce412"/>
          <table:table-cell table:style-name="ce412" office:value-type="string" calcext:value-type="string">
            <text:p>IP4</text:p>
          </table:table-cell>
          <table:table-cell table:style-name="ce412" office:value-type="string" calcext:value-type="string">
            <text:p>addr</text:p>
          </table:table-cell>
          <table:table-cell table:style-name="ce412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IP-Adresse des Clients</text:p>
          </table:table-cell>
          <table:table-cell table:style-name="ce412"/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38"/>
          <table:table-cell table:style-name="ce438" office:value-type="string" calcext:value-type="string">
            <text:p>Integer</text:p>
          </table:table-cell>
          <table:table-cell table:style-name="ce438" office:value-type="string" calcext:value-type="string">
            <text:p>port</text:p>
          </table:table-cell>
          <table:table-cell table:style-name="ce438"/>
          <table:table-cell table:number-columns-repeated="2" table:style-name="ce438" office:value-type="float" office:value="1" calcext:value-type="float">
            <text:p>1</text:p>
          </table:table-cell>
          <table:table-cell table:style-name="ce438" office:value-type="string" calcext:value-type="string">
            <text:p>Port des Clients</text:p>
          </table:table-cell>
          <table:table-cell table:style-name="ce438"/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44" office:value-type="string" calcext:value-type="string">
            <text:p>EnvironmentData</text:p>
          </table:table-cell>
          <table:table-cell table:style-name="ce469" office:value-type="string" calcext:value-type="string">
            <text:p>Switch</text:p>
          </table:table-cell>
          <table:table-cell table:style-name="ce469" office:value-type="string" calcext:value-type="string">
            <text:p>thunderStorm</text:p>
          </table:table-cell>
          <table:table-cell table:style-name="ce469"/>
          <table:table-cell table:number-columns-repeated="2" table:style-name="ce469" office:value-type="float" office:value="1" calcext:value-type="float">
            <text:p>1</text:p>
          </table:table-cell>
          <table:table-cell table:style-name="ce469" office:value-type="string" calcext:value-type="string">
            <text:p>Gewitter an / aus / auto</text:p>
          </table:table-cell>
          <table:table-cell table:style-name="ce469"/>
          <table:table-cell table:number-columns-repeated="56"/>
        </table:table-row>
        <table:table-row table:style-name="ro1">
          <table:table-cell table:style-name="ce119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wind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Wind an / aus / auto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119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rain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Regen an / aus / auto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119"/>
          <table:table-cell table:style-name="ce119" office:value-type="string" calcext:value-type="string">
            <text:p>Switch</text:p>
          </table:table-cell>
          <table:table-cell table:style-name="ce119" office:value-type="string" calcext:value-type="string">
            <text:p>environmentSound</text:p>
          </table:table-cell>
          <table:table-cell table:style-name="ce119"/>
          <table:table-cell table:number-columns-repeated="2"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Umgebungssound</text:p>
          </table:table-cell>
          <table:table-cell table:style-name="ce119"/>
          <table:table-cell table:number-columns-repeated="56"/>
        </table:table-row>
        <table:table-row table:style-name="ro1">
          <table:table-cell table:style-name="ce417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aux01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Hilfsausgang 1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17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aux02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Hilfsausgang 2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2"/>
          <table:table-cell table:style-name="ce462" office:value-type="string" calcext:value-type="string">
            <text:p>Switch</text:p>
          </table:table-cell>
          <table:table-cell table:style-name="ce462" office:value-type="string" calcext:value-type="string">
            <text:p>aux03</text:p>
          </table:table-cell>
          <table:table-cell table:style-name="ce462"/>
          <table:table-cell table:number-columns-repeated="2" table:style-name="ce462" office:value-type="float" office:value="1" calcext:value-type="float">
            <text:p>1</text:p>
          </table:table-cell>
          <table:table-cell table:style-name="ce462" office:value-type="string" calcext:value-type="string">
            <text:p>Hilfsausgang 3</text:p>
          </table:table-cell>
          <table:table-cell table:style-name="ce462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445" office:value-type="string" calcext:value-type="string">
            <text:p>ErrorData</text:p>
          </table:table-cell>
          <table:table-cell table:style-name="ce439" office:value-type="string" calcext:value-type="string">
            <text:p>ErrorId</text:p>
          </table:table-cell>
          <table:table-cell table:style-name="ce439" office:value-type="string" calcext:value-type="string">
            <text:p>errorId</text:p>
          </table:table-cell>
          <table:table-cell table:style-name="ce439"/>
          <table:table-cell table:number-columns-repeated="2" table:style-name="ce439" office:value-type="float" office:value="1" calcext:value-type="float">
            <text:p>1</text:p>
          </table:table-cell>
          <table:table-cell table:style-name="ce409" office:value-type="string" calcext:value-type="string">
            <text:p>Fehler-Konstante</text:p>
          </table:table-cell>
          <table:table-cell table:style-name="ce454"/>
          <table:table-cell table:style-name="ce432" table:number-columns-repeated="56"/>
        </table:table-row>
        <table:table-row table:style-name="ro1">
          <table:table-cell table:style-name="ce446"/>
          <table:table-cell table:style-name="ce470" office:value-type="string" calcext:value-type="string">
            <text:p>String</text:p>
          </table:table-cell>
          <table:table-cell table:style-name="ce470" office:value-type="string" calcext:value-type="string">
            <text:p>additionalMsg</text:p>
          </table:table-cell>
          <table:table-cell table:style-name="ce470"/>
          <table:table-cell table:style-name="ce470" office:value-type="float" office:value="0" calcext:value-type="float">
            <text:p>0</text:p>
          </table:table-cell>
          <table:table-cell table:style-name="ce470" office:value-type="float" office:value="1" calcext:value-type="float">
            <text:p>1</text:p>
          </table:table-cell>
          <table:table-cell table:style-name="ce365" office:value-type="string" calcext:value-type="string">
            <text:p>Zusätzliche Informationen</text:p>
          </table:table-cell>
          <table:table-cell table:style-name="ce455"/>
          <table:table-cell table:style-name="ce432" table:number-columns-repeated="56"/>
        </table:table-row>
        <table:table-row table:style-name="ro1">
          <table:table-cell table:style-name="ce447" office:value-type="string" calcext:value-type="string">
            <text:p>GlobalTimerData</text:p>
          </table:table-cell>
          <table:table-cell table:style-name="ce447" office:value-type="string" calcext:value-type="string">
            <text:p>PointOfTime</text:p>
          </table:table-cell>
          <table:table-cell table:style-name="ce484" office:value-type="string" calcext:value-type="string">
            <text:p>modelTime</text:p>
          </table:table-cell>
          <table:table-cell table:style-name="ce484"/>
          <table:table-cell table:number-columns-repeated="2" table:style-name="ce484" office:value-type="float" office:value="1" calcext:value-type="float">
            <text:p>1</text:p>
          </table:table-cell>
          <table:table-cell table:style-name="ce494" office:value-type="string" calcext:value-type="string">
            <text:p>Aktueller Modelbahntag</text:p>
          </table:table-cell>
          <table:table-cell table:style-name="ce494"/>
          <table:table-cell table:number-columns-repeated="56"/>
        </table:table-row>
        <table:table-row table:style-name="ro1">
          <table:table-cell table:style-name="ce292"/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multiplicator</text:p>
          </table:table-cell>
          <table:table-cell table:style-name="ce203"/>
          <table:table-cell table:number-columns-repeated="2" table:style-name="ce203" office:value-type="float" office:value="1" calcext:value-type="float">
            <text:p>1</text:p>
          </table:table-cell>
          <table:table-cell table:style-name="ce203" office:value-type="string" calcext:value-type="string">
            <text:p>Geschwindigkeitsfaktor Modellbahnzeit</text:p>
          </table:table-cell>
          <table:table-cell table:style-name="ce203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292"/>
          <table:table-cell table:style-name="ce21" office:value-type="string" calcext:value-type="string">
            <text:p>Integer</text:p>
          </table:table-cell>
          <table:table-cell table:style-name="ce472" office:value-type="string" calcext:value-type="string">
            <text:p>nightStartTime</text:p>
          </table:table-cell>
          <table:table-cell table:style-name="ce203"/>
          <table:table-cell table:number-columns-repeated="2" table:style-name="ce203" office:value-type="float" office:value="1" calcext:value-type="float">
            <text:p>1</text:p>
          </table:table-cell>
          <table:table-cell table:style-name="ce203" office:value-type="string" calcext:value-type="string">
            <text:p>Uhrzeit Nacht</text:p>
          </table:table-cell>
          <table:table-cell table:style-name="ce203"/>
          <table:table-cell table:number-columns-repeated="56"/>
        </table:table-row>
        <table:table-row table:style-name="ro1">
          <table:table-cell table:style-name="ce292"/>
          <table:table-cell table:style-name="ce21" office:value-type="string" calcext:value-type="string">
            <text:p>Integer</text:p>
          </table:table-cell>
          <table:table-cell table:style-name="ce472" office:value-type="string" calcext:value-type="string">
            <text:p>sunriseStartTime</text:p>
          </table:table-cell>
          <table:table-cell table:style-name="ce203"/>
          <table:table-cell table:number-columns-repeated="2" table:style-name="ce203" office:value-type="float" office:value="1" calcext:value-type="float">
            <text:p>1</text:p>
          </table:table-cell>
          <table:table-cell table:style-name="ce203" office:value-type="string" calcext:value-type="string">
            <text:p>Uhrzeit Sonnenaufgang</text:p>
          </table:table-cell>
          <table:table-cell table:style-name="ce203"/>
          <table:table-cell table:number-columns-repeated="56"/>
        </table:table-row>
        <table:table-row table:style-name="ro1">
          <table:table-cell table:style-name="ce292"/>
          <table:table-cell table:style-name="ce21" office:value-type="string" calcext:value-type="string">
            <text:p>Integer</text:p>
          </table:table-cell>
          <table:table-cell table:style-name="ce472" office:value-type="string" calcext:value-type="string">
            <text:p>dayStartTime</text:p>
          </table:table-cell>
          <table:table-cell table:style-name="ce203"/>
          <table:table-cell table:number-columns-repeated="2" table:style-name="ce203" office:value-type="float" office:value="1" calcext:value-type="float">
            <text:p>1</text:p>
          </table:table-cell>
          <table:table-cell table:style-name="ce203" office:value-type="string" calcext:value-type="string">
            <text:p>Uhrzeit Tag</text:p>
          </table:table-cell>
          <table:table-cell table:style-name="ce203"/>
          <table:table-cell table:number-columns-repeated="56"/>
        </table:table-row>
        <table:table-row table:style-name="ro1">
          <table:table-cell table:style-name="ce448"/>
          <table:table-cell table:style-name="ce471" office:value-type="string" calcext:value-type="string">
            <text:p>Integer</text:p>
          </table:table-cell>
          <table:table-cell table:style-name="ce471" office:value-type="string" calcext:value-type="string">
            <text:p>sunsetStartTime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Uhrzeit Sonnenuntergang</text:p>
          </table:table-cell>
          <table:table-cell table:style-name="ce23"/>
          <table:table-cell table:number-columns-repeated="56"/>
        </table:table-row>
        <table:table-row table:style-name="ro1">
          <table:table-cell table:style-name="ce449" office:value-type="string" calcext:value-type="string">
            <text:p>IncidentData</text:p>
          </table:table-cell>
          <table:table-cell table:style-name="ce472" office:value-type="string" calcext:value-type="string">
            <text:p>IncidentLevel</text:p>
          </table:table-cell>
          <table:table-cell table:style-name="ce472" office:value-type="string" calcext:value-type="string">
            <text:p>level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Schwere der Nachricht (Critical, Error, Warning, Notice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03"/>
          <table:table-cell table:style-name="ce472" office:value-type="string" calcext:value-type="string">
            <text:p>IncidentType</text:p>
          </table:table-cell>
          <table:table-cell table:style-name="ce472" office:value-type="string" calcext:value-type="string">
            <text:p>type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Art der Nachricht (Exception, Status, Notice, Client-Error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03"/>
          <table:table-cell table:style-name="ce472" office:value-type="string" calcext:value-type="string">
            <text:p>String</text:p>
          </table:table-cell>
          <table:table-cell table:style-name="ce472" office:value-type="string" calcext:value-type="string">
            <text:p>caption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Titel der Nachricht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03"/>
          <table:table-cell table:style-name="ce472" office:value-type="string" calcext:value-type="string">
            <text:p>String</text:p>
          </table:table-cell>
          <table:table-cell table:style-name="ce472" office:value-type="string" calcext:value-type="string">
            <text:p>message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Text der Meldung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03"/>
          <table:table-cell table:style-name="ce472" office:value-type="string" calcext:value-type="string">
            <text:p>String</text:p>
          </table:table-cell>
          <table:table-cell table:style-name="ce472" office:value-type="string" calcext:value-type="string">
            <text:p>source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Quelle (Klasse.Methode()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03"/>
          <table:table-cell table:style-name="ce472" office:value-type="string" calcext:value-type="string">
            <text:p>EndPointData</text:p>
          </table:table-cell>
          <table:table-cell table:style-name="ce472" office:value-type="string" calcext:value-type="string">
            <text:p>endpoint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ndpunkt der die Nachricht ausgelöst hat.</text:p>
          </table:table-cell>
          <table:table-cell table:style-name="ce292" office:value-type="string" calcext:value-type="string">
            <text:p>Moba-server == null</text:p>
          </table:table-cell>
          <table:table-cell table:number-columns-repeated="56"/>
        </table:table-row>
        <table:table-row table:style-name="ro1">
          <table:table-cell table:style-name="ce448"/>
          <table:table-cell table:style-name="ce471" office:value-type="string" calcext:value-type="string">
            <text:p>TimeStamp</text:p>
          </table:table-cell>
          <table:table-cell table:style-name="ce471" office:value-type="string" calcext:value-type="string">
            <text:p>timeStamp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aktueller Zeitstempel</text:p>
          </table:table-cell>
          <table:table-cell table:style-name="ce23"/>
          <table:table-cell table:number-columns-repeated="56"/>
        </table:table-row>
        <table:table-row table:style-name="ro1">
          <table:table-cell table:style-name="ce444" office:value-type="string" calcext:value-type="string">
            <text:p>PointOfTime</text:p>
          </table:table-cell>
          <table:table-cell table:style-name="ce475" office:value-type="string" calcext:value-type="string">
            <text:p>Day</text:p>
          </table:table-cell>
          <table:table-cell table:style-name="ce475" office:value-type="string" calcext:value-type="string">
            <text:p>day</text:p>
          </table:table-cell>
          <table:table-cell table:style-name="ce475"/>
          <table:table-cell table:number-columns-repeated="2" table:style-name="ce475" office:value-type="float" office:value="1" calcext:value-type="float">
            <text:p>1</text:p>
          </table:table-cell>
          <table:table-cell table:style-name="ce476" office:value-type="string" calcext:value-type="string">
            <text:p>Tag</text:p>
          </table:table-cell>
          <table:table-cell table:style-name="ce476"/>
          <table:table-cell table:number-columns-repeated="56"/>
        </table:table-row>
        <table:table-row table:style-name="ro1">
          <table:table-cell table:style-name="ce452"/>
          <table:table-cell table:style-name="ce437" office:value-type="string" calcext:value-type="string">
            <text:p>Integer</text:p>
          </table:table-cell>
          <table:table-cell table:style-name="ce437" office:value-type="string" calcext:value-type="string">
            <text:p>time</text:p>
          </table:table-cell>
          <table:table-cell table:style-name="ce437"/>
          <table:table-cell table:number-columns-repeated="2" table:style-name="ce437" office:value-type="float" office:value="1" calcext:value-type="float">
            <text:p>1</text:p>
          </table:table-cell>
          <table:table-cell table:style-name="ce437" office:value-type="string" calcext:value-type="string">
            <text:p>Zeitpunkt</text:p>
          </table:table-cell>
          <table:table-cell table:style-name="ce437"/>
          <table:table-cell table:number-columns-repeated="56"/>
        </table:table-row>
        <table:table-row table:style-name="ro1">
          <table:table-cell table:style-name="ce411" office:value-type="string" calcext:value-type="string">
            <text:p>ServerData</text:p>
          </table:table-cell>
          <table:table-cell table:style-name="ce476" office:value-type="string" calcext:value-type="string">
            <text:p>String</text:p>
          </table:table-cell>
          <table:table-cell table:style-name="ce476" office:value-type="string" calcext:value-type="string">
            <text:p>appName</text:p>
          </table:table-cell>
          <table:table-cell table:style-name="ce476"/>
          <table:table-cell table:number-columns-repeated="2" table:style-name="ce476" office:value-type="float" office:value="1" calcext:value-type="float">
            <text:p>1</text:p>
          </table:table-cell>
          <table:table-cell table:style-name="ce476" office:value-type="string" calcext:value-type="string">
            <text:p>Name der Anwedung</text:p>
          </table:table-cell>
          <table:table-cell table:style-name="ce476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Version</text:p>
          </table:table-cell>
          <table:table-cell table:style-name="ce485" office:value-type="string" calcext:value-type="string">
            <text:p>versio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Versionsnummer der Anwendung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Date</text:p>
          </table:table-cell>
          <table:table-cell table:style-name="ce453" office:value-type="string" calcext:value-type="string">
            <text:p>buildDat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Kompilierdatum</text:p>
          </table:table-cell>
          <table:table-cell table:style-name="ce49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DateTime</text:p>
          </table:table-cell>
          <table:table-cell table:style-name="ce453" office:value-type="string" calcext:value-type="string">
            <text:p>startTim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Startzeit des Servers</text:p>
          </table:table-cell>
          <table:table-cell table:style-name="ce453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maxClients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Maximale Anzahl Clients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connectedClients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Anzahl der zur Zeit verbundenen Clients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supportedMessages</text:p>
          </table:table-cell>
          <table:table-cell table:style-name="ce453"/>
          <table:table-cell table:style-name="ce453" office:value-type="float" office:value="1" calcext:value-type="float">
            <text:p>1</text:p>
          </table:table-cell>
          <table:table-cell table:style-name="ce453" office:value-type="float" office:value="-1" calcext:value-type="float">
            <text:p>-1</text:p>
          </table:table-cell>
          <table:table-cell table:style-name="ce453" office:value-type="string" calcext:value-type="string">
            <text:p>Menge der unterstützden Nachrichten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osArch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Art des Betriebssystem</text:p>
          </table:table-cell>
          <table:table-cell table:style-name="ce453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osNam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Name des Betriebssystems</text:p>
          </table:table-cell>
          <table:table-cell table:style-name="ce453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osVersio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Version des Betriebssystems</text:p>
          </table:table-cell>
          <table:table-cell table:style-name="ce453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fwTyp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Framework-Typ</text:p>
          </table:table-cell>
          <table:table-cell table:style-name="ce453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fwVersio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Framework-Version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4" office:value-type="string" calcext:value-type="string">
            <text:p>SpecificBlockListData</text:p>
          </table:table-cell>
          <table:table-cell table:style-name="ce454" office:value-type="string" calcext:value-type="string">
            <text:p>Integer</text:p>
          </table:table-cell>
          <table:table-cell table:style-name="ce454" office:value-type="string" calcext:value-type="string">
            <text:p>id</text:p>
          </table:table-cell>
          <table:table-cell table:style-name="ce454"/>
          <table:table-cell table:number-columns-repeated="2" table:style-name="ce454" office:value-type="float" office:value="1" calcext:value-type="float">
            <text:p>1</text:p>
          </table:table-cell>
          <table:table-cell table:style-name="ce454" office:value-type="string" calcext:value-type="string">
            <text:p>Eindeutige Id</text:p>
          </table:table-cell>
          <table:table-cell table:style-name="ce498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455"/>
          <table:table-cell table:style-name="ce477" office:value-type="string" calcext:value-type="string">
            <text:p>BlockContactData</text:p>
          </table:table-cell>
          <table:table-cell table:style-name="ce455" office:value-type="string" calcext:value-type="string">
            <text:p>blockContacts</text:p>
          </table:table-cell>
          <table:table-cell table:style-name="ce455"/>
          <table:table-cell table:style-name="ce455" office:value-type="float" office:value="0" calcext:value-type="float">
            <text:p>0</text:p>
          </table:table-cell>
          <table:table-cell table:style-name="ce455" office:value-type="float" office:value="-1" calcext:value-type="float">
            <text:p>-1</text:p>
          </table:table-cell>
          <table:table-cell table:style-name="ce455" office:value-type="string" calcext:value-type="string">
            <text:p>Blockliste</text:p>
          </table:table-cell>
          <table:table-cell table:style-name="ce455"/>
          <table:table-cell table:number-columns-repeated="56"/>
        </table:table-row>
        <table:table-row table:style-name="ro1">
          <table:table-cell table:style-name="ce451" office:value-type="string" calcext:value-type="string">
            <text:p>SpecificLayoutData</text:p>
          </table:table-cell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id</text:p>
          </table:table-cell>
          <table:table-cell table:style-name="ce451"/>
          <table:table-cell table:number-columns-repeated="2"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Eindeutige Id</text:p>
          </table:table-cell>
          <table:table-cell table:style-name="ce469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28"/>
          <table:table-cell table:style-name="ce188" office:value-type="string" calcext:value-type="string">
            <text:p>TrackLayoutSymbolData</text:p>
          </table:table-cell>
          <table:table-cell table:style-name="ce188" office:value-type="string" calcext:value-type="string">
            <text:p>symbols</text:p>
          </table:table-cell>
          <table:table-cell table:style-name="ce188"/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-1" calcext:value-type="float">
            <text:p>-1</text:p>
          </table:table-cell>
          <table:table-cell table:style-name="ce188" office:value-type="string" calcext:value-type="string">
            <text:p>Symbole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396" office:value-type="string" calcext:value-type="string">
            <text:p>TrackLayoutInfoData</text:p>
          </table:table-cell>
          <table:table-cell table:style-name="ce469" office:value-type="string" calcext:value-type="string">
            <text:p>Integer</text:p>
          </table:table-cell>
          <table:table-cell table:style-name="ce469" office:value-type="string" calcext:value-type="string">
            <text:p>id</text:p>
          </table:table-cell>
          <table:table-cell table:style-name="ce490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1" calcext:value-type="float">
            <text:p>1</text:p>
          </table:table-cell>
          <table:table-cell table:style-name="ce469" office:value-type="string" calcext:value-type="string">
            <text:p>Eindeutige Id</text:p>
          </table:table-cell>
          <table:table-cell table:style-name="ce469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119"/>
          <table:table-cell table:style-name="ce461" office:value-type="string" calcext:value-type="string">
            <text:p>String</text:p>
          </table:table-cell>
          <table:table-cell table:style-name="ce461" office:value-type="string" calcext:value-type="string">
            <text:p>name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Name <text:s text:c="9"/>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119"/>
          <table:table-cell table:style-name="ce461" office:value-type="string" calcext:value-type="string">
            <text:p>String</text:p>
          </table:table-cell>
          <table:table-cell table:style-name="ce461" office:value-type="string" calcext:value-type="string">
            <text:p>description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Beschreibung <text:s/>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119"/>
          <table:table-cell table:style-name="ce461" office:value-type="string" calcext:value-type="string">
            <text:p>Date</text:p>
          </table:table-cell>
          <table:table-cell table:style-name="ce461" office:value-type="string" calcext:value-type="string">
            <text:p>created</text:p>
          </table:table-cell>
          <table:table-cell table:style-name="ce461"/>
          <table:table-cell table:style-name="ce461" office:value-type="float" office:value="0" calcext:value-type="float">
            <text:p>0</text:p>
          </table:table-cell>
          <table:table-cell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Erstellt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1"/>
          <table:table-cell table:style-name="ce461" office:value-type="string" calcext:value-type="string">
            <text:p>Date</text:p>
          </table:table-cell>
          <table:table-cell table:style-name="ce461" office:value-type="string" calcext:value-type="string">
            <text:p>modified</text:p>
          </table:table-cell>
          <table:table-cell table:style-name="ce461"/>
          <table:table-cell table:style-name="ce461" office:value-type="float" office:value="0" calcext:value-type="float">
            <text:p>0</text:p>
          </table:table-cell>
          <table:table-cell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Zuletzt geändert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1"/>
          <table:table-cell table:style-name="ce461" office:value-type="string" calcext:value-type="string">
            <text:p>Bool</text:p>
          </table:table-cell>
          <table:table-cell table:style-name="ce461" office:value-type="string" calcext:value-type="string">
            <text:p>active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Aktiver Gleisplan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3"/>
          <table:table-cell table:style-name="ce462" office:value-type="string" calcext:value-type="string">
            <text:p>Integer</text:p>
          </table:table-cell>
          <table:table-cell table:style-name="ce462" office:value-type="string" calcext:value-type="string">
            <text:p>locked</text:p>
          </table:table-cell>
          <table:table-cell table:style-name="ce462"/>
          <table:table-cell table:style-name="ce462" office:value-type="float" office:value="0" calcext:value-type="float">
            <text:p>0</text:p>
          </table:table-cell>
          <table:table-cell table:style-name="ce462" office:value-type="float" office:value="1" calcext:value-type="float">
            <text:p>1</text:p>
          </table:table-cell>
          <table:table-cell table:style-name="ce462" office:value-type="string" calcext:value-type="string">
            <text:p>Gesperrt</text:p>
          </table:table-cell>
          <table:table-cell table:style-name="ce462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451" office:value-type="string" calcext:value-type="string">
            <text:p>TrackLayoutSymbolData</text:p>
          </table:table-cell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id</text:p>
          </table:table-cell>
          <table:table-cell table:style-name="ce451"/>
          <table:table-cell table:style-name="ce451" office:value-type="float" office:value="0" calcext:value-type="float">
            <text:p>0</text:p>
          </table:table-cell>
          <table:table-cell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Eindeutige Id</text:p>
          </table:table-cell>
          <table:table-cell table:style-name="ce469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222"/>
          <table:table-cell table:style-name="ce465" office:value-type="string" calcext:value-type="string">
            <text:p>PositionData</text:p>
          </table:table-cell>
          <table:table-cell table:style-name="ce465" office:value-type="string" calcext:value-type="string">
            <text:p>pos</text:p>
          </table:table-cell>
          <table:table-cell table:style-name="ce465"/>
          <table:table-cell table:number-columns-repeated="2" table:style-name="ce465" office:value-type="float" office:value="1" calcext:value-type="float">
            <text:p>1</text:p>
          </table:table-cell>
          <table:table-cell table:style-name="ce465" office:value-type="string" calcext:value-type="string">
            <text:p>Position</text:p>
          </table:table-cell>
          <table:table-cell table:style-name="ce499"/>
          <table:table-cell table:number-columns-repeated="56"/>
        </table:table-row>
        <table:table-row table:style-name="ro1">
          <table:table-cell table:style-name="ce458"/>
          <table:table-cell table:style-name="ce478" office:value-type="string" calcext:value-type="string">
            <text:p>Integer</text:p>
          </table:table-cell>
          <table:table-cell table:style-name="ce478" office:value-type="string" calcext:value-type="string">
            <text:p>symbol</text:p>
          </table:table-cell>
          <table:table-cell table:style-name="ce478"/>
          <table:table-cell table:number-columns-repeated="2" table:style-name="ce478" office:value-type="float" office:value="1" calcext:value-type="float">
            <text:p>1</text:p>
          </table:table-cell>
          <table:table-cell table:style-name="ce478" office:value-type="string" calcext:value-type="string">
            <text:p>Symbol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12" office:value-type="string" calcext:value-type="string">
            <text:p>Train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22"/>
          <table:table-cell table:number-columns-repeated="2" table:style-name="ce464" office:value-type="float" office:value="1" calcext:value-type="float">
            <text:p>1</text:p>
          </table:table-cell>
          <table:table-cell table:style-name="ce21" office:value-type="string" calcext:value-type="string">
            <text:p>Eindeutige Id</text:p>
          </table:table-cell>
          <table:table-cell table:style-name="ce127"/>
          <table:table-cell table:number-columns-repeated="56"/>
        </table:table-row>
        <table:table-row table:style-name="ro1">
          <table:table-cell table:style-name="ce127"/>
          <table:table-cell table:style-name="ce292" office:value-type="string" calcext:value-type="string">
            <text:p>Integer</text:p>
          </table:table-cell>
          <table:table-cell table:style-name="ce472" office:value-type="string" calcext:value-type="string">
            <text:p>address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Localaddress</text:p>
          </table:table-cell>
          <table:table-cell table:style-name="ce127"/>
          <table:table-cell table:number-columns-repeated="56"/>
        </table:table-row>
        <table:table-row table:style-name="ro1">
          <table:table-cell table:style-name="ce127"/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spee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Geschwindigkeit</text:p>
          </table:table-cell>
          <table:table-cell table:style-name="ce127"/>
          <table:table-cell table:number-columns-repeated="56"/>
        </table:table-row>
        <table:table-row table:style-name="ro1">
          <table:table-cell table:style-name="ce429"/>
          <table:table-cell table:style-name="ce474" office:value-type="string" calcext:value-type="string">
            <text:p>DrivingDirection</text:p>
          </table:table-cell>
          <table:table-cell table:style-name="ce474" office:value-type="string" calcext:value-type="string">
            <text:p>direction</text:p>
          </table:table-cell>
          <table:table-cell table:style-name="ce474"/>
          <table:table-cell table:style-name="ce474" office:value-type="float" office:value="0" calcext:value-type="float">
            <text:p>0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Fahrtrichtun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412" office:value-type="string" calcext:value-type="string">
            <text:p>SwitchStateData</text:p>
          </table:table-cell>
          <table:table-cell table:style-name="ce205" office:value-type="string" calcext:value-type="string">
            <text:p>Integer</text:p>
          </table:table-cell>
          <table:table-cell table:style-name="ce205" office:value-type="string" calcext:value-type="string">
            <text:p>id</text:p>
          </table:table-cell>
          <table:table-cell table:style-name="ce127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Eindeutige Id</text:p>
          </table:table-cell>
          <table:table-cell table:style-name="ce127"/>
          <table:table-cell table:number-columns-repeated="56"/>
        </table:table-row>
        <table:table-row table:style-name="ro1">
          <table:table-cell table:style-name="ce127"/>
          <table:table-cell table:style-name="ce465" office:value-type="string" calcext:value-type="string">
            <text:p>PositionData</text:p>
          </table:table-cell>
          <table:table-cell table:style-name="ce465" office:value-type="string" calcext:value-type="string">
            <text:p>pos</text:p>
          </table:table-cell>
          <table:table-cell table:style-name="ce465"/>
          <table:table-cell table:number-columns-repeated="2" table:style-name="ce465" office:value-type="float" office:value="1" calcext:value-type="float">
            <text:p>1</text:p>
          </table:table-cell>
          <table:table-cell table:style-name="ce465" office:value-type="string" calcext:value-type="string">
            <text:p>Position</text:p>
          </table:table-cell>
          <table:table-cell table:style-name="ce127"/>
          <table:table-cell table:number-columns-repeated="56"/>
        </table:table-row>
        <table:table-row table:style-name="ro1">
          <table:table-cell table:style-name="ce429"/>
          <table:table-cell table:style-name="ce365" office:value-type="string" calcext:value-type="string">
            <text:p>SwitchStand</text:p>
          </table:table-cell>
          <table:table-cell table:style-name="ce365" office:value-type="string" calcext:value-type="string">
            <text:p>switchStand</text:p>
          </table:table-cell>
          <table:table-cell table:style-name="ce429"/>
          <table:table-cell table:number-columns-repeated="2" table:style-name="ce438" office:value-type="float" office:value="1" calcext:value-type="float">
            <text:p>1</text:p>
          </table:table-cell>
          <table:table-cell table:style-name="ce429" office:value-type="string" calcext:value-type="string">
            <text:p>Weichenstellun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35" office:value-type="string" calcext:value-type="string">
            <text:p>PushTrainData</text:p>
          </table:table-cell>
          <table:table-cell table:style-name="ce479" office:value-type="string" calcext:value-type="string">
            <text:p>Integer</text:p>
          </table:table-cell>
          <table:table-cell table:style-name="ce35" office:value-type="string" calcext:value-type="string">
            <text:p>fromBlock</text:p>
          </table:table-cell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Default" table:number-columns-repeated="56"/>
        </table:table-row>
        <table:table-row table:style-name="ro1">
          <table:table-cell table:style-name="ce292"/>
          <table:table-cell table:style-name="ce203" office:value-type="string" calcext:value-type="string">
            <text:p>Integer</text:p>
          </table:table-cell>
          <table:table-cell table:style-name="ce292" office:value-type="string" calcext:value-type="string">
            <text:p>toBlock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table:number-columns-repeated="2"/>
          <table:table-cell table:style-name="Default" table:number-columns-repeated="56"/>
        </table:table-row>
        <table:table-row table:style-name="ro1">
          <table:table-cell table:style-name="ce292"/>
          <table:table-cell table:style-name="ce203" office:value-type="string" calcext:value-type="string">
            <text:p>Integer</text:p>
          </table:table-cell>
          <table:table-cell table:style-name="ce292" office:value-type="string" calcext:value-type="string">
            <text:p>trainI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table:number-columns-repeated="2"/>
          <table:table-cell table:style-name="Default" table:number-columns-repeated="56"/>
        </table:table-row>
        <table:table-row table:style-name="ro1">
          <table:table-cell table:style-name="ce23"/>
          <table:table-cell table:style-name="ce23" office:value-type="string" calcext:value-type="string">
            <text:p>DrivingDirection</text:p>
          </table:table-cell>
          <table:table-cell table:style-name="ce23" office:value-type="string" calcext:value-type="string">
            <text:p>direction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Default" table:number-columns-repeated="56"/>
        </table:table-row>
        <table:table-row table:style-name="ro1">
          <table:table-cell table:style-name="ce35" office:value-type="string" calcext:value-type="string">
            <text:p>PositionData</text:p>
          </table:table-cell>
          <table:table-cell table:style-name="ce200" office:value-type="string" calcext:value-type="string">
            <text:p>Integer</text:p>
          </table:table-cell>
          <table:table-cell table:style-name="ce200" office:value-type="string" calcext:value-type="string">
            <text:p>x</text:p>
          </table:table-cell>
          <table:table-cell table:style-name="ce219"/>
          <table:table-cell table:number-columns-repeated="2" table:style-name="ce200" office:value-type="float" office:value="1" calcext:value-type="float">
            <text:p>1</text:p>
          </table:table-cell>
          <table:table-cell table:style-name="ce200" office:value-type="string" calcext:value-type="string">
            <text:p>X-Position</text:p>
          </table:table-cell>
          <table:table-cell table:style-name="ce35"/>
          <table:table-cell table:style-name="Default" table:number-columns-repeated="56"/>
        </table:table-row>
        <table:table-row table:style-name="ro1">
          <table:table-cell table:style-name="ce174"/>
          <table:table-cell table:style-name="ce201" office:value-type="string" calcext:value-type="string">
            <text:p>Integer</text:p>
          </table:table-cell>
          <table:table-cell table:style-name="ce201" office:value-type="string" calcext:value-type="string">
            <text:p>y</text:p>
          </table:table-cell>
          <table:table-cell table:style-name="ce471"/>
          <table:table-cell table:number-columns-repeated="2" table:style-name="ce201" office:value-type="float" office:value="1" calcext:value-type="float">
            <text:p>1</text:p>
          </table:table-cell>
          <table:table-cell table:style-name="ce201" office:value-type="string" calcext:value-type="string">
            <text:p>Y-Position</text:p>
          </table:table-cell>
          <table:table-cell table:style-name="ce23"/>
          <table:table-cell table:style-name="Default" table:number-columns-repeated="56"/>
        </table:table-row>
        <table:table-row table:style-name="ro1">
          <table:table-cell table:style-name="ce35" office:value-type="string" calcext:value-type="string">
            <text:p>ActionData</text:p>
          </table:table-cell>
          <table:table-cell table:style-name="ce35" office:value-type="string" calcext:value-type="string">
            <text:p>ActionType</text:p>
          </table:table-cell>
          <table:table-cell table:style-name="ce35" office:value-type="string" calcext:value-type="string">
            <text:p>action</text:p>
          </table:table-cell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Auszuführende Aktion</text:p>
          </table:table-cell>
          <table:table-cell table:style-name="ce35"/>
          <table:table-cell table:style-name="Default" table:number-columns-repeated="56"/>
        </table:table-row>
        <table:table-row table:style-name="ro1">
          <table:table-cell table:style-name="ce23"/>
          <table:table-cell table:style-name="ce23" office:value-type="string" calcext:value-type="string">
            <text:p>Object</text:p>
          </table:table-cell>
          <table:table-cell table:style-name="ce23" office:value-type="string" calcext:value-type="string">
            <text:p>data</text:p>
          </table:table-cell>
          <table:table-cell table:style-name="ce23"/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string" calcext:value-type="string">
            <text:p>zusätzliche Daten</text:p>
          </table:table-cell>
          <table:table-cell table:style-name="ce23" office:value-type="string" calcext:value-type="string">
            <text:p>z.B. id oder Adresse</text:p>
          </table:table-cell>
          <table:table-cell table:style-name="Default" table:number-columns-repeated="56"/>
        </table:table-row>
        <table:table-row table:style-name="ro1">
          <table:table-cell table:style-name="ce35" office:value-type="string" calcext:value-type="string">
            <text:p>ActionList</text:p>
          </table:table-cell>
          <table:table-cell table:style-name="ce202" office:value-type="string" calcext:value-type="string">
            <text:p>ActionData</text:p>
          </table:table-cell>
          <table:table-cell table:style-name="ce202" office:value-type="string" calcext:value-type="string">
            <text:p>actions</text:p>
          </table:table-cell>
          <table:table-cell table:style-name="ce202"/>
          <table:table-cell table:style-name="ce202" office:value-type="float" office:value="1" calcext:value-type="float">
            <text:p>1</text:p>
          </table:table-cell>
          <table:table-cell table:style-name="ce202" office:value-type="float" office:value="-1" calcext:value-type="float">
            <text:p>-1</text:p>
          </table:table-cell>
          <table:table-cell table:style-name="ce35" office:value-type="string" calcext:value-type="string">
            <text:p>Mehrere Actions in einer Liste</text:p>
          </table:table-cell>
          <table:table-cell table:style-name="ce35"/>
          <table:table-cell table:style-name="Default" table:number-columns-repeated="56"/>
        </table:table-row>
        <table:table-row table:style-name="ro1">
          <table:table-cell table:style-name="ce35" office:value-type="string" calcext:value-type="string">
            <text:p>ActionListCollection</text:p>
          </table:table-cell>
          <table:table-cell table:style-name="ce203" office:value-type="string" calcext:value-type="string">
            <text:p>Integer</text:p>
          </table:table-cell>
          <table:table-cell table:style-name="ce203" office:value-type="string" calcext:value-type="string">
            <text:p>localId</text:p>
          </table:table-cell>
          <table:table-cell table:style-name="ce222"/>
          <table:table-cell table:number-columns-repeated="2" table:style-name="ce292" office:value-type="float" office:value="1" calcext:value-type="float">
            <text:p>1</text:p>
          </table:table-cell>
          <table:table-cell table:style-name="ce200" office:value-type="string" calcext:value-type="string">
            <text:p>Lokadresse</text:p>
          </table:table-cell>
          <table:table-cell table:style-name="ce220" office:value-type="string" calcext:value-type="string">
            <text:p>== 0 wenn nicht gesetzt</text:p>
          </table:table-cell>
          <table:table-cell table:style-name="Default" table:number-columns-repeated="56"/>
        </table:table-row>
        <table:table-row table:style-name="ro1">
          <table:table-cell table:style-name="ce292"/>
          <table:table-cell table:style-name="ce203" office:value-type="string" calcext:value-type="string">
            <text:p>ContactData</text:p>
          </table:table-cell>
          <table:table-cell table:style-name="ce292" office:value-type="string" calcext:value-type="string">
            <text:p>trigger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1" office:value-type="string" calcext:value-type="string">
            <text:p>Rückmeldekontakt</text:p>
          </table:table-cell>
          <table:table-cell table:style-name="ce292"/>
          <table:table-cell table:style-name="Default" table:number-columns-repeated="56"/>
        </table:table-row>
        <table:table-row table:style-name="ro1">
          <table:table-cell table:style-name="ce23"/>
          <table:table-cell table:style-name="ce23" office:value-type="string" calcext:value-type="string">
            <text:p>ActionList</text:p>
          </table:table-cell>
          <table:table-cell table:style-name="ce201" office:value-type="string" calcext:value-type="string">
            <text:p>actionLists</text:p>
          </table:table-cell>
          <table:table-cell table:style-name="ce201"/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-1" calcext:value-type="float">
            <text:p>-1</text:p>
          </table:table-cell>
          <table:table-cell table:style-name="ce201" office:value-type="string" calcext:value-type="string">
            <text:p>Liste mit auszuführenden Aktionen</text:p>
          </table:table-cell>
          <table:table-cell table:style-name="ce23"/>
          <table:table-cell table:number-columns-repeated="56"/>
        </table:table-row>
        <table:table-row table:style-name="ro1" table:number-rows-repeated="4">
          <table:table-cell table:style-name="ce155"/>
          <table:table-cell table:style-name="ce280" table:number-columns-repeated="6"/>
          <table:table-cell table:style-name="ce155"/>
          <table:table-cell table:number-columns-repeated="56"/>
        </table:table-row>
        <table:table-row table:style-name="ro1" table:number-rows-repeated="1048461">
          <table:table-cell table:number-columns-repeated="64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377"/>
        <table:table-column table:style-name="co36" table:default-cell-style-name="ce700"/>
        <table:table-column table:style-name="co37" table:default-cell-style-name="ce377"/>
        <table:table-column table:style-name="co38" table:default-cell-style-name="ce736"/>
        <table:table-column table:style-name="co39" table:default-cell-style-name="ce736"/>
        <table:table-column table:style-name="co40" table:default-cell-style-name="ce736"/>
        <table:table-column table:style-name="co41" table:default-cell-style-name="ce751"/>
        <table:table-column table:style-name="co42" table:default-cell-style-name="ce377"/>
        <table:table-column table:style-name="co29" table:default-cell-style-name="ce766"/>
        <table:table-column table:style-name="co30" table:default-cell-style-name="ce766"/>
        <table:table-column table:style-name="co43" table:default-cell-style-name="ce377"/>
        <table:table-column table:style-name="co44" table:default-cell-style-name="ce377"/>
        <table:table-column table:style-name="co26" table:number-columns-repeated="51" table:default-cell-style-name="ce377"/>
        <table:table-row table:style-name="ro1">
          <table:table-cell/>
          <table:table-cell table:style-name="ce372"/>
          <table:table-cell table:style-name="ce683"/>
          <table:table-cell table:style-name="ce701" office:value-type="string" calcext:value-type="string">
            <text:p>Nachrichten</text:p>
          </table:table-cell>
          <table:table-cell table:style-name="ce718" table:number-columns-repeated="3"/>
          <table:table-cell table:style-name="ce742"/>
          <table:table-cell table:style-name="ce372"/>
          <table:table-cell table:style-name="ce755" table:number-columns-repeated="2"/>
          <table:table-cell table:style-name="ce372" table:number-columns-repeated="2"/>
          <table:table-cell table:number-columns-repeated="51"/>
        </table:table-row>
        <table:table-row table:style-name="ro1">
          <table:table-cell/>
          <table:table-cell table:style-name="ce372"/>
          <table:table-cell table:style-name="ce683"/>
          <table:table-cell table:style-name="ce372"/>
          <table:table-cell table:style-name="ce718" table:number-columns-repeated="3"/>
          <table:table-cell table:style-name="ce742"/>
          <table:table-cell table:style-name="ce372"/>
          <table:table-cell table:style-name="ce756" table:number-columns-repeated="2"/>
          <table:table-cell table:style-name="ce372" table:number-columns-repeated="2"/>
          <table:table-cell table:number-columns-repeated="51"/>
        </table:table-row>
        <table:table-row table:style-name="ro1">
          <table:table-cell table:style-name="ce670"/>
          <table:table-cell table:style-name="ce674" office:value-type="string" calcext:value-type="string">
            <text:p>Nr.</text:p>
          </table:table-cell>
          <table:table-cell table:style-name="ce684" office:value-type="string" calcext:value-type="string">
            <text:p>Gruppe</text:p>
          </table:table-cell>
          <table:table-cell table:style-name="ce674" office:value-type="string" calcext:value-type="string">
            <text:p>Name</text:p>
          </table:table-cell>
          <table:table-cell table:style-name="ce719" office:value-type="string" calcext:value-type="string">
            <office:annotation draw:style-name="gr4" draw:text-style-name="P5" svg:width="28.99mm" svg:height="21.21mm" svg:x="142.59mm" svg:y="10.43mm" draw:caption-point-x="0.01mm" draw:caption-point-y="0.01mm">
              <dc:date>2013-06-14T00:00:00</dc:date>
              <text:p text:style-name="P1"><text:span text:style-name="T1">Admin:</text:span></text:p>
              <text:p text:style-name="P1"><text:span text:style-name="T2">Gibt an, ob die Nachricht vom </text:span><text:span text:style-name="T2">Client verschickt wird</text:span></text:p>
            </office:annotation>
            <text:p>Client</text:p>
          </table:table-cell>
          <table:table-cell table:style-name="ce719" office:value-type="string" calcext:value-type="string">
            <office:annotation draw:style-name="gr4" draw:text-style-name="P5" svg:width="28.99mm" svg:height="21.21mm" svg:x="162.39mm" svg:y="5.36mm" draw:caption-point-x="-6.09mm" draw:caption-point-y="5.08mm">
              <dc:date>2013-06-14T00:00:00</dc:date>
              <text:p text:style-name="P1"><text:span text:style-name="T1">Admin:</text:span></text:p>
              <text:p text:style-name="P1"><text:span text:style-name="T2">Gibt an, ob die </text:span><text:span text:style-name="T2">Nachricht vom </text:span><text:span text:style-name="T2">Server verschickt </text:span><text:span text:style-name="T2">wird</text:span></text:p>
            </office:annotation>
            <text:p>Server</text:p>
          </table:table-cell>
          <table:table-cell table:style-name="ce719" office:value-type="string" calcext:value-type="string">
            <office:annotation draw:style-name="gr5" draw:text-style-name="P4" svg:width="50.97mm" svg:height="24.04mm" svg:x="173.91mm" svg:y="5.36mm" draw:caption-point-x="-6.09mm" draw:caption-point-y="5.08mm">
              <dc:date>2014-12-21T00:00:00</dc:date>
              <text:p text:style-name="P3"><text:span text:style-name="T3">Same Origin </text:span><text:span text:style-name="T3">Policy:</text:span></text:p>
              <text:p text:style-name="P3"><text:span text:style-name="T3">App muss auf </text:span><text:span text:style-name="T3">selben Host wie </text:span><text:span text:style-name="T3">Server laufen um </text:span><text:span text:style-name="T3">Befehl </text:span><text:span text:style-name="T3">auszuführen zu </text:span><text:span text:style-name="T3">können</text:span></text:p>
            </office:annotation>
            <text:p>SOP</text:p>
          </table:table-cell>
          <table:table-cell table:style-name="ce743" office:value-type="string" calcext:value-type="string">
            <office:annotation draw:style-name="gr6" draw:text-style-name="P2" svg:width="103.81mm" svg:height="22.49mm" svg:x="186.89mm" svg:y="7.68mm" draw:caption-point-x="-4.29mm" draw:caption-point-y="2.76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674" office:value-type="string" calcext:value-type="string">
            <office:annotation draw:style-name="gr2" draw:text-style-name="P4" svg:width="28.99mm" svg:height="17.81mm" svg:x="231.71mm" svg:y="0.39mm" draw:caption-point-x="-6.09mm" draw:caption-point-y="10.05m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757" office:value-type="string" calcext:value-type="string">
            <office:annotation draw:style-name="gr1" draw:text-style-name="P2" svg:width="144.8mm" svg:height="19.59mm" svg:x="242.49mm" svg:y="13.23mm" draw:caption-point-x="-8.2mm" draw:caption-point-y="-2.79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757" office:value-type="string" calcext:value-type="string">
            <office:annotation draw:style-name="gr1" draw:text-style-name="P2" svg:width="144.8mm" svg:height="19.59mm" svg:x="251.24mm" svg:y="15.08mm" draw:caption-point-x="-7.16mm" draw:caption-point-y="-4.64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674" office:value-type="string" calcext:value-type="string">
            <text:p>Beschreibung</text:p>
          </table:table-cell>
          <table:table-cell table:style-name="ce674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1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SERVER_SHUTDOWN</text:p>
          </table:table-cell>
          <table:table-cell table:style-name="ce721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4" office:value-type="string" calcext:value-type="string">
            <text:p>-</text:p>
          </table:table-cell>
          <table:table-cell table:style-name="ce453" office:value-type="string" calcext:value-type="string">
            <text:p>Gibt an, dass die Anwendung beendet wird</text:p>
          </table:table-cell>
          <table:table-cell table:style-name="ce453" office:value-type="string" calcext:value-type="string">
            <text:p>Anwendung definiert terminieren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2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SERVER_RESET</text:p>
          </table:table-cell>
          <table:table-cell table:style-name="ce721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4" office:value-type="string" calcext:value-type="string">
            <text:p>-</text:p>
          </table:table-cell>
          <table:table-cell table:style-name="ce453" office:value-type="string" calcext:value-type="string">
            <text:p>Führt ein Reset der Anwendung durch</text:p>
          </table:table-cell>
          <table:table-cell table:style-name="ce685" office:value-type="string" calcext:value-type="string">
            <text:p>Config neu einlesen, Nachrichtenbuffer leeren, Hardware reseten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3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SET_HARDWARE_STATE</text:p>
          </table:table-cell>
          <table:table-cell table:style-name="ce453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HardwareState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453"/>
          <table:table-cell table:style-name="ce685"/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4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CLIENT_SHUTDOWN</text:p>
          </table:table-cell>
          <table:table-cell table:style-name="ce453" table:number-columns-repeated="3"/>
          <table:table-cell table:style-name="ce744" office:value-type="string" calcext:value-type="string">
            <text:p>IN </text:p>
          </table:table-cell>
          <table:table-cell table:style-name="ce453" office:value-type="string" calcext:value-type="string">
            <text:p>String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453" office:value-type="string" calcext:value-type="string">
            <text:p>Client wurde beendet</text:p>
          </table:table-cell>
          <table:table-cell table:style-name="ce685" office:value-type="string" calcext:value-type="string">
            <text:p>Parameter: Exceptions-Message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5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DEFAULT_LAYOUT_CHANGED</text:p>
          </table:table-cell>
          <table:table-cell table:style-name="ce453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Integer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453" office:value-type="string" calcext:value-type="string">
            <text:p>DefaultLayout wurde geändert</text:p>
          </table:table-cell>
          <table:table-cell table:style-name="ce685"/>
          <table:table-cell table:style-name="ce775"/>
          <table:table-cell table:style-name="ce779" table:number-columns-repeated="50"/>
        </table:table-row>
        <table:table-row table:style-name="ro1">
          <table:table-cell/>
          <table:table-cell table:style-name="ce676"/>
          <table:table-cell table:style-name="ce686"/>
          <table:table-cell table:style-name="ce702"/>
          <table:table-cell table:style-name="ce676" table:number-columns-repeated="3"/>
          <table:table-cell table:style-name="ce745"/>
          <table:table-cell table:style-name="ce702"/>
          <table:table-cell table:style-name="ce758" table:number-columns-repeated="2"/>
          <table:table-cell table:style-name="ce70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PING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59" office:value-type="string" calcext:value-type="string">
            <text:p>-</text:p>
          </table:table-cell>
          <table:table-cell table:style-name="ce767" office:value-type="string" calcext:value-type="string">
            <text:p>-</text:p>
          </table:table-cell>
          <table:table-cell table:style-name="ce348" office:value-type="string" calcext:value-type="string">
            <text:p>Testnachricht</text:p>
          </table:table-cell>
          <table:table-cell table:style-name="ce348" office:value-type="string" calcext:value-type="string">
            <text:p>Hat keine weitere Bedeutung; wird vom Server ignoriert</text:p>
          </table:table-cell>
          <table:table-cell table:style-name="ce776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2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ECHO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String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687" office:value-type="string" calcext:value-type="string">
            <text:p>Anfrage eines Request</text:p>
          </table:table-cell>
          <table:table-cell table:style-name="ce348" office:value-type="string" calcext:value-type="string">
            <text:p>Wird zu Testzwecken versendet </text:p>
          </table:table-cell>
          <table:table-cell table:style-name="ce372" table:number-columns-repeated="5"/>
          <table:table-cell table:style-name="ce780"/>
          <table:table-cell table:style-name="ce37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3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ECHO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String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348" office:value-type="string" calcext:value-type="string">
            <text:p>Antwort auf ECHO_REQ; sendet Daten zurück</text:p>
          </table:table-cell>
          <table:table-cell table:style-name="ce348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4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ERROR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ErrorData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348" office:value-type="string" calcext:value-type="string">
            <text:p>Antwort auf Nachrichten die Fehler verursachten</text:p>
          </table:table-cell>
          <table:table-cell table:style-name="ce348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5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STAR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AppData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348" office:value-type="string" calcext:value-type="string">
            <text:p>Sendet der Client nach dem Start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6</text:p>
          </table:table-cell>
          <table:table-cell table:style-name="ce687" office:value-type="string" calcext:value-type="string">
            <text:p>CLIENT</text:p>
          </table:table-cell>
          <table:table-cell table:style-name="ce453" office:value-type="string" calcext:value-type="string">
            <text:p>CONNECT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Integer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453" office:value-type="string" calcext:value-type="string">
            <text:p>Erhält der Client vom Server nach Start</text:p>
          </table:table-cell>
          <table:table-cell table:style-name="ce453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8</text:p>
          </table:table-cell>
          <table:table-cell table:style-name="ce687" office:value-type="string" calcext:value-type="string">
            <text:p>CLIENT</text:p>
          </table:table-cell>
          <table:table-cell table:style-name="ce188" office:value-type="string" calcext:value-type="string">
            <text:p>SHUTDOWN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Veranlasst das Beenden eines Clients</text:p>
          </table:table-cell>
          <table:table-cell table:style-name="ce348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9</text:p>
          </table:table-cell>
          <table:table-cell table:style-name="ce687" office:value-type="string" calcext:value-type="string">
            <text:p>CLIENT</text:p>
          </table:table-cell>
          <table:table-cell table:style-name="ce188" office:value-type="string" calcext:value-type="string">
            <text:p>RESET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Veranlasst das Resetten eines Clients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0</text:p>
          </table:table-cell>
          <table:table-cell table:style-name="ce687" office:value-type="string" calcext:value-type="string">
            <text:p>CLIENT</text:p>
          </table:table-cell>
          <table:table-cell table:style-name="ce188" office:value-type="string" calcext:value-type="string">
            <text:p>SELF_TESTING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Veranlasst einen Selbsttest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1</text:p>
          </table:table-cell>
          <table:table-cell table:style-name="ce692" office:value-type="string" calcext:value-type="string">
            <text:p>CLIENT</text:p>
          </table:table-cell>
          <table:table-cell table:style-name="ce527" office:value-type="string" calcext:value-type="string">
            <text:p>CLOSING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Sendet der Client wenn dieser ordnungsgemäß beendet wurde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7"/>
          <table:table-cell table:style-name="ce188"/>
          <table:table-cell table:style-name="ce722" table:number-columns-repeated="3"/>
          <table:table-cell table:style-name="ce746"/>
          <table:table-cell table:style-name="ce348"/>
          <table:table-cell table:style-name="ce746" table:number-columns-repeated="2"/>
          <table:table-cell table:style-name="Default"/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NEW_CLIENT_START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GP</text:p>
          </table:table-cell>
          <table:table-cell table:style-name="ce453" office:value-type="string" calcext:value-type="string">
            <text:p>EndPointData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453" office:value-type="string" calcext:value-type="string">
            <text:p>Gibt an, das ein neuer Client gestartet wurde</text:p>
          </table:table-cell>
          <table:table-cell table:style-name="ce45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2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CLIENT_CLOS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GP</text:p>
          </table:table-cell>
          <table:table-cell table:style-name="ce453" office:value-type="string" calcext:value-type="string">
            <text:p>Integer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453" office:value-type="string" calcext:value-type="string">
            <text:p>Gibt an, das ein Client geschlossen wurde</text:p>
          </table:table-cell>
          <table:table-cell table:style-name="ce348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3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RESET_CLIENT</text:p>
          </table:table-cell>
          <table:table-cell table:style-name="ce722" office:value-type="string" calcext:value-type="string">
            <text:p>X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Veranlasst das Resetten eines Clients</text:p>
          </table:table-cell>
          <table:table-cell table:style-name="ce348" office:value-type="string" calcext:value-type="string">
            <text:p>Parameter: AppID</text:p>
          </table:table-cell>
          <table:table-cell table:style-name="ce372"/>
          <table:table-cell table:style-name="ce375" table:number-columns-repeated="3"/>
          <table:table-cell table:style-name="ce37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4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INFO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ordert Informationen vom Server an</text:p>
          </table:table-cell>
          <table:table-cell table:style-name="ce348"/>
          <table:table-cell table:style-name="ce372"/>
          <table:table-cell table:style-name="ce375" table:number-columns-repeated="3"/>
          <table:table-cell table:style-name="ce37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5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INFO_RES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Server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Antwort auf SERVER_INFO_REQ</text:p>
          </table:table-cell>
          <table:table-cell table:style-name="ce348"/>
          <table:table-cell table:style-name="ce372"/>
          <table:table-cell table:style-name="ce375" table:number-columns-repeated="3"/>
          <table:table-cell table:style-name="ce37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6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CON_CLIENTS_REQ</text:p>
          </table:table-cell>
          <table:table-cell table:style-name="ce721" office:value-type="string" calcext:value-type="string">
            <text:p>X</text:p>
          </table:table-cell>
          <table:table-cell table:style-name="ce721" table:number-columns-repeated="2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ordert Informationen vom Server an</text:p>
          </table:table-cell>
          <table:table-cell table:style-name="ce373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7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CON_CLIENTS_RES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EndPointData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348" office:value-type="string" calcext:value-type="string">
            <text:p>Gibt Informationen zu den Verbunden Clients aus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8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SELF_TESTING_CLIENT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Führt einen Selbsttest durch</text:p>
          </table:table-cell>
          <table:table-cell table:style-name="ce348" office:value-type="string" calcext:value-type="string">
            <text:p>Parameter: AppID</text:p>
          </table:table-cell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9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ADD_ALLOWED_IP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GP</text:p>
          </table:table-cell>
          <table:table-cell table:style-name="ce348" office:value-type="string" calcext:value-type="string">
            <text:p>IPAddress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0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GET_ALLOWED_IP_LIST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1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SET_ALLOWED_IP_LIST</text:p>
          </table:table-cell>
          <table:table-cell table:number-columns-repeated="3" table:style-name="ce721" office:value-type="string" calcext:value-type="string">
            <text:p>X</text:p>
          </table:table-cell>
          <table:table-cell table:style-name="ce744" office:value-type="string" calcext:value-type="string">
            <text:p>GP</text:p>
          </table:table-cell>
          <table:table-cell table:style-name="ce348" office:value-type="string" calcext:value-type="string">
            <text:p>IPAddress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/>
          <table:table-cell table:style-name="ce678"/>
          <table:table-cell table:style-name="ce688"/>
          <table:table-cell table:style-name="ce119" table:number-columns-repeated="6"/>
          <table:table-cell table:style-name="ce724" table:number-columns-repeated="2"/>
          <table:table-cell table:style-name="ce119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1</text:p>
          </table:table-cell>
          <table:table-cell table:style-name="ce689" office:value-type="string" calcext:value-type="string">
            <text:p>TIMER</text:p>
          </table:table-cell>
          <table:table-cell table:style-name="ce461" office:value-type="string" calcext:value-type="string">
            <text:p>GLOBAL_TIMER_EVENT</text:p>
          </table:table-cell>
          <table:table-cell table:style-name="ce723"/>
          <table:table-cell table:style-name="ce723" office:value-type="string" calcext:value-type="string">
            <text:p>X</text:p>
          </table:table-cell>
          <table:table-cell table:style-name="ce723"/>
          <table:table-cell table:style-name="ce723" office:value-type="string" calcext:value-type="string">
            <text:p>GP</text:p>
          </table:table-cell>
          <table:table-cell table:style-name="ce436" office:value-type="string" calcext:value-type="string">
            <text:p>PointOfTime</text:p>
          </table:table-cell>
          <table:table-cell table:number-columns-repeated="2" table:style-name="ce760" office:value-type="float" office:value="1" calcext:value-type="float">
            <text:p>1</text:p>
          </table:table-cell>
          <table:table-cell table:style-name="ce703" table:number-columns-repeated="2"/>
          <table:table-cell table:style-name="ce48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2</text:p>
          </table:table-cell>
          <table:table-cell table:style-name="ce689" office:value-type="string" calcext:value-type="string">
            <text:p>TIMER</text:p>
          </table:table-cell>
          <table:table-cell table:style-name="ce461" office:value-type="string" calcext:value-type="string">
            <text:p>GET_GLOBAL_TIMER</text:p>
          </table:table-cell>
          <table:table-cell table:style-name="ce723" office:value-type="string" calcext:value-type="string">
            <text:p>X</text:p>
          </table:table-cell>
          <table:table-cell table:style-name="ce723" table:number-columns-repeated="2"/>
          <table:table-cell table:style-name="ce723" office:value-type="string" calcext:value-type="string">
            <text:p>SG</text:p>
          </table:table-cell>
          <table:table-cell table:style-name="ce461" office:value-type="string" calcext:value-type="string">
            <text:p>Void</text:p>
          </table:table-cell>
          <table:table-cell table:number-columns-repeated="2" table:style-name="ce760" office:value-type="string" calcext:value-type="string">
            <text:p>-</text:p>
          </table:table-cell>
          <table:table-cell table:style-name="ce703" office:value-type="string" calcext:value-type="string">
            <text:p>Erfragt die aktuelle Modellbahnuhrzeit</text:p>
          </table:table-cell>
          <table:table-cell table:style-name="ce703"/>
          <table:table-cell table:style-name="ce48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3</text:p>
          </table:table-cell>
          <table:table-cell table:style-name="ce688" office:value-type="string" calcext:value-type="string">
            <text:p>TIMER</text:p>
          </table:table-cell>
          <table:table-cell table:style-name="ce703" office:value-type="string" calcext:value-type="string">
            <text:p>SET_GLOBAL_TIMER</text:p>
          </table:table-cell>
          <table:table-cell table:number-columns-repeated="2" table:style-name="ce724" office:value-type="string" calcext:value-type="string">
            <text:p>X</text:p>
          </table:table-cell>
          <table:table-cell table:style-name="ce724"/>
          <table:table-cell table:style-name="ce724" office:value-type="string" calcext:value-type="string">
            <text:p>GP</text:p>
          </table:table-cell>
          <table:table-cell table:style-name="ce119" office:value-type="string" calcext:value-type="string">
            <text:p>GlobalTimerData</text:p>
          </table:table-cell>
          <table:table-cell table:number-columns-repeated="2" table:style-name="ce724" office:value-type="float" office:value="1" calcext:value-type="float">
            <text:p>1</text:p>
          </table:table-cell>
          <table:table-cell table:style-name="ce119" office:value-type="string" calcext:value-type="string">
            <text:p>Setzt die aktuelle Modellbahnuhrzeit</text:p>
          </table:table-cell>
          <table:table-cell table:style-name="ce119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8"/>
          <table:table-cell table:style-name="ce703"/>
          <table:table-cell table:style-name="ce724" table:number-columns-repeated="4"/>
          <table:table-cell table:style-name="ce119"/>
          <table:table-cell table:style-name="ce724" table:number-columns-repeated="2"/>
          <table:table-cell table:style-name="ce119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1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GET_ENVIRONMENT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ce752" office:value-type="string" calcext:value-type="string">
            <text:p>Void</text:p>
          </table:table-cell>
          <table:table-cell table:number-columns-repeated="2" table:style-name="ce727" office:value-type="string" calcext:value-type="string">
            <text:p>-</text:p>
          </table:table-cell>
          <table:table-cell table:style-name="ce752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2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SET_ENVIRONMENT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725"/>
          <table:table-cell table:style-name="ce727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/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3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SET_AMBIENCE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725"/>
          <table:table-cell table:style-name="ce727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/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4</text:p>
          </table:table-cell>
          <table:table-cell table:style-name="ce679" office:value-type="string" calcext:value-type="string">
            <text:p>ENVIRONMENT</text:p>
          </table:table-cell>
          <table:table-cell table:style-name="ce691" office:value-type="string" calcext:value-type="string">
            <text:p>SET_AMBIENT_LIGHT</text:p>
          </table:table-cell>
          <table:table-cell table:style-name="ce726" office:value-type="string" calcext:value-type="string">
            <text:p>X</text:p>
          </table:table-cell>
          <table:table-cell table:style-name="ce722" office:value-type="string" calcext:value-type="string">
            <text:p>X</text:p>
          </table:table-cell>
          <table:table-cell table:style-name="ce691"/>
          <table:table-cell table:style-name="ce726" office:value-type="string" calcext:value-type="string">
            <text:p>GP</text:p>
          </table:table-cell>
          <table:table-cell table:style-name="ce691" office:value-type="string" calcext:value-type="string">
            <text:p>AmbientLightData</text:p>
          </table:table-cell>
          <table:table-cell table:number-columns-repeated="2" table:style-name="ce726" office:value-type="float" office:value="1" calcext:value-type="float">
            <text:p>1</text:p>
          </table:table-cell>
          <table:table-cell table:style-name="ce691"/>
          <table:table-cell table:style-name="ce114"/>
          <table:table-cell table:number-columns-repeated="51"/>
        </table:table-row>
        <table:table-row table:style-name="ro1">
          <table:table-cell/>
          <table:table-cell table:style-name="ce678"/>
          <table:table-cell table:style-name="ce679"/>
          <table:table-cell table:style-name="ce703"/>
          <table:table-cell table:style-name="ce725" table:number-columns-repeated="3"/>
          <table:table-cell table:style-name="ce727"/>
          <table:table-cell table:style-name="ce752"/>
          <table:table-cell table:style-name="ce727" table:number-columns-repeated="2"/>
          <table:table-cell table:style-name="ce752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1" calcext:value-type="float">
            <text:p>1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CONNECTIVITY_STATE_CHANG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Connectivity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 office:value-type="string" calcext:value-type="string">
            <text:p>Gibt an, ob Verbindung zur CS2 besteht</text:p>
          </table:table-cell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2" calcext:value-type="float">
            <text:p>2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SWITCH_ROUTE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Integer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3" calcext:value-type="float">
            <text:p>3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ROUTE_SWITCH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Integer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4" calcext:value-type="float">
            <text:p>4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ROUTE_RELEAS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Integer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5" calcext:value-type="float">
            <text:p>5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BLOCK_RELEAS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Integer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6" calcext:value-type="float">
            <text:p>6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SET_ACTION_LIST</text:p>
          </table:table-cell>
          <table:table-cell table:style-name="ce727"/>
          <table:table-cell table:style-name="ce727" office:value-type="string" calcext:value-type="string">
            <text:p>X</text:p>
          </table:table-cell>
          <table:table-cell table:style-name="ce727"/>
          <table:table-cell table:style-name="ce727" office:value-type="string" calcext:value-type="string">
            <text:p>SG</text:p>
          </table:table-cell>
          <table:table-cell table:style-name="ce292" office:value-type="string" calcext:value-type="string">
            <text:p>ActionList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7" calcext:value-type="float">
            <text:p>7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REPLACE_ACTION_LIST</text:p>
          </table:table-cell>
          <table:table-cell table:style-name="ce727"/>
          <table:table-cell table:style-name="ce727" office:value-type="string" calcext:value-type="string">
            <text:p>X</text:p>
          </table:table-cell>
          <table:table-cell table:style-name="ce727"/>
          <table:table-cell table:style-name="ce727" office:value-type="string" calcext:value-type="string">
            <text:p>SG</text:p>
          </table:table-cell>
          <table:table-cell table:style-name="ce292" office:value-type="string" calcext:value-type="string">
            <text:p>ActionList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8" calcext:value-type="float">
            <text:p>8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DELETE_ACTION_LIST</text:p>
          </table:table-cell>
          <table:table-cell table:style-name="ce727"/>
          <table:table-cell table:style-name="ce727" office:value-type="string" calcext:value-type="string">
            <text:p>X</text:p>
          </table:table-cell>
          <table:table-cell table:style-name="ce727"/>
          <table:table-cell table:style-name="ce727" office:value-type="string" calcext:value-type="string">
            <text:p>SG</text:p>
          </table:table-cell>
          <table:table-cell table:style-name="ce203" office:value-type="string" calcext:value-type="string">
            <text:p>ContactData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/>
          <table:table-cell table:style-name="ce678"/>
          <table:table-cell table:style-name="ce690"/>
          <table:table-cell table:style-name="ce703"/>
          <table:table-cell table:style-name="ce725" table:number-columns-repeated="3"/>
          <table:table-cell table:style-name="ce727"/>
          <table:table-cell table:style-name="ce752"/>
          <table:table-cell table:style-name="ce727" table:number-columns-repeated="2"/>
          <table:table-cell table:style-name="ce752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1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SET_AUTOMATIC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Automatikmodus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2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TOGGLE_AUTOMATIC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727" office:value-type="string" calcext:value-type="string">
            <text:p>-</text:p>
          </table:table-cell>
          <table:table-cell table:style-name="ce752" office:value-type="string" calcext:value-type="string">
            <text:p>Automatikmodus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3</text:p>
          </table:table-cell>
          <table:table-cell table:style-name="ce691" office:value-type="string" calcext:value-type="string">
            <text:p>SYSTEM</text:p>
          </table:table-cell>
          <table:table-cell table:style-name="ce691" office:value-type="string" calcext:value-type="string">
            <text:p>TRIGGER_EMERGENCY_STOP</text:p>
          </table:table-cell>
          <table:table-cell table:style-name="ce726" office:value-type="string" calcext:value-type="string">
            <text:p>X</text:p>
          </table:table-cell>
          <table:table-cell table:style-name="ce726" table:number-columns-repeated="2"/>
          <table:table-cell table:style-name="ce726" office:value-type="string" calcext:value-type="string">
            <text:p>SG</text:p>
          </table:table-cell>
          <table:table-cell table:style-name="ce691" office:value-type="string" calcext:value-type="string">
            <text:p>EmergencyTriggerReason</text:p>
          </table:table-cell>
          <table:table-cell table:number-columns-repeated="2" table:style-name="ce726" office:value-type="float" office:value="1" calcext:value-type="float">
            <text:p>1</text:p>
          </table:table-cell>
          <table:table-cell table:style-name="ce691" office:value-type="string" calcext:value-type="string">
            <text:p>Not-Halt aktivieren</text:p>
          </table:table-cell>
          <table:table-cell table:style-name="ce75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4</text:p>
          </table:table-cell>
          <table:table-cell table:style-name="ce691" office:value-type="string" calcext:value-type="string">
            <text:p>SYSTEM</text:p>
          </table:table-cell>
          <table:table-cell table:style-name="ce691" office:value-type="string" calcext:value-type="string">
            <text:p>RELEASE_EMERGENCY_STOP</text:p>
          </table:table-cell>
          <table:table-cell table:style-name="ce726" office:value-type="string" calcext:value-type="string">
            <text:p>X</text:p>
          </table:table-cell>
          <table:table-cell table:style-name="ce726" table:number-columns-repeated="2"/>
          <table:table-cell table:style-name="ce726" office:value-type="string" calcext:value-type="string">
            <text:p>SG</text:p>
          </table:table-cell>
          <table:table-cell table:style-name="ce691" office:value-type="string" calcext:value-type="string">
            <text:p>Void</text:p>
          </table:table-cell>
          <table:table-cell table:number-columns-repeated="2" table:style-name="ce726" office:value-type="string" calcext:value-type="string">
            <text:p>-</text:p>
          </table:table-cell>
          <table:table-cell table:style-name="ce691" office:value-type="string" calcext:value-type="string">
            <text:p>Not-Halt freigeben</text:p>
          </table:table-cell>
          <table:table-cell table:style-name="ce75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5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SET_STANDBY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Standby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6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<text:span text:style-name="T5">TOGGLE_STANDBY</text:span>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Standby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7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GET_HARDWARE_STATE</text:p>
          </table:table-cell>
          <table:table-cell table:style-name="ce723" office:value-type="string" calcext:value-type="string">
            <text:p>X</text:p>
          </table:table-cell>
          <table:table-cell table:style-name="ce723" table:number-columns-repeated="2"/>
          <table:table-cell table:style-name="ce723" office:value-type="string" calcext:value-type="string">
            <text:p>SG</text:p>
          </table:table-cell>
          <table:table-cell table:style-name="ce461" office:value-type="string" calcext:value-type="string">
            <text:p>Void</text:p>
          </table:table-cell>
          <table:table-cell table:number-columns-repeated="2" table:style-name="ce760" office:value-type="string" calcext:value-type="string">
            <text:p>-</text:p>
          </table:table-cell>
          <table:table-cell table:style-name="ce703" office:value-type="string" calcext:value-type="string">
            <text:p>Fragt den aktuellen Hardwarezustand ab</text:p>
          </table:table-cell>
          <table:table-cell table:style-name="ce703"/>
          <table:table-cell table:style-name="ce37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8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HARDWARE_STATE_CHANGED</text:p>
          </table:table-cell>
          <table:table-cell table:style-name="ce723"/>
          <table:table-cell table:style-name="ce723" office:value-type="string" calcext:value-type="string">
            <text:p>X</text:p>
          </table:table-cell>
          <table:table-cell table:style-name="ce723"/>
          <table:table-cell table:style-name="ce727" office:value-type="string" calcext:value-type="string">
            <text:p>GP</text:p>
          </table:table-cell>
          <table:table-cell table:style-name="ce461" office:value-type="string" calcext:value-type="string">
            <text:p>HardwareState</text:p>
          </table:table-cell>
          <table:table-cell table:number-columns-repeated="2" table:style-name="ce760" office:value-type="float" office:value="1" calcext:value-type="float">
            <text:p>1</text:p>
          </table:table-cell>
          <table:table-cell table:style-name="ce703" office:value-type="string" calcext:value-type="string">
            <text:p>Gibt an, das sich der aktuelle HW-Zustand geändert hat</text:p>
          </table:table-cell>
          <table:table-cell table:style-name="ce703"/>
          <table:table-cell table:style-name="ce37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9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HARDWARE_SHUTDOWN</text:p>
          </table:table-cell>
          <table:table-cell table:style-name="ce722" office:value-type="string" calcext:value-type="string">
            <text:p>X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ährt die Anlange herunter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10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HARDWARE_RESET</text:p>
          </table:table-cell>
          <table:table-cell table:style-name="ce724" office:value-type="string" calcext:value-type="string">
            <text:p>X</text:p>
          </table:table-cell>
          <table:table-cell table:style-name="ce724"/>
          <table:table-cell table:style-name="ce724" office:value-type="string" calcext:value-type="string">
            <text:p>X</text:p>
          </table:table-cell>
          <table:table-cell table:style-name="ce724" office:value-type="string" calcext:value-type="string">
            <text:p>SG</text:p>
          </table:table-cell>
          <table:table-cell table:style-name="ce119" office:value-type="string" calcext:value-type="string">
            <text:p>Void</text:p>
          </table:table-cell>
          <table:table-cell table:number-columns-repeated="2" table:style-name="ce724" office:value-type="string" calcext:value-type="string">
            <text:p>-</text:p>
          </table:table-cell>
          <table:table-cell table:style-name="ce752" office:value-type="string" calcext:value-type="string">
            <text:p>Reseted die Anlage</text:p>
          </table:table-cell>
          <table:table-cell table:style-name="ce119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7"/>
          <table:table-cell table:style-name="ce706"/>
          <table:table-cell table:style-name="ce722" table:number-columns-repeated="3"/>
          <table:table-cell table:style-name="ce746"/>
          <table:table-cell table:style-name="ce348"/>
          <table:table-cell table:style-name="ce746" table:number-columns-repeated="2"/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673" office:value-type="float" office:value="8" calcext:value-type="float">
            <text:p>8</text:p>
          </table:table-cell>
          <table:table-cell table:style-name="ce678" office:value-type="string" calcext:value-type="string">
            <text:p>1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S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2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ordert sämtliche Gleispläne an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2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S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TrackLayoutInfoData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-1" calcext:value-type="float">
            <text:p>-1</text:p>
          </table:table-cell>
          <table:table-cell table:style-name="ce348" office:value-type="string" calcext:value-type="string">
            <text:p>Liefert angeforderte Gleispläne zurück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3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DELE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Löscht den Gleisplan mit der Id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4</text:p>
          </table:table-cell>
          <table:table-cell table:style-name="ce687" office:value-type="string" calcext:value-type="string">
            <text:p>LAYOUT</text:p>
          </table:table-cell>
          <table:table-cell table:style-name="ce707" office:value-type="string" calcext:value-type="string">
            <text:p>CREA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417" office:value-type="string" calcext:value-type="string">
            <text:p>TrackLayoutInfo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Legt einen neuen Gleisplan an</text:p>
          </table:table-cell>
          <table:table-cell table:style-name="ce703" office:value-type="string" calcext:value-type="string">
            <text:p>Id wird in diesem Fall nicht berücksichtigt</text:p>
          </table:table-cell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5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UPDA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TrackLayoutInfo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Aktualisiert den Gleisplan</text:p>
          </table:table-cell>
          <table:table-cell table:style-name="ce49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6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UNLOCK_LAYOUT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GP</text:p>
          </table:table-cell>
          <table:table-cell table:style-name="ce372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Entsperrt Gleisplan mit der Id</text:p>
          </table:table-cell>
          <table:table-cell table:style-name="ce703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7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LOCK_LAYOUT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GP</text:p>
          </table:table-cell>
          <table:table-cell table:style-name="ce372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Sperrt Gleisplan mit der Id</text:p>
          </table:table-cell>
          <table:table-cell table:style-name="ce703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8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Fordert sämtliche Symbole eines Gleisplanes an</text:p>
          </table:table-cell>
          <table:table-cell table:style-name="ce70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9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_READ_ONLY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Fordert sämtliche Symbole eines Gleisplanes an</text:p>
          </table:table-cell>
          <table:table-cell table:style-name="ce70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0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39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SpecificLayout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Liefert angeforderte Symbole zurück</text:p>
          </table:table-cell>
          <table:table-cell table:style-name="ce114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1</text:p>
          </table:table-cell>
          <table:table-cell table:style-name="ce687" office:value-type="string" calcext:value-type="string">
            <text:p>LAYOUT</text:p>
          </table:table-cell>
          <table:table-cell table:style-name="ce203" office:value-type="string" calcext:value-type="string">
            <text:p>SAVE_LAYOUT</text:p>
          </table:table-cell>
          <table:table-cell table:style-name="ce728" office:value-type="string" calcext:value-type="string">
            <text:p>X</text:p>
          </table:table-cell>
          <table:table-cell table:style-name="ce728"/>
          <table:table-cell table:style-name="ce740"/>
          <table:table-cell table:style-name="ce748" office:value-type="string" calcext:value-type="string">
            <text:p>SG</text:p>
          </table:table-cell>
          <table:table-cell table:style-name="ce709" office:value-type="string" calcext:value-type="string">
            <text:p>SpecificLayoutData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Speichert einen Gleisplan ab</text:p>
          </table:table-cell>
          <table:table-cell table:style-name="ce772" office:value-type="string" calcext:value-type="string">
            <text:p>sendet bei Erfolg LAYOUT_CHANGED </text:p>
          </table:table-cell>
          <table:table-cell table:style-name="ce777"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2</text:p>
          </table:table-cell>
          <table:table-cell table:style-name="ce687" office:value-type="string" calcext:value-type="string">
            <text:p>LAYOUT</text:p>
          </table:table-cell>
          <table:table-cell table:style-name="ce203" office:value-type="string" calcext:value-type="string">
            <text:p>LAYOUT_CHANGED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740"/>
          <table:table-cell table:style-name="ce748" office:value-type="string" calcext:value-type="string">
            <text:p>GP</text:p>
          </table:table-cell>
          <table:table-cell table:style-name="ce709" office:value-type="string" calcext:value-type="string">
            <text:p>Integer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Id des Gleisplanes</text:p>
          </table:table-cell>
          <table:table-cell table:style-name="ce713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3</text:p>
          </table:table-cell>
          <table:table-cell table:style-name="ce692" office:value-type="string" calcext:value-type="string">
            <text:p>LAYOUT</text:p>
          </table:table-cell>
          <table:table-cell table:style-name="ce708" office:value-type="string" calcext:value-type="string">
            <text:p>DEFAULT_LAYOUT_CHANGED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740"/>
          <table:table-cell table:style-name="ce748" office:value-type="string" calcext:value-type="string">
            <text:p>GP</text:p>
          </table:table-cell>
          <table:table-cell table:style-name="ce709" office:value-type="string" calcext:value-type="string">
            <text:p>Integer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Id des Gleisplanes</text:p>
          </table:table-cell>
          <table:table-cell table:style-name="ce713"/>
          <table:table-cell table:number-columns-repeated="9"/>
          <table:table-cell table:style-name="Default" table:number-columns-repeated="42"/>
        </table:table-row>
        <table:table-row table:style-name="ro1">
          <table:table-cell table:style-name="ce292"/>
          <table:table-cell table:style-name="ce681"/>
          <table:table-cell table:style-name="ce693"/>
          <table:table-cell table:style-name="ce292" table:number-columns-repeated="10"/>
          <table:table-cell table:style-name="Default" table:number-columns-repeated="51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MESSAGING</text:p>
          </table:table-cell>
          <table:table-cell table:style-name="ce21" office:value-type="string" calcext:value-type="string">
            <text:p>GET_INCIDENT_LIST</text:p>
          </table:table-cell>
          <table:table-cell table:style-name="ce728" office:value-type="string" calcext:value-type="string">
            <text:p>X</text:p>
          </table:table-cell>
          <table:table-cell table:style-name="ce728"/>
          <table:table-cell table:style-name="ce21"/>
          <table:table-cell table:style-name="ce748" office:value-type="string" calcext:value-type="string">
            <text:p>SG</text:p>
          </table:table-cell>
          <table:table-cell table:style-name="ce753" office:value-type="string" calcext:value-type="string">
            <text:p>Void</text:p>
          </table:table-cell>
          <table:table-cell table:number-columns-repeated="2" table:style-name="ce761" office:value-type="string" calcext:value-type="string">
            <text:p>-</text:p>
          </table:table-cell>
          <table:table-cell table:style-name="ce21" office:value-type="string" calcext:value-type="string">
            <text:p>Fragt aktuelle Störungen ab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2</text:p>
          </table:table-cell>
          <table:table-cell table:style-name="ce21" office:value-type="string" calcext:value-type="string">
            <text:p>MESSAGING</text:p>
          </table:table-cell>
          <table:table-cell table:style-name="ce21" office:value-type="string" calcext:value-type="string">
            <text:p>SET_INCIDENT_LIST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21"/>
          <table:table-cell table:style-name="ce748" office:value-type="string" calcext:value-type="string">
            <text:p>SG</text:p>
          </table:table-cell>
          <table:table-cell table:style-name="ce753" office:value-type="string" calcext:value-type="string">
            <text:p>IncidentData</text:p>
          </table:table-cell>
          <table:table-cell table:style-name="ce761" office:value-type="float" office:value="0" calcext:value-type="float">
            <text:p>0</text:p>
          </table:table-cell>
          <table:table-cell table:style-name="ce761" office:value-type="float" office:value="-1" calcext:value-type="float">
            <text:p>-1</text:p>
          </table:table-cell>
          <table:table-cell table:style-name="ce21" office:value-type="string" calcext:value-type="string">
            <text:p>Liefert aktuelle Störungen zurück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3</text:p>
          </table:table-cell>
          <table:table-cell table:style-name="ce21" office:value-type="string" calcext:value-type="string">
            <text:p>MESSAGING</text:p>
          </table:table-cell>
          <table:table-cell table:style-name="ce21" office:value-type="string" calcext:value-type="string">
            <text:p>NOTIFY_INCIDENT</text:p>
          </table:table-cell>
          <table:table-cell table:number-columns-repeated="2" table:style-name="ce728" office:value-type="string" calcext:value-type="string">
            <text:p>X</text:p>
          </table:table-cell>
          <table:table-cell table:style-name="ce21"/>
          <table:table-cell table:style-name="ce748" office:value-type="string" calcext:value-type="string">
            <text:p>GP</text:p>
          </table:table-cell>
          <table:table-cell table:style-name="ce753" office:value-type="string" calcext:value-type="string">
            <text:p>IncidentData</text:p>
          </table:table-cell>
          <table:table-cell table:number-columns-repeated="2" table:style-name="ce761" office:value-type="float" office:value="1" calcext:value-type="float">
            <text:p>1</text:p>
          </table:table-cell>
          <table:table-cell table:style-name="ce21" office:value-type="string" calcext:value-type="string">
            <text:p>Zeigt aktuelle Störung an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92"/>
          <table:table-cell table:style-name="ce681"/>
          <table:table-cell table:style-name="ce694"/>
          <table:table-cell table:style-name="ce203"/>
          <table:table-cell table:style-name="ce729" table:number-columns-repeated="4"/>
          <table:table-cell table:style-name="ce203"/>
          <table:table-cell table:style-name="ce729" table:number-columns-repeated="2"/>
          <table:table-cell table:style-name="ce203"/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274" office:value-type="float" office:value="1" calcext:value-type="float">
            <text:p>1</text:p>
          </table:table-cell>
          <table:table-cell table:style-name="ce694" office:value-type="string" calcext:value-type="string">
            <text:p>CONTROL</text:p>
          </table:table-cell>
          <table:table-cell table:style-name="ce203" office:value-type="string" calcext:value-type="string">
            <text:p>GET_BLOCK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29"/>
          <table:table-cell table:style-name="ce748" office:value-type="string" calcext:value-type="string">
            <text:p>SG</text:p>
          </table:table-cell>
          <table:table-cell table:style-name="ce203" office:value-type="string" calcext:value-type="string">
            <text:p>Integer</text:p>
          </table:table-cell>
          <table:table-cell table:style-name="ce729" office:value-type="float" office:value="0" calcext:value-type="float">
            <text:p>0</text:p>
          </table:table-cell>
          <table:table-cell table:style-name="ce729" office:value-type="float" office:value="1" calcext:value-type="float">
            <text:p>1</text:p>
          </table:table-cell>
          <table:table-cell table:style-name="ce292" office:value-type="string" calcext:value-type="string">
            <text:p>Fordert sämtliche Rückmeldekontakte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274" office:value-type="float" office:value="2" calcext:value-type="float">
            <text:p>2</text:p>
          </table:table-cell>
          <table:table-cell table:style-name="ce694" office:value-type="string" calcext:value-type="string">
            <text:p>CONTROL</text:p>
          </table:table-cell>
          <table:table-cell table:style-name="ce203" office:value-type="string" calcext:value-type="string">
            <text:p>GET_BLOCK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29"/>
          <table:table-cell table:style-name="ce748" office:value-type="string" calcext:value-type="string">
            <text:p>SG</text:p>
          </table:table-cell>
          <table:table-cell table:style-name="ce203" office:value-type="string" calcext:value-type="string">
            <text:p>BlockContactData</text:p>
          </table:table-cell>
          <table:table-cell table:style-name="ce729" office:value-type="float" office:value="0" calcext:value-type="float">
            <text:p>0</text:p>
          </table:table-cell>
          <table:table-cell table:style-name="ce729" office:value-type="float" office:value="-1" calcext:value-type="float">
            <text:p>-1</text:p>
          </table:table-cell>
          <table:table-cell table:style-name="ce292" office:value-type="string" calcext:value-type="string">
            <text:p>Liefert angeforderte Rückmeldekontakte zurück</text:p>
          </table:table-cell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274" office:value-type="float" office:value="3" calcext:value-type="float">
            <text:p>3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BLOCK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29"/>
          <table:table-cell table:style-name="ce748" office:value-type="string" calcext:value-type="string">
            <text:p>SG</text:p>
          </table:table-cell>
          <table:table-cell table:style-name="ce357" office:value-type="string" calcext:value-type="string">
            <text:p>SpecificBlockListData</text:p>
          </table:table-cell>
          <table:table-cell table:number-columns-repeated="2" table:style-name="ce729" office:value-type="float" office:value="1" calcext:value-type="float">
            <text:p>1</text:p>
          </table:table-cell>
          <table:table-cell table:style-name="ce292"/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4</text:p>
          </table:table-cell>
          <table:table-cell table:style-name="ce694" office:value-type="string" calcext:value-type="string">
            <text:p>CONTROL</text:p>
          </table:table-cell>
          <table:table-cell table:style-name="ce709" office:value-type="string" calcext:value-type="string">
            <text:p>GET_SWITCH_STAND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3"/>
          <table:table-cell table:style-name="ce748" office:value-type="string" calcext:value-type="string">
            <text:p>SG</text:p>
          </table:table-cell>
          <table:table-cell table:style-name="ce203" office:value-type="string" calcext:value-type="string">
            <text:p>Integer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1" calcext:value-type="float">
            <text:p>1</text:p>
          </table:table-cell>
          <table:table-cell table:style-name="ce292" office:value-type="string" calcext:value-type="string">
            <text:p>Fordert sämtliche Weichenstellungen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5</text:p>
          </table:table-cell>
          <table:table-cell table:style-name="ce694" office:value-type="string" calcext:value-type="string">
            <text:p>CONTROL</text:p>
          </table:table-cell>
          <table:table-cell table:style-name="ce709" office:value-type="string" calcext:value-type="string">
            <text:p>GET_SWITCH_STAND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34"/>
          <table:table-cell table:style-name="ce748" office:value-type="string" calcext:value-type="string">
            <text:p>SG</text:p>
          </table:table-cell>
          <table:table-cell table:style-name="ce203" office:value-type="string" calcext:value-type="string">
            <text:p>SwitchStandData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-1" calcext:value-type="float">
            <text:p>-1</text:p>
          </table:table-cell>
          <table:table-cell table:style-name="ce292" office:value-type="string" calcext:value-type="string">
            <text:p>Liefert angeforderte Weichenstellungen zurück</text:p>
          </table:table-cell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6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SWITCH_STAND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4"/>
          <table:table-cell table:style-name="ce748" office:value-type="string" calcext:value-type="string">
            <text:p>SG</text:p>
          </table:table-cell>
          <table:table-cell table:style-name="ce203"/>
          <table:table-cell table:style-name="ce732" table:number-columns-repeated="2"/>
          <table:table-cell table:style-name="ce292"/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7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GET_TRAIN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8" office:value-type="string" calcext:value-type="string">
            <text:p>SG</text:p>
          </table:table-cell>
          <table:table-cell table:style-name="ce203" office:value-type="string" calcext:value-type="string">
            <text:p>Integer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1" calcext:value-type="float">
            <text:p>1</text:p>
          </table:table-cell>
          <table:table-cell table:style-name="ce292" office:value-type="string" calcext:value-type="string">
            <text:p>Fordert sämtliche Züge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8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GET_TRAIN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30"/>
          <table:table-cell table:style-name="ce748" office:value-type="string" calcext:value-type="string">
            <text:p>SG</text:p>
          </table:table-cell>
          <table:table-cell table:style-name="ce203" office:value-type="string" calcext:value-type="string">
            <text:p>TrainData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-1" calcext:value-type="float">
            <text:p>-1</text:p>
          </table:table-cell>
          <table:table-cell table:style-name="ce292" office:value-type="string" calcext:value-type="string">
            <text:p>Liefert angeforderte Züge zurück</text:p>
          </table:table-cell>
          <table:table-cell table:style-name="ce711"/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9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TRAIN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8" office:value-type="string" calcext:value-type="string">
            <text:p>SG</text:p>
          </table:table-cell>
          <table:table-cell table:style-name="ce203"/>
          <table:table-cell table:style-name="ce732" table:number-columns-repeated="2"/>
          <table:table-cell table:style-name="ce292"/>
          <table:table-cell table:style-name="ce711"/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0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LOCK_BLOCK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Setzt einen LOCK zwischen 2...n Blöcken</text:p>
          </table:table-cell>
          <table:table-cell table:style-name="ce703" office:value-type="string" calcext:value-type="string">
            <text:p>liefert <text:span text:style-name="T6">BLOCK_LOCKING_FAILED</text:span> wenn Block gesetzt ist</text:p>
          </table:table-cell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1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LOCK_BLOCK_WAITING</text:p>
          </table:table-cell>
          <table:table-cell table:style-name="ce729" office:value-type="string" calcext:value-type="string">
            <text:p>X</text:p>
          </table:table-cell>
          <table:table-cell table:style-name="ce737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Setzt einen LOCK zwischen 2...n Blöcken</text:p>
          </table:table-cell>
          <table:table-cell table:style-name="ce703" office:value-type="string" calcext:value-type="string">
            <text:p>Wartet, wenn Block gesetzt ist</text:p>
          </table:table-cell>
          <table:table-cell table:style-name="ce283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2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BLOCK_LOCKED</text:p>
          </table:table-cell>
          <table:table-cell table:style-name="ce730"/>
          <table:table-cell table:style-name="ce728" office:value-type="string" calcext:value-type="string">
            <text:p>X</text:p>
          </table:table-cell>
          <table:table-cell table:style-name="ce737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Positve Antwort auf LOCK_BLOCK und LOCK_BLOCK_WAITING</text:p>
          </table:table-cell>
          <table:table-cell table:style-name="ce711"/>
          <table:table-cell table:style-name="ce283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3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BLOCK_LOCKING_FAILED</text:p>
          </table:table-cell>
          <table:table-cell table:style-name="ce730"/>
          <table:table-cell table:style-name="ce728" office:value-type="string" calcext:value-type="string">
            <text:p>X</text:p>
          </table:table-cell>
          <table:table-cell table:style-name="ce741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Negative Antwort auf LOCK_BLOCK</text:p>
          </table:table-cell>
          <table:table-cell table:style-name="ce711"/>
          <table:table-cell table:style-name="ce283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4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UNLOCK_BLOCK</text:p>
          </table:table-cell>
          <table:table-cell table:style-name="ce729" office:value-type="string" calcext:value-type="string">
            <text:p>X</text:p>
          </table:table-cell>
          <table:table-cell table:style-name="ce730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Aufheben eines gesetzten Locks</text:p>
          </table:table-cell>
          <table:table-cell table:style-name="ce711"/>
          <table:table-cell table:style-name="ce283" table:number-columns-repeated="51"/>
        </table:table-row>
        <table:table-row table:style-name="ro1">
          <table:table-cell table:style-name="ce672" office:value-type="float" office:value="10" calcext:value-type="float">
            <text:p>10</text:p>
          </table:table-cell>
          <table:table-cell table:style-name="ce682" office:value-type="float" office:value="15" calcext:value-type="float">
            <text:p>15</text:p>
          </table:table-cell>
          <table:table-cell table:style-name="ce682" office:value-type="string" calcext:value-type="string">
            <text:p>CONTROL</text:p>
          </table:table-cell>
          <table:table-cell table:style-name="ce682" office:value-type="string" calcext:value-type="string">
            <text:p>PUSH_TRAIN</text:p>
          </table:table-cell>
          <table:table-cell table:number-columns-repeated="2" table:style-name="ce731" office:value-type="string" calcext:value-type="string">
            <text:p>X</text:p>
          </table:table-cell>
          <table:table-cell table:style-name="ce731"/>
          <table:table-cell table:style-name="ce731" office:value-type="string" calcext:value-type="string">
            <text:p>GP</text:p>
          </table:table-cell>
          <table:table-cell table:style-name="ce754" office:value-type="string" calcext:value-type="string">
            <text:p>TrainData</text:p>
          </table:table-cell>
          <table:table-cell table:number-columns-repeated="2" table:style-name="ce732" office:value-type="float" office:value="1" calcext:value-type="float">
            <text:p>1</text:p>
          </table:table-cell>
          <table:table-cell table:style-name="ce292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681"/>
          <table:table-cell table:style-name="ce274"/>
          <table:table-cell table:style-name="ce710"/>
          <table:table-cell table:style-name="ce732" table:number-columns-repeated="4"/>
          <table:table-cell table:style-name="Default"/>
          <table:table-cell table:style-name="ce762" table:number-columns-repeated="2"/>
          <table:table-cell table:style-name="ce771"/>
          <table:table-cell table:style-name="ce711"/>
          <table:table-cell table:style-name="ce283" table:number-columns-repeated="51"/>
        </table:table-row>
        <table:table-row table:style-name="ro1">
          <table:table-cell table:style-name="ce292" office:value-type="float" office:value="11" calcext:value-type="float">
            <text:p>11</text:p>
          </table:table-cell>
          <table:table-cell table:style-name="ce681" office:value-type="string" calcext:value-type="string">
            <text:p>1</text:p>
          </table:table-cell>
          <table:table-cell table:style-name="ce274"/>
          <table:table-cell table:style-name="Default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681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696"/>
          <table:table-cell table:style-name="ce711"/>
          <table:table-cell table:style-name="ce730" table:number-columns-repeated="3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696"/>
          <table:table-cell table:style-name="ce222"/>
          <table:table-cell table:style-name="ce730" table:number-columns-repeated="3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696"/>
          <table:table-cell table:style-name="ce712"/>
          <table:table-cell table:style-name="ce730" table:number-columns-repeated="3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696"/>
          <table:table-cell table:style-name="ce711"/>
          <table:table-cell table:style-name="ce730" table:number-columns-repeated="3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696"/>
          <table:table-cell table:style-name="ce713"/>
          <table:table-cell table:style-name="ce734" table:number-columns-repeated="3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2"/>
          <table:table-cell table:style-name="ce283" table:number-columns-repeated="51"/>
        </table:table-row>
        <table:table-row table:style-name="ro1" table:number-rows-repeated="2">
          <table:table-cell table:style-name="ce292"/>
          <table:table-cell table:style-name="ce222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2"/>
          <table:table-cell table:style-name="ce283" table:number-columns-repeated="51"/>
        </table:table-row>
        <table:table-row table:style-name="ro1" table:number-rows-repeated="5">
          <table:table-cell table:style-name="ce292"/>
          <table:table-cell table:style-name="ce222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1"/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/>
          <table:table-cell table:style-name="ce222"/>
          <table:table-cell table:style-name="ce697"/>
          <table:table-cell table:style-name="ce714"/>
          <table:table-cell table:style-name="ce733" table:number-columns-repeated="3"/>
          <table:table-cell table:style-name="ce711"/>
          <table:table-cell table:style-name="ce222"/>
          <table:table-cell table:style-name="ce711" table:number-columns-repeated="2"/>
          <table:table-cell table:style-name="ce222"/>
          <table:table-cell table:style-name="ce714"/>
          <table:table-cell table:number-columns-repeated="5"/>
          <table:table-cell table:style-name="ce283" table:number-columns-repeated="46"/>
        </table:table-row>
        <table:table-row table:style-name="ro1">
          <table:table-cell table:style-name="ce292"/>
          <table:table-cell table:style-name="ce222"/>
          <table:table-cell table:style-name="ce697"/>
          <table:table-cell table:style-name="ce222"/>
          <table:table-cell table:style-name="ce730" table:number-columns-repeated="3"/>
          <table:table-cell table:style-name="ce711"/>
          <table:table-cell table:style-name="ce222"/>
          <table:table-cell table:style-name="ce711" table:number-columns-repeated="2"/>
          <table:table-cell table:style-name="ce222"/>
          <table:table-cell table:style-name="ce714"/>
          <table:table-cell table:number-columns-repeated="5"/>
          <table:table-cell table:style-name="ce283" table:number-columns-repeated="46"/>
        </table:table-row>
        <table:table-row table:style-name="ro1">
          <table:table-cell table:style-name="ce292"/>
          <table:table-cell table:style-name="ce222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4"/>
          <table:table-cell table:number-columns-repeated="51"/>
        </table:table-row>
        <table:table-row table:style-name="ro1" table:number-rows-repeated="4">
          <table:table-cell table:style-name="ce292"/>
          <table:table-cell table:style-name="ce460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4"/>
          <table:table-cell table:number-columns-repeated="51"/>
        </table:table-row>
        <table:table-row table:style-name="ro1" table:number-rows-repeated="7">
          <table:table-cell table:style-name="ce292"/>
          <table:table-cell table:style-name="ce460"/>
          <table:table-cell table:style-name="ce697"/>
          <table:table-cell table:style-name="ce711" table:number-columns-repeated="2"/>
          <table:table-cell table:style-name="ce733" table:number-columns-repeated="2"/>
          <table:table-cell table:style-name="ce749"/>
          <table:table-cell table:style-name="ce713"/>
          <table:table-cell table:style-name="ce711"/>
          <table:table-cell table:style-name="ce715"/>
          <table:table-cell table:style-name="ce460"/>
          <table:table-cell table:style-name="ce714"/>
          <table:table-cell table:number-columns-repeated="51"/>
        </table:table-row>
        <table:table-row table:style-name="ro1">
          <table:table-cell table:style-name="ce292"/>
          <table:table-cell table:style-name="ce460"/>
          <table:table-cell table:style-name="ce697"/>
          <table:table-cell table:style-name="ce711" table:number-columns-repeated="2"/>
          <table:table-cell table:style-name="ce730" table:number-columns-repeated="2"/>
          <table:table-cell table:style-name="ce749"/>
          <table:table-cell table:style-name="ce713"/>
          <table:table-cell table:style-name="ce711"/>
          <table:table-cell table:style-name="ce715"/>
          <table:table-cell table:style-name="ce460"/>
          <table:table-cell table:style-name="ce714"/>
          <table:table-cell table:number-columns-repeated="51"/>
        </table:table-row>
        <table:table-row table:style-name="ro1" table:number-rows-repeated="10">
          <table:table-cell table:style-name="ce292"/>
          <table:table-cell table:style-name="ce460"/>
          <table:table-cell table:style-name="ce698"/>
          <table:table-cell table:style-name="ce715" table:number-columns-repeated="2"/>
          <table:table-cell table:style-name="ce738" table:number-columns-repeated="2"/>
          <table:table-cell table:style-name="ce750"/>
          <table:table-cell table:style-name="ce714"/>
          <table:table-cell table:style-name="ce715" table:number-columns-repeated="2"/>
          <table:table-cell table:style-name="ce460"/>
          <table:table-cell table:style-name="ce714"/>
          <table:table-cell table:number-columns-repeated="51"/>
        </table:table-row>
        <table:table-row table:style-name="ro1" table:number-rows-repeated="6">
          <table:table-cell/>
          <table:table-cell table:style-name="ce407"/>
          <table:table-cell table:style-name="ce699"/>
          <table:table-cell table:style-name="ce716" table:number-columns-repeated="2"/>
          <table:table-cell table:style-name="ce735" table:number-columns-repeated="2"/>
          <table:table-cell table:number-columns-repeated="2"/>
          <table:table-cell table:style-name="ce763" table:number-columns-repeated="2"/>
          <table:table-cell table:style-name="ce407"/>
          <table:table-cell table:number-columns-repeated="52"/>
        </table:table-row>
        <table:table-row table:style-name="ro1" table:number-rows-repeated="4">
          <table:table-cell/>
          <table:table-cell table:style-name="ce407"/>
          <table:table-cell table:style-name="ce699"/>
          <table:table-cell table:style-name="ce716" table:number-columns-repeated="2"/>
          <table:table-cell table:style-name="ce735" table:number-columns-repeated="2"/>
          <table:table-cell table:number-columns-repeated="2"/>
          <table:table-cell table:style-name="ce764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407"/>
          <table:table-cell table:style-name="ce699"/>
          <table:table-cell table:style-name="ce407"/>
          <table:table-cell table:style-name="ce735" table:number-columns-repeated="3"/>
          <table:table-cell table:style-name="ce716"/>
          <table:table-cell table:style-name="ce407"/>
          <table:table-cell table:style-name="ce764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>
          <table:table-cell/>
          <table:table-cell table:style-name="ce407"/>
          <table:table-cell table:style-name="ce699"/>
          <table:table-cell table:style-name="ce717"/>
          <table:table-cell table:style-name="ce735" table:number-columns-repeated="3"/>
          <table:table-cell table:style-name="ce716"/>
          <table:table-cell table:style-name="ce717"/>
          <table:table-cell table:style-name="ce765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407"/>
          <table:table-cell table:style-name="ce699"/>
          <table:table-cell table:style-name="ce407"/>
          <table:table-cell table:style-name="ce735" table:number-columns-repeated="3"/>
          <table:table-cell table:style-name="ce716"/>
          <table:table-cell table:style-name="ce407"/>
          <table:table-cell table:style-name="ce764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407"/>
          <table:table-cell table:style-name="ce699"/>
          <table:table-cell table:style-name="ce407"/>
          <table:table-cell table:style-name="ce735" table:number-columns-repeated="3"/>
          <table:table-cell table:style-name="ce716"/>
          <table:table-cell table:style-name="ce407"/>
          <table:table-cell table:style-name="ce763" table:number-columns-repeated="2"/>
          <table:table-cell table:style-name="ce407"/>
          <table:table-cell table:style-name="ce716" table:number-columns-repeated="2"/>
          <table:table-cell table:style-name="ce407" table:number-columns-repeated="2"/>
          <table:table-cell table:number-columns-repeated="48"/>
        </table:table-row>
        <table:table-row table:style-name="ro1">
          <table:table-cell/>
          <table:table-cell table:style-name="ce407"/>
          <table:table-cell table:number-columns-repeated="62"/>
        </table:table-row>
        <table:table-row table:style-name="ro1" table:number-rows-repeated="1045456">
          <table:table-cell table:number-columns-repeated="64"/>
        </table:table-row>
        <table:table-row table:style-name="ro2" table:number-rows-repeated="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time-style style:name="N116">
      <number:minutes number:style="long"/>
      <number:text>:</number:text>
      <number:seconds number:style="long"/>
    </number:time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text>Wahr</number:text>
    </number:number-style>
    <number:number-style style:name="N120P1" style:volatile="true">
      <number:text>Wahr</number:text>
    </number:number-style>
    <number:number-style style:name="N120">
      <number:text>Falsch</number:text>
      <style:map style:condition="value()&gt;0" style:apply-style-name="N120P0"/>
      <style:map style:condition="value()&lt;0" style:apply-style-name="N120P1"/>
    </number:number-style>
    <number:currency-style style:name="N122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7P0" style:volatile="true"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5P0" style:volatile="true">
      <number:text>Ja</number:text>
    </number:number-style>
    <number:number-style style:name="N135P1" style:volatile="true">
      <number:text>Ja</number:text>
    </number:number-style>
    <number:number-style style:name="N135">
      <number:text>Nein</number:text>
      <style:map style:condition="value()&gt;0" style:apply-style-name="N135P0"/>
      <style:map style:condition="value()&lt;0" style:apply-style-name="N135P1"/>
    </number:number-style>
    <number:number-style style:name="N13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0P0" style:volatile="true">
      <number:number number:decimal-places="2" number:min-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40P2" style:volatile="true">
      <number:text>-</number:text>
      <number:number number:decimal-places="0" number:min-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 number:decimal-places="1"/>
    </number:time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text>Ein</number:text>
    </number:number-style>
    <number:number-style style:name="N145P1" style:volatile="true">
      <number:text>Ein</number:text>
    </number:number-style>
    <number:number-style style:name="N145">
      <number:text>Aus</number:text>
      <style:map style:condition="value()&gt;0" style:apply-style-name="N145P0"/>
      <style:map style:condition="value()&lt;0" style:apply-style-name="N145P1"/>
    </number:number-style>
    <number:number-style style:name="N149P0" style:volatile="true">
      <number:number number:decimal-places="2" number:min-decimal-places="2" number:min-integer-digits="1" number:grouping="true"/>
      <number:text> € </number:text>
    </number:number-style>
    <number:number-style style:name="N14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9P2" style:volatile="true">
      <number:text>-</number:text>
      <number:number number:decimal-places="0" number:min-decimal-places="0" number:min-integer-digits="0"/>
      <number:text>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71mm" style:rotation-align="none"/>
      <style:text-properties style:font-name="Arial2" fo:font-family="Arial" style:font-name-asian="Droid Sans Fallback" style:font-family-asian="'Droid Sans Fallback'" style:font-family-generic-asian="system" style:font-pitch-asian="variable" style:font-name-complex="Arial2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0.01mm" fo:page-height="2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9">00.00.0000</text:date>, <text:time style:data-style-name="N2" text:time-value="08:35:21.8293719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Wolfgang Paproth</meta:initial-creator>
    <meta:creation-date>2003-08-11T18:08:51</meta:creation-date>
    <dc:date>2025-06-29T11:01:55.026757582</dc:date>
    <meta:generator>LibreOffice/25.2.3.2$Linux_X86_64 LibreOffice_project/520$Build-2</meta:generator>
    <meta:editing-duration>P69DT14H45M23S</meta:editing-duration>
    <meta:editing-cycles>591</meta:editing-cycles>
    <meta:document-statistic meta:table-count="6" meta:cell-count="1759" meta:object-count="0"/>
  </office:meta>
</office:document-meta>
</file>